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rdinates" table:style-name="ta1">
        <table:shapes>
          <draw:frame draw:z-index="0" draw:style-name="gr1" draw:text-style-name="P1" svg:width="16.733cm" svg:height="10.333cm" svg:x="3.605cm" svg:y="0.106cm">
            <draw:object draw:notify-on-update-of-ranges="coordinates.A1:coordinates.A501 coordinates.B1:coordinates.B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.62413" calcext:value-type="float">
            <text:p>1,62413</text:p>
          </table:table-cell>
          <table:table-cell office:value-type="float" office:value="1.90576" calcext:value-type="float">
            <text:p>1,90576</text:p>
          </table:table-cell>
        </table:table-row>
        <table:table-row table:style-name="ro1">
          <table:table-cell office:value-type="float" office:value="1.82983" calcext:value-type="float">
            <text:p>1,82983</text:p>
          </table:table-cell>
          <table:table-cell office:value-type="float" office:value="1.919" calcext:value-type="float">
            <text:p>1,919</text:p>
          </table:table-cell>
        </table:table-row>
        <table:table-row table:style-name="ro1">
          <table:table-cell office:value-type="float" office:value="1.99811" calcext:value-type="float">
            <text:p>1,99811</text:p>
          </table:table-cell>
          <table:table-cell office:value-type="float" office:value="0.604694" calcext:value-type="float">
            <text:p>0,604694</text:p>
          </table:table-cell>
        </table:table-row>
        <table:table-row table:style-name="ro1">
          <table:table-cell office:value-type="float" office:value="1.45872" calcext:value-type="float">
            <text:p>1,45872</text:p>
          </table:table-cell>
          <table:table-cell office:value-type="float" office:value="1.50737" calcext:value-type="float">
            <text:p>1,50737</text:p>
          </table:table-cell>
        </table:table-row>
        <table:table-row table:style-name="ro1">
          <table:table-cell office:value-type="float" office:value="1.66527" calcext:value-type="float">
            <text:p>1,66527</text:p>
          </table:table-cell>
          <table:table-cell office:value-type="float" office:value="1.52892" calcext:value-type="float">
            <text:p>1,52892</text:p>
          </table:table-cell>
        </table:table-row>
        <table:table-row table:style-name="ro1">
          <table:table-cell office:value-type="float" office:value="1.69524" calcext:value-type="float">
            <text:p>1,69524</text:p>
          </table:table-cell>
          <table:table-cell office:value-type="float" office:value="1.15488" calcext:value-type="float">
            <text:p>1,15488</text:p>
          </table:table-cell>
        </table:table-row>
        <table:table-row table:style-name="ro1">
          <table:table-cell office:value-type="float" office:value="0.868496" calcext:value-type="float">
            <text:p>0,868496</text:p>
          </table:table-cell>
          <table:table-cell office:value-type="float" office:value="1.83197" calcext:value-type="float">
            <text:p>1,83197</text:p>
          </table:table-cell>
        </table:table-row>
        <table:table-row table:style-name="ro1">
          <table:table-cell office:value-type="float" office:value="1.87579" calcext:value-type="float">
            <text:p>1,87579</text:p>
          </table:table-cell>
          <table:table-cell office:value-type="float" office:value="1.29936" calcext:value-type="float">
            <text:p>1,29936</text:p>
          </table:table-cell>
        </table:table-row>
        <table:table-row table:style-name="ro1">
          <table:table-cell office:value-type="float" office:value="1.53362" calcext:value-type="float">
            <text:p>1,53362</text:p>
          </table:table-cell>
          <table:table-cell office:value-type="float" office:value="1.40049" calcext:value-type="float">
            <text:p>1,40049</text:p>
          </table:table-cell>
        </table:table-row>
        <table:table-row table:style-name="ro1">
          <table:table-cell office:value-type="float" office:value="0.997223" calcext:value-type="float">
            <text:p>0,997223</text:p>
          </table:table-cell>
          <table:table-cell office:value-type="float" office:value="1.75134" calcext:value-type="float">
            <text:p>1,75134</text:p>
          </table:table-cell>
        </table:table-row>
        <table:table-row table:style-name="ro1">
          <table:table-cell office:value-type="float" office:value="1.7542" calcext:value-type="float">
            <text:p>1,7542</text:p>
          </table:table-cell>
          <table:table-cell office:value-type="float" office:value="1.19712" calcext:value-type="float">
            <text:p>1,19712</text:p>
          </table:table-cell>
        </table:table-row>
        <table:table-row table:style-name="ro1">
          <table:table-cell office:value-type="float" office:value="1.99341" calcext:value-type="float">
            <text:p>1,99341</text:p>
          </table:table-cell>
          <table:table-cell office:value-type="float" office:value="1.61132" calcext:value-type="float">
            <text:p>1,61132</text:p>
          </table:table-cell>
        </table:table-row>
        <table:table-row table:style-name="ro1">
          <table:table-cell office:value-type="float" office:value="1.31449" calcext:value-type="float">
            <text:p>1,31449</text:p>
          </table:table-cell>
          <table:table-cell office:value-type="float" office:value="1.63201" calcext:value-type="float">
            <text:p>1,63201</text:p>
          </table:table-cell>
        </table:table-row>
        <table:table-row table:style-name="ro1">
          <table:table-cell office:value-type="float" office:value="1.16373" calcext:value-type="float">
            <text:p>1,16373</text:p>
          </table:table-cell>
          <table:table-cell office:value-type="float" office:value="1.67125" calcext:value-type="float">
            <text:p>1,67125</text:p>
          </table:table-cell>
        </table:table-row>
        <table:table-row table:style-name="ro1">
          <table:table-cell office:value-type="float" office:value="1.65703" calcext:value-type="float">
            <text:p>1,65703</text:p>
          </table:table-cell>
          <table:table-cell office:value-type="float" office:value="1.1428" calcext:value-type="float">
            <text:p>1,1428</text:p>
          </table:table-cell>
        </table:table-row>
        <table:table-row table:style-name="ro1">
          <table:table-cell office:value-type="float" office:value="1.4528" calcext:value-type="float">
            <text:p>1,4528</text:p>
          </table:table-cell>
          <table:table-cell office:value-type="float" office:value="1.9306" calcext:value-type="float">
            <text:p>1,9306</text:p>
          </table:table-cell>
        </table:table-row>
        <table:table-row table:style-name="ro1">
          <table:table-cell office:value-type="float" office:value="1.47722" calcext:value-type="float">
            <text:p>1,47722</text:p>
          </table:table-cell>
          <table:table-cell office:value-type="float" office:value="1.47862" calcext:value-type="float">
            <text:p>1,47862</text:p>
          </table:table-cell>
        </table:table-row>
        <table:table-row table:style-name="ro1">
          <table:table-cell office:value-type="float" office:value="1.42552" calcext:value-type="float">
            <text:p>1,42552</text:p>
          </table:table-cell>
          <table:table-cell office:value-type="float" office:value="1.90063" calcext:value-type="float">
            <text:p>1,90063</text:p>
          </table:table-cell>
        </table:table-row>
        <table:table-row table:style-name="ro1">
          <table:table-cell office:value-type="float" office:value="1.50145" calcext:value-type="float">
            <text:p>1,50145</text:p>
          </table:table-cell>
          <table:table-cell office:value-type="float" office:value="1.63817" calcext:value-type="float">
            <text:p>1,63817</text:p>
          </table:table-cell>
        </table:table-row>
        <table:table-row table:style-name="ro1">
          <table:table-cell office:value-type="float" office:value="0.73751" calcext:value-type="float">
            <text:p>0,73751</text:p>
          </table:table-cell>
          <table:table-cell office:value-type="float" office:value="1.91082" calcext:value-type="float">
            <text:p>1,91082</text:p>
          </table:table-cell>
        </table:table-row>
        <table:table-row table:style-name="ro1">
          <table:table-cell office:value-type="float" office:value="1.66735" calcext:value-type="float">
            <text:p>1,66735</text:p>
          </table:table-cell>
          <table:table-cell office:value-type="float" office:value="1.62249" calcext:value-type="float">
            <text:p>1,62249</text:p>
          </table:table-cell>
        </table:table-row>
        <table:table-row table:style-name="ro1">
          <table:table-cell office:value-type="float" office:value="1.33305" calcext:value-type="float">
            <text:p>1,33305</text:p>
          </table:table-cell>
          <table:table-cell office:value-type="float" office:value="1.98413" calcext:value-type="float">
            <text:p>1,98413</text:p>
          </table:table-cell>
        </table:table-row>
        <table:table-row table:style-name="ro1">
          <table:table-cell office:value-type="float" office:value="1.77728" calcext:value-type="float">
            <text:p>1,77728</text:p>
          </table:table-cell>
          <table:table-cell office:value-type="float" office:value="1.04086" calcext:value-type="float">
            <text:p>1,04086</text:p>
          </table:table-cell>
        </table:table-row>
        <table:table-row table:style-name="ro1">
          <table:table-cell office:value-type="float" office:value="1.85241" calcext:value-type="float">
            <text:p>1,85241</text:p>
          </table:table-cell>
          <table:table-cell office:value-type="float" office:value="1.08988" calcext:value-type="float">
            <text:p>1,08988</text:p>
          </table:table-cell>
        </table:table-row>
        <table:table-row table:style-name="ro1">
          <table:table-cell office:value-type="float" office:value="1.80706" calcext:value-type="float">
            <text:p>1,80706</text:p>
          </table:table-cell>
          <table:table-cell office:value-type="float" office:value="0.896695" calcext:value-type="float">
            <text:p>0,896695</text:p>
          </table:table-cell>
        </table:table-row>
        <table:table-row table:style-name="ro1">
          <table:table-cell office:value-type="float" office:value="1.31321" calcext:value-type="float">
            <text:p>1,31321</text:p>
          </table:table-cell>
          <table:table-cell office:value-type="float" office:value="1.78008" calcext:value-type="float">
            <text:p>1,78008</text:p>
          </table:table-cell>
        </table:table-row>
        <table:table-row table:style-name="ro1">
          <table:table-cell office:value-type="float" office:value="1.91333" calcext:value-type="float">
            <text:p>1,91333</text:p>
          </table:table-cell>
          <table:table-cell office:value-type="float" office:value="1.86419" calcext:value-type="float">
            <text:p>1,86419</text:p>
          </table:table-cell>
        </table:table-row>
        <table:table-row table:style-name="ro1">
          <table:table-cell office:value-type="float" office:value="1.65276" calcext:value-type="float">
            <text:p>1,65276</text:p>
          </table:table-cell>
          <table:table-cell office:value-type="float" office:value="1.78375" calcext:value-type="float">
            <text:p>1,78375</text:p>
          </table:table-cell>
        </table:table-row>
        <table:table-row table:style-name="ro1">
          <table:table-cell office:value-type="float" office:value="0.856594" calcext:value-type="float">
            <text:p>0,856594</text:p>
          </table:table-cell>
          <table:table-cell office:value-type="float" office:value="1.81903" calcext:value-type="float">
            <text:p>1,81903</text:p>
          </table:table-cell>
        </table:table-row>
        <table:table-row table:style-name="ro1">
          <table:table-cell office:value-type="float" office:value="1.9295" calcext:value-type="float">
            <text:p>1,9295</text:p>
          </table:table-cell>
          <table:table-cell office:value-type="float" office:value="1.40184" calcext:value-type="float">
            <text:p>1,40184</text:p>
          </table:table-cell>
        </table:table-row>
        <table:table-row table:style-name="ro1">
          <table:table-cell office:value-type="float" office:value="1.32163" calcext:value-type="float">
            <text:p>1,32163</text:p>
          </table:table-cell>
          <table:table-cell office:value-type="float" office:value="1.92102" calcext:value-type="float">
            <text:p>1,92102</text:p>
          </table:table-cell>
        </table:table-row>
        <table:table-row table:style-name="ro1">
          <table:table-cell office:value-type="float" office:value="1.91736" calcext:value-type="float">
            <text:p>1,91736</text:p>
          </table:table-cell>
          <table:table-cell office:value-type="float" office:value="1.46062" calcext:value-type="float">
            <text:p>1,46062</text:p>
          </table:table-cell>
        </table:table-row>
        <table:table-row table:style-name="ro1">
          <table:table-cell office:value-type="float" office:value="1.71673" calcext:value-type="float">
            <text:p>1,71673</text:p>
          </table:table-cell>
          <table:table-cell office:value-type="float" office:value="1.94617" calcext:value-type="float">
            <text:p>1,94617</text:p>
          </table:table-cell>
        </table:table-row>
        <table:table-row table:style-name="ro1">
          <table:table-cell office:value-type="float" office:value="1.99933" calcext:value-type="float">
            <text:p>1,99933</text:p>
          </table:table-cell>
          <table:table-cell office:value-type="float" office:value="1.92785" calcext:value-type="float">
            <text:p>1,92785</text:p>
          </table:table-cell>
        </table:table-row>
        <table:table-row table:style-name="ro1">
          <table:table-cell office:value-type="float" office:value="1.43217" calcext:value-type="float">
            <text:p>1,43217</text:p>
          </table:table-cell>
          <table:table-cell office:value-type="float" office:value="1.60472" calcext:value-type="float">
            <text:p>1,60472</text:p>
          </table:table-cell>
        </table:table-row>
        <table:table-row table:style-name="ro1">
          <table:table-cell office:value-type="float" office:value="1.31352" calcext:value-type="float">
            <text:p>1,31352</text:p>
          </table:table-cell>
          <table:table-cell office:value-type="float" office:value="1.92975" calcext:value-type="float">
            <text:p>1,92975</text:p>
          </table:table-cell>
        </table:table-row>
        <table:table-row table:style-name="ro1">
          <table:table-cell office:value-type="float" office:value="1.37248" calcext:value-type="float">
            <text:p>1,37248</text:p>
          </table:table-cell>
          <table:table-cell office:value-type="float" office:value="1.81237" calcext:value-type="float">
            <text:p>1,81237</text:p>
          </table:table-cell>
        </table:table-row>
        <table:table-row table:style-name="ro1">
          <table:table-cell office:value-type="float" office:value="1.41618" calcext:value-type="float">
            <text:p>1,41618</text:p>
          </table:table-cell>
          <table:table-cell office:value-type="float" office:value="1.86493" calcext:value-type="float">
            <text:p>1,86493</text:p>
          </table:table-cell>
        </table:table-row>
        <table:table-row table:style-name="ro1">
          <table:table-cell office:value-type="float" office:value="1.64702" calcext:value-type="float">
            <text:p>1,64702</text:p>
          </table:table-cell>
          <table:table-cell office:value-type="float" office:value="1.18839" calcext:value-type="float">
            <text:p>1,18839</text:p>
          </table:table-cell>
        </table:table-row>
        <table:table-row table:style-name="ro1">
          <table:table-cell office:value-type="float" office:value="1.95972" calcext:value-type="float">
            <text:p>1,95972</text:p>
          </table:table-cell>
          <table:table-cell office:value-type="float" office:value="1.81164" calcext:value-type="float">
            <text:p>1,81164</text:p>
          </table:table-cell>
        </table:table-row>
        <table:table-row table:style-name="ro1">
          <table:table-cell office:value-type="float" office:value="1.70995" calcext:value-type="float">
            <text:p>1,70995</text:p>
          </table:table-cell>
          <table:table-cell office:value-type="float" office:value="1.38627" calcext:value-type="float">
            <text:p>1,38627</text:p>
          </table:table-cell>
        </table:table-row>
        <table:table-row table:style-name="ro1">
          <table:table-cell office:value-type="float" office:value="1.47026" calcext:value-type="float">
            <text:p>1,47026</text:p>
          </table:table-cell>
          <table:table-cell office:value-type="float" office:value="1.59893" calcext:value-type="float">
            <text:p>1,59893</text:p>
          </table:table-cell>
        </table:table-row>
        <table:table-row table:style-name="ro1">
          <table:table-cell office:value-type="float" office:value="1.97925" calcext:value-type="float">
            <text:p>1,97925</text:p>
          </table:table-cell>
          <table:table-cell office:value-type="float" office:value="1.5999" calcext:value-type="float">
            <text:p>1,5999</text:p>
          </table:table-cell>
        </table:table-row>
        <table:table-row table:style-name="ro1">
          <table:table-cell office:value-type="float" office:value="0.665792" calcext:value-type="float">
            <text:p>0,665792</text:p>
          </table:table-cell>
          <table:table-cell office:value-type="float" office:value="1.97247" calcext:value-type="float">
            <text:p>1,97247</text:p>
          </table:table-cell>
        </table:table-row>
        <table:table-row table:style-name="ro1">
          <table:table-cell office:value-type="float" office:value="1.7691" calcext:value-type="float">
            <text:p>1,7691</text:p>
          </table:table-cell>
          <table:table-cell office:value-type="float" office:value="1.58458" calcext:value-type="float">
            <text:p>1,58458</text:p>
          </table:table-cell>
        </table:table-row>
        <table:table-row table:style-name="ro1">
          <table:table-cell office:value-type="float" office:value="1.98981" calcext:value-type="float">
            <text:p>1,98981</text:p>
          </table:table-cell>
          <table:table-cell office:value-type="float" office:value="0.690268" calcext:value-type="float">
            <text:p>0,690268</text:p>
          </table:table-cell>
        </table:table-row>
        <table:table-row table:style-name="ro1">
          <table:table-cell office:value-type="float" office:value="1.39567" calcext:value-type="float">
            <text:p>1,39567</text:p>
          </table:table-cell>
          <table:table-cell office:value-type="float" office:value="1.67846" calcext:value-type="float">
            <text:p>1,67846</text:p>
          </table:table-cell>
        </table:table-row>
        <table:table-row table:style-name="ro1">
          <table:table-cell office:value-type="float" office:value="1.08615" calcext:value-type="float">
            <text:p>1,08615</text:p>
          </table:table-cell>
          <table:table-cell office:value-type="float" office:value="1.99078" calcext:value-type="float">
            <text:p>1,99078</text:p>
          </table:table-cell>
        </table:table-row>
        <table:table-row table:style-name="ro1">
          <table:table-cell office:value-type="float" office:value="1.66643" calcext:value-type="float">
            <text:p>1,66643</text:p>
          </table:table-cell>
          <table:table-cell office:value-type="float" office:value="1.66814" calcext:value-type="float">
            <text:p>1,66814</text:p>
          </table:table-cell>
        </table:table-row>
        <table:table-row table:style-name="ro1">
          <table:table-cell office:value-type="float" office:value="1.75903" calcext:value-type="float">
            <text:p>1,75903</text:p>
          </table:table-cell>
          <table:table-cell office:value-type="float" office:value="1.76281" calcext:value-type="float">
            <text:p>1,76281</text:p>
          </table:table-cell>
        </table:table-row>
        <table:table-row table:style-name="ro1">
          <table:table-cell office:value-type="float" office:value="1.84918" calcext:value-type="float">
            <text:p>1,84918</text:p>
          </table:table-cell>
          <table:table-cell office:value-type="float" office:value="1.10892" calcext:value-type="float">
            <text:p>1,10892</text:p>
          </table:table-cell>
        </table:table-row>
        <table:table-row table:style-name="ro1">
          <table:table-cell office:value-type="float" office:value="1.59239" calcext:value-type="float">
            <text:p>1,59239</text:p>
          </table:table-cell>
          <table:table-cell office:value-type="float" office:value="1.99799" calcext:value-type="float">
            <text:p>1,99799</text:p>
          </table:table-cell>
        </table:table-row>
        <table:table-row table:style-name="ro1">
          <table:table-cell office:value-type="float" office:value="1.91205" calcext:value-type="float">
            <text:p>1,91205</text:p>
          </table:table-cell>
          <table:table-cell office:value-type="float" office:value="1.36558" calcext:value-type="float">
            <text:p>1,36558</text:p>
          </table:table-cell>
        </table:table-row>
        <table:table-row table:style-name="ro1">
          <table:table-cell office:value-type="float" office:value="1.84533" calcext:value-type="float">
            <text:p>1,84533</text:p>
          </table:table-cell>
          <table:table-cell office:value-type="float" office:value="1.40257" calcext:value-type="float">
            <text:p>1,40257</text:p>
          </table:table-cell>
        </table:table-row>
        <table:table-row table:style-name="ro1">
          <table:table-cell office:value-type="float" office:value="1.74548" calcext:value-type="float">
            <text:p>1,74548</text:p>
          </table:table-cell>
          <table:table-cell office:value-type="float" office:value="1.12442" calcext:value-type="float">
            <text:p>1,12442</text:p>
          </table:table-cell>
        </table:table-row>
        <table:table-row table:style-name="ro1">
          <table:table-cell office:value-type="float" office:value="1.6831" calcext:value-type="float">
            <text:p>1,6831</text:p>
          </table:table-cell>
          <table:table-cell office:value-type="float" office:value="1.96637" calcext:value-type="float">
            <text:p>1,96637</text:p>
          </table:table-cell>
        </table:table-row>
        <table:table-row table:style-name="ro1">
          <table:table-cell office:value-type="float" office:value="1.47478" calcext:value-type="float">
            <text:p>1,47478</text:p>
          </table:table-cell>
          <table:table-cell office:value-type="float" office:value="1.38682" calcext:value-type="float">
            <text:p>1,38682</text:p>
          </table:table-cell>
        </table:table-row>
        <table:table-row table:style-name="ro1">
          <table:table-cell office:value-type="float" office:value="1.30412" calcext:value-type="float">
            <text:p>1,30412</text:p>
          </table:table-cell>
          <table:table-cell office:value-type="float" office:value="1.63536" calcext:value-type="float">
            <text:p>1,63536</text:p>
          </table:table-cell>
        </table:table-row>
        <table:table-row table:style-name="ro1">
          <table:table-cell office:value-type="float" office:value="1.0853" calcext:value-type="float">
            <text:p>1,0853</text:p>
          </table:table-cell>
          <table:table-cell office:value-type="float" office:value="1.98962" calcext:value-type="float">
            <text:p>1,98962</text:p>
          </table:table-cell>
        </table:table-row>
        <table:table-row table:style-name="ro1">
          <table:table-cell office:value-type="float" office:value="1.98242" calcext:value-type="float">
            <text:p>1,98242</text:p>
          </table:table-cell>
          <table:table-cell office:value-type="float" office:value="1.73736" calcext:value-type="float">
            <text:p>1,73736</text:p>
          </table:table-cell>
        </table:table-row>
        <table:table-row table:style-name="ro1">
          <table:table-cell office:value-type="float" office:value="1.96539" calcext:value-type="float">
            <text:p>1,96539</text:p>
          </table:table-cell>
          <table:table-cell office:value-type="float" office:value="1.65697" calcext:value-type="float">
            <text:p>1,65697</text:p>
          </table:table-cell>
        </table:table-row>
        <table:table-row table:style-name="ro1">
          <table:table-cell office:value-type="float" office:value="0.901089" calcext:value-type="float">
            <text:p>0,901089</text:p>
          </table:table-cell>
          <table:table-cell office:value-type="float" office:value="1.83166" calcext:value-type="float">
            <text:p>1,83166</text:p>
          </table:table-cell>
        </table:table-row>
        <table:table-row table:style-name="ro1">
          <table:table-cell office:value-type="float" office:value="1.74017" calcext:value-type="float">
            <text:p>1,74017</text:p>
          </table:table-cell>
          <table:table-cell office:value-type="float" office:value="1.15567" calcext:value-type="float">
            <text:p>1,15567</text:p>
          </table:table-cell>
        </table:table-row>
        <table:table-row table:style-name="ro1">
          <table:table-cell office:value-type="float" office:value="1.82592" calcext:value-type="float">
            <text:p>1,82592</text:p>
          </table:table-cell>
          <table:table-cell office:value-type="float" office:value="1.60015" calcext:value-type="float">
            <text:p>1,60015</text:p>
          </table:table-cell>
        </table:table-row>
        <table:table-row table:style-name="ro1">
          <table:table-cell office:value-type="float" office:value="1.9057" calcext:value-type="float">
            <text:p>1,9057</text:p>
          </table:table-cell>
          <table:table-cell office:value-type="float" office:value="0.94705" calcext:value-type="float">
            <text:p>0,94705</text:p>
          </table:table-cell>
        </table:table-row>
        <table:table-row table:style-name="ro1">
          <table:table-cell office:value-type="float" office:value="0.539933" calcext:value-type="float">
            <text:p>0,539933</text:p>
          </table:table-cell>
          <table:table-cell office:value-type="float" office:value="1.96698" calcext:value-type="float">
            <text:p>1,96698</text:p>
          </table:table-cell>
        </table:table-row>
        <table:table-row table:style-name="ro1">
          <table:table-cell office:value-type="float" office:value="1.76452" calcext:value-type="float">
            <text:p>1,76452</text:p>
          </table:table-cell>
          <table:table-cell office:value-type="float" office:value="1.34288" calcext:value-type="float">
            <text:p>1,34288</text:p>
          </table:table-cell>
        </table:table-row>
        <table:table-row table:style-name="ro1">
          <table:table-cell office:value-type="float" office:value="1.79003" calcext:value-type="float">
            <text:p>1,79003</text:p>
          </table:table-cell>
          <table:table-cell office:value-type="float" office:value="1.9696" calcext:value-type="float">
            <text:p>1,9696</text:p>
          </table:table-cell>
        </table:table-row>
        <table:table-row table:style-name="ro1">
          <table:table-cell office:value-type="float" office:value="1.48265" calcext:value-type="float">
            <text:p>1,48265</text:p>
          </table:table-cell>
          <table:table-cell office:value-type="float" office:value="1.74798" calcext:value-type="float">
            <text:p>1,74798</text:p>
          </table:table-cell>
        </table:table-row>
        <table:table-row table:style-name="ro1">
          <table:table-cell office:value-type="float" office:value="1.60033" calcext:value-type="float">
            <text:p>1,60033</text:p>
          </table:table-cell>
          <table:table-cell office:value-type="float" office:value="1.33952" calcext:value-type="float">
            <text:p>1,33952</text:p>
          </table:table-cell>
        </table:table-row>
        <table:table-row table:style-name="ro1">
          <table:table-cell office:value-type="float" office:value="1.25736" calcext:value-type="float">
            <text:p>1,25736</text:p>
          </table:table-cell>
          <table:table-cell office:value-type="float" office:value="1.90881" calcext:value-type="float">
            <text:p>1,90881</text:p>
          </table:table-cell>
        </table:table-row>
        <table:table-row table:style-name="ro1">
          <table:table-cell office:value-type="float" office:value="1.5183" calcext:value-type="float">
            <text:p>1,5183</text:p>
          </table:table-cell>
          <table:table-cell office:value-type="float" office:value="1.84063" calcext:value-type="float">
            <text:p>1,84063</text:p>
          </table:table-cell>
        </table:table-row>
        <table:table-row table:style-name="ro1">
          <table:table-cell office:value-type="float" office:value="1.64129" calcext:value-type="float">
            <text:p>1,64129</text:p>
          </table:table-cell>
          <table:table-cell office:value-type="float" office:value="1.97131" calcext:value-type="float">
            <text:p>1,97131</text:p>
          </table:table-cell>
        </table:table-row>
        <table:table-row table:style-name="ro1">
          <table:table-cell office:value-type="float" office:value="1.22507" calcext:value-type="float">
            <text:p>1,22507</text:p>
          </table:table-cell>
          <table:table-cell office:value-type="float" office:value="1.6079" calcext:value-type="float">
            <text:p>1,6079</text:p>
          </table:table-cell>
        </table:table-row>
        <table:table-row table:style-name="ro1">
          <table:table-cell office:value-type="float" office:value="1.31394" calcext:value-type="float">
            <text:p>1,31394</text:p>
          </table:table-cell>
          <table:table-cell office:value-type="float" office:value="1.63536" calcext:value-type="float">
            <text:p>1,63536</text:p>
          </table:table-cell>
        </table:table-row>
        <table:table-row table:style-name="ro1">
          <table:table-cell office:value-type="float" office:value="1.22037" calcext:value-type="float">
            <text:p>1,22037</text:p>
          </table:table-cell>
          <table:table-cell office:value-type="float" office:value="1.64983" calcext:value-type="float">
            <text:p>1,64983</text:p>
          </table:table-cell>
        </table:table-row>
        <table:table-row table:style-name="ro1">
          <table:table-cell office:value-type="float" office:value="1.70794" calcext:value-type="float">
            <text:p>1,70794</text:p>
          </table:table-cell>
          <table:table-cell office:value-type="float" office:value="1.78924" calcext:value-type="float">
            <text:p>1,78924</text:p>
          </table:table-cell>
        </table:table-row>
        <table:table-row table:style-name="ro1">
          <table:table-cell office:value-type="float" office:value="1.24986" calcext:value-type="float">
            <text:p>1,24986</text:p>
          </table:table-cell>
          <table:table-cell office:value-type="float" office:value="1.98889" calcext:value-type="float">
            <text:p>1,98889</text:p>
          </table:table-cell>
        </table:table-row>
        <table:table-row table:style-name="ro1">
          <table:table-cell office:value-type="float" office:value="1.59606" calcext:value-type="float">
            <text:p>1,59606</text:p>
          </table:table-cell>
          <table:table-cell office:value-type="float" office:value="1.47465" calcext:value-type="float">
            <text:p>1,47465</text:p>
          </table:table-cell>
        </table:table-row>
        <table:table-row table:style-name="ro1">
          <table:table-cell office:value-type="float" office:value="1.40599" calcext:value-type="float">
            <text:p>1,40599</text:p>
          </table:table-cell>
          <table:table-cell office:value-type="float" office:value="1.65709" calcext:value-type="float">
            <text:p>1,65709</text:p>
          </table:table-cell>
        </table:table-row>
        <table:table-row table:style-name="ro1">
          <table:table-cell office:value-type="float" office:value="1.57775" calcext:value-type="float">
            <text:p>1,57775</text:p>
          </table:table-cell>
          <table:table-cell office:value-type="float" office:value="1.47893" calcext:value-type="float">
            <text:p>1,47893</text:p>
          </table:table-cell>
        </table:table-row>
        <table:table-row table:style-name="ro1">
          <table:table-cell office:value-type="float" office:value="1.88281" calcext:value-type="float">
            <text:p>1,88281</text:p>
          </table:table-cell>
          <table:table-cell office:value-type="float" office:value="1.96484" calcext:value-type="float">
            <text:p>1,96484</text:p>
          </table:table-cell>
        </table:table-row>
        <table:table-row table:style-name="ro1">
          <table:table-cell office:value-type="float" office:value="1.54875" calcext:value-type="float">
            <text:p>1,54875</text:p>
          </table:table-cell>
          <table:table-cell office:value-type="float" office:value="1.49382" calcext:value-type="float">
            <text:p>1,49382</text:p>
          </table:table-cell>
        </table:table-row>
        <table:table-row table:style-name="ro1">
          <table:table-cell office:value-type="float" office:value="1.78216" calcext:value-type="float">
            <text:p>1,78216</text:p>
          </table:table-cell>
          <table:table-cell office:value-type="float" office:value="1.3549" calcext:value-type="float">
            <text:p>1,3549</text:p>
          </table:table-cell>
        </table:table-row>
        <table:table-row table:style-name="ro1">
          <table:table-cell office:value-type="float" office:value="1.1644" calcext:value-type="float">
            <text:p>1,1644</text:p>
          </table:table-cell>
          <table:table-cell office:value-type="float" office:value="1.81274" calcext:value-type="float">
            <text:p>1,81274</text:p>
          </table:table-cell>
        </table:table-row>
        <table:table-row table:style-name="ro1">
          <table:table-cell office:value-type="float" office:value="1.63793" calcext:value-type="float">
            <text:p>1,63793</text:p>
          </table:table-cell>
          <table:table-cell office:value-type="float" office:value="1.75323" calcext:value-type="float">
            <text:p>1,75323</text:p>
          </table:table-cell>
        </table:table-row>
        <table:table-row table:style-name="ro1">
          <table:table-cell office:value-type="float" office:value="1.9685" calcext:value-type="float">
            <text:p>1,9685</text:p>
          </table:table-cell>
          <table:table-cell office:value-type="float" office:value="1.32566" calcext:value-type="float">
            <text:p>1,32566</text:p>
          </table:table-cell>
        </table:table-row>
        <table:table-row table:style-name="ro1">
          <table:table-cell office:value-type="float" office:value="0.885281" calcext:value-type="float">
            <text:p>0,885281</text:p>
          </table:table-cell>
          <table:table-cell office:value-type="float" office:value="1.87866" calcext:value-type="float">
            <text:p>1,87866</text:p>
          </table:table-cell>
        </table:table-row>
        <table:table-row table:style-name="ro1">
          <table:table-cell office:value-type="float" office:value="1.1428" calcext:value-type="float">
            <text:p>1,1428</text:p>
          </table:table-cell>
          <table:table-cell office:value-type="float" office:value="1.81494" calcext:value-type="float">
            <text:p>1,81494</text:p>
          </table:table-cell>
        </table:table-row>
        <table:table-row table:style-name="ro1">
          <table:table-cell office:value-type="float" office:value="1.7608" calcext:value-type="float">
            <text:p>1,7608</text:p>
          </table:table-cell>
          <table:table-cell office:value-type="float" office:value="1.2396" calcext:value-type="float">
            <text:p>1,2396</text:p>
          </table:table-cell>
        </table:table-row>
        <table:table-row table:style-name="ro1">
          <table:table-cell office:value-type="float" office:value="1.73711" calcext:value-type="float">
            <text:p>1,73711</text:p>
          </table:table-cell>
          <table:table-cell office:value-type="float" office:value="1.69707" calcext:value-type="float">
            <text:p>1,69707</text:p>
          </table:table-cell>
        </table:table-row>
        <table:table-row table:style-name="ro1">
          <table:table-cell office:value-type="float" office:value="1.11173" calcext:value-type="float">
            <text:p>1,11173</text:p>
          </table:table-cell>
          <table:table-cell office:value-type="float" office:value="1.87365" calcext:value-type="float">
            <text:p>1,87365</text:p>
          </table:table-cell>
        </table:table-row>
        <table:table-row table:style-name="ro1">
          <table:table-cell office:value-type="float" office:value="0.900723" calcext:value-type="float">
            <text:p>0,900723</text:p>
          </table:table-cell>
          <table:table-cell office:value-type="float" office:value="1.88787" calcext:value-type="float">
            <text:p>1,88787</text:p>
          </table:table-cell>
        </table:table-row>
        <table:table-row table:style-name="ro1">
          <table:table-cell office:value-type="float" office:value="1.70104" calcext:value-type="float">
            <text:p>1,70104</text:p>
          </table:table-cell>
          <table:table-cell office:value-type="float" office:value="1.99969" calcext:value-type="float">
            <text:p>1,99969</text:p>
          </table:table-cell>
        </table:table-row>
        <table:table-row table:style-name="ro1">
          <table:table-cell office:value-type="float" office:value="0.448561" calcext:value-type="float">
            <text:p>0,448561</text:p>
          </table:table-cell>
          <table:table-cell office:value-type="float" office:value="1.98975" calcext:value-type="float">
            <text:p>1,98975</text:p>
          </table:table-cell>
        </table:table-row>
        <table:table-row table:style-name="ro1">
          <table:table-cell office:value-type="float" office:value="1.93219" calcext:value-type="float">
            <text:p>1,93219</text:p>
          </table:table-cell>
          <table:table-cell office:value-type="float" office:value="1.50078" calcext:value-type="float">
            <text:p>1,50078</text:p>
          </table:table-cell>
        </table:table-row>
        <table:table-row table:style-name="ro1">
          <table:table-cell office:value-type="float" office:value="0.213324" calcext:value-type="float">
            <text:p>0,213324</text:p>
          </table:table-cell>
          <table:table-cell office:value-type="float" office:value="1.99152" calcext:value-type="float">
            <text:p>1,99152</text:p>
          </table:table-cell>
        </table:table-row>
        <table:table-row table:style-name="ro1">
          <table:table-cell office:value-type="float" office:value="1.98816" calcext:value-type="float">
            <text:p>1,98816</text:p>
          </table:table-cell>
          <table:table-cell office:value-type="float" office:value="0.390698" calcext:value-type="float">
            <text:p>0,390698</text:p>
          </table:table-cell>
        </table:table-row>
        <table:table-row table:style-name="ro1">
          <table:table-cell office:value-type="float" office:value="1.98926" calcext:value-type="float">
            <text:p>1,98926</text:p>
          </table:table-cell>
          <table:table-cell office:value-type="float" office:value="1.73876" calcext:value-type="float">
            <text:p>1,73876</text:p>
          </table:table-cell>
        </table:table-row>
        <table:table-row table:style-name="ro1">
          <table:table-cell office:value-type="float" office:value="1.35142" calcext:value-type="float">
            <text:p>1,35142</text:p>
          </table:table-cell>
          <table:table-cell office:value-type="float" office:value="1.64092" calcext:value-type="float">
            <text:p>1,64092</text:p>
          </table:table-cell>
        </table:table-row>
        <table:table-row table:style-name="ro1">
          <table:table-cell office:value-type="float" office:value="1.37889" calcext:value-type="float">
            <text:p>1,37889</text:p>
          </table:table-cell>
          <table:table-cell office:value-type="float" office:value="1.7384" calcext:value-type="float">
            <text:p>1,7384</text:p>
          </table:table-cell>
        </table:table-row>
        <table:table-row table:style-name="ro1">
          <table:table-cell office:value-type="float" office:value="1.96008" calcext:value-type="float">
            <text:p>1,96008</text:p>
          </table:table-cell>
          <table:table-cell office:value-type="float" office:value="1.30424" calcext:value-type="float">
            <text:p>1,30424</text:p>
          </table:table-cell>
        </table:table-row>
        <table:table-row table:style-name="ro1">
          <table:table-cell office:value-type="float" office:value="1.88397" calcext:value-type="float">
            <text:p>1,88397</text:p>
          </table:table-cell>
          <table:table-cell office:value-type="float" office:value="1.51024" calcext:value-type="float">
            <text:p>1,51024</text:p>
          </table:table-cell>
        </table:table-row>
        <table:table-row table:style-name="ro1">
          <table:table-cell office:value-type="float" office:value="1.92846" calcext:value-type="float">
            <text:p>1,92846</text:p>
          </table:table-cell>
          <table:table-cell office:value-type="float" office:value="1.6021" calcext:value-type="float">
            <text:p>1,6021</text:p>
          </table:table-cell>
        </table:table-row>
        <table:table-row table:style-name="ro1">
          <table:table-cell office:value-type="float" office:value="1.97742" calcext:value-type="float">
            <text:p>1,97742</text:p>
          </table:table-cell>
          <table:table-cell office:value-type="float" office:value="1.19651" calcext:value-type="float">
            <text:p>1,19651</text:p>
          </table:table-cell>
        </table:table-row>
        <table:table-row table:style-name="ro1">
          <table:table-cell office:value-type="float" office:value="1.66094" calcext:value-type="float">
            <text:p>1,66094</text:p>
          </table:table-cell>
          <table:table-cell office:value-type="float" office:value="1.95636" calcext:value-type="float">
            <text:p>1,95636</text:p>
          </table:table-cell>
        </table:table-row>
        <table:table-row table:style-name="ro1">
          <table:table-cell office:value-type="float" office:value="1.52153" calcext:value-type="float">
            <text:p>1,52153</text:p>
          </table:table-cell>
          <table:table-cell office:value-type="float" office:value="1.81048" calcext:value-type="float">
            <text:p>1,81048</text:p>
          </table:table-cell>
        </table:table-row>
        <table:table-row table:style-name="ro1">
          <table:table-cell office:value-type="float" office:value="1.87616" calcext:value-type="float">
            <text:p>1,87616</text:p>
          </table:table-cell>
          <table:table-cell office:value-type="float" office:value="1.16776" calcext:value-type="float">
            <text:p>1,16776</text:p>
          </table:table-cell>
        </table:table-row>
        <table:table-row table:style-name="ro1">
          <table:table-cell office:value-type="float" office:value="0.594623" calcext:value-type="float">
            <text:p>0,594623</text:p>
          </table:table-cell>
          <table:table-cell office:value-type="float" office:value="1.99756" calcext:value-type="float">
            <text:p>1,99756</text:p>
          </table:table-cell>
        </table:table-row>
        <table:table-row table:style-name="ro1">
          <table:table-cell office:value-type="float" office:value="1.43046" calcext:value-type="float">
            <text:p>1,43046</text:p>
          </table:table-cell>
          <table:table-cell office:value-type="float" office:value="1.73736" calcext:value-type="float">
            <text:p>1,73736</text:p>
          </table:table-cell>
        </table:table-row>
        <table:table-row table:style-name="ro1">
          <table:table-cell office:value-type="float" office:value="1.15079" calcext:value-type="float">
            <text:p>1,15079</text:p>
          </table:table-cell>
          <table:table-cell office:value-type="float" office:value="1.71776" calcext:value-type="float">
            <text:p>1,71776</text:p>
          </table:table-cell>
        </table:table-row>
        <table:table-row table:style-name="ro1">
          <table:table-cell office:value-type="float" office:value="1.28715" calcext:value-type="float">
            <text:p>1,28715</text:p>
          </table:table-cell>
          <table:table-cell office:value-type="float" office:value="1.80377" calcext:value-type="float">
            <text:p>1,80377</text:p>
          </table:table-cell>
        </table:table-row>
        <table:table-row table:style-name="ro1">
          <table:table-cell office:value-type="float" office:value="1.87085" calcext:value-type="float">
            <text:p>1,87085</text:p>
          </table:table-cell>
          <table:table-cell office:value-type="float" office:value="1.96521" calcext:value-type="float">
            <text:p>1,96521</text:p>
          </table:table-cell>
        </table:table-row>
        <table:table-row table:style-name="ro1">
          <table:table-cell office:value-type="float" office:value="1.21201" calcext:value-type="float">
            <text:p>1,21201</text:p>
          </table:table-cell>
          <table:table-cell office:value-type="float" office:value="1.65123" calcext:value-type="float">
            <text:p>1,65123</text:p>
          </table:table-cell>
        </table:table-row>
        <table:table-row table:style-name="ro1">
          <table:table-cell office:value-type="float" office:value="1.86773" calcext:value-type="float">
            <text:p>1,86773</text:p>
          </table:table-cell>
          <table:table-cell office:value-type="float" office:value="1.37272" calcext:value-type="float">
            <text:p>1,37272</text:p>
          </table:table-cell>
        </table:table-row>
        <table:table-row table:style-name="ro1">
          <table:table-cell office:value-type="float" office:value="1.58495" calcext:value-type="float">
            <text:p>1,58495</text:p>
          </table:table-cell>
          <table:table-cell office:value-type="float" office:value="1.33329" calcext:value-type="float">
            <text:p>1,33329</text:p>
          </table:table-cell>
        </table:table-row>
        <table:table-row table:style-name="ro1">
          <table:table-cell office:value-type="float" office:value="1.9624" calcext:value-type="float">
            <text:p>1,9624</text:p>
          </table:table-cell>
          <table:table-cell office:value-type="float" office:value="1.66527" calcext:value-type="float">
            <text:p>1,66527</text:p>
          </table:table-cell>
        </table:table-row>
        <table:table-row table:style-name="ro1">
          <table:table-cell office:value-type="float" office:value="1.18479" calcext:value-type="float">
            <text:p>1,18479</text:p>
          </table:table-cell>
          <table:table-cell office:value-type="float" office:value="1.99078" calcext:value-type="float">
            <text:p>1,99078</text:p>
          </table:table-cell>
        </table:table-row>
        <table:table-row table:style-name="ro1">
          <table:table-cell office:value-type="float" office:value="1.81835" calcext:value-type="float">
            <text:p>1,81835</text:p>
          </table:table-cell>
          <table:table-cell office:value-type="float" office:value="1.48509" calcext:value-type="float">
            <text:p>1,48509</text:p>
          </table:table-cell>
        </table:table-row>
        <table:table-row table:style-name="ro1">
          <table:table-cell office:value-type="float" office:value="0.666829" calcext:value-type="float">
            <text:p>0,666829</text:p>
          </table:table-cell>
          <table:table-cell office:value-type="float" office:value="1.93243" calcext:value-type="float">
            <text:p>1,93243</text:p>
          </table:table-cell>
        </table:table-row>
        <table:table-row table:style-name="ro1">
          <table:table-cell office:value-type="float" office:value="1.65716" calcext:value-type="float">
            <text:p>1,65716</text:p>
          </table:table-cell>
          <table:table-cell office:value-type="float" office:value="1.46794" calcext:value-type="float">
            <text:p>1,46794</text:p>
          </table:table-cell>
        </table:table-row>
        <table:table-row table:style-name="ro1">
          <table:table-cell office:value-type="float" office:value="0.678487" calcext:value-type="float">
            <text:p>0,678487</text:p>
          </table:table-cell>
          <table:table-cell office:value-type="float" office:value="1.98108" calcext:value-type="float">
            <text:p>1,98108</text:p>
          </table:table-cell>
        </table:table-row>
        <table:table-row table:style-name="ro1">
          <table:table-cell office:value-type="float" office:value="1.70904" calcext:value-type="float">
            <text:p>1,70904</text:p>
          </table:table-cell>
          <table:table-cell office:value-type="float" office:value="1.22324" calcext:value-type="float">
            <text:p>1,22324</text:p>
          </table:table-cell>
        </table:table-row>
        <table:table-row table:style-name="ro1">
          <table:table-cell office:value-type="float" office:value="1.47215" calcext:value-type="float">
            <text:p>1,47215</text:p>
          </table:table-cell>
          <table:table-cell office:value-type="float" office:value="1.82495" calcext:value-type="float">
            <text:p>1,82495</text:p>
          </table:table-cell>
        </table:table-row>
        <table:table-row table:style-name="ro1">
          <table:table-cell office:value-type="float" office:value="1.50529" calcext:value-type="float">
            <text:p>1,50529</text:p>
          </table:table-cell>
          <table:table-cell office:value-type="float" office:value="1.65569" calcext:value-type="float">
            <text:p>1,65569</text:p>
          </table:table-cell>
        </table:table-row>
        <table:table-row table:style-name="ro1">
          <table:table-cell office:value-type="float" office:value="1.85833" calcext:value-type="float">
            <text:p>1,85833</text:p>
          </table:table-cell>
          <table:table-cell office:value-type="float" office:value="1.94855" calcext:value-type="float">
            <text:p>1,94855</text:p>
          </table:table-cell>
        </table:table-row>
        <table:table-row table:style-name="ro1">
          <table:table-cell office:value-type="float" office:value="1.72179" calcext:value-type="float">
            <text:p>1,72179</text:p>
          </table:table-cell>
          <table:table-cell office:value-type="float" office:value="1.81268" calcext:value-type="float">
            <text:p>1,81268</text:p>
          </table:table-cell>
        </table:table-row>
        <table:table-row table:style-name="ro1">
          <table:table-cell office:value-type="float" office:value="1.47996" calcext:value-type="float">
            <text:p>1,47996</text:p>
          </table:table-cell>
          <table:table-cell office:value-type="float" office:value="1.85241" calcext:value-type="float">
            <text:p>1,85241</text:p>
          </table:table-cell>
        </table:table-row>
        <table:table-row table:style-name="ro1">
          <table:table-cell office:value-type="float" office:value="1.6942" calcext:value-type="float">
            <text:p>1,6942</text:p>
          </table:table-cell>
          <table:table-cell office:value-type="float" office:value="1.23173" calcext:value-type="float">
            <text:p>1,23173</text:p>
          </table:table-cell>
        </table:table-row>
        <table:table-row table:style-name="ro1">
          <table:table-cell office:value-type="float" office:value="1.10062" calcext:value-type="float">
            <text:p>1,10062</text:p>
          </table:table-cell>
          <table:table-cell office:value-type="float" office:value="1.98212" calcext:value-type="float">
            <text:p>1,98212</text:p>
          </table:table-cell>
        </table:table-row>
        <table:table-row table:style-name="ro1">
          <table:table-cell office:value-type="float" office:value="1.65929" calcext:value-type="float">
            <text:p>1,65929</text:p>
          </table:table-cell>
          <table:table-cell office:value-type="float" office:value="1.94104" calcext:value-type="float">
            <text:p>1,94104</text:p>
          </table:table-cell>
        </table:table-row>
        <table:table-row table:style-name="ro1">
          <table:table-cell office:value-type="float" office:value="1.95575" calcext:value-type="float">
            <text:p>1,95575</text:p>
          </table:table-cell>
          <table:table-cell office:value-type="float" office:value="1.79174" calcext:value-type="float">
            <text:p>1,79174</text:p>
          </table:table-cell>
        </table:table-row>
        <table:table-row table:style-name="ro1">
          <table:table-cell office:value-type="float" office:value="1.67449" calcext:value-type="float">
            <text:p>1,67449</text:p>
          </table:table-cell>
          <table:table-cell office:value-type="float" office:value="1.31547" calcext:value-type="float">
            <text:p>1,31547</text:p>
          </table:table-cell>
        </table:table-row>
        <table:table-row table:style-name="ro1">
          <table:table-cell office:value-type="float" office:value="1.94519" calcext:value-type="float">
            <text:p>1,94519</text:p>
          </table:table-cell>
          <table:table-cell office:value-type="float" office:value="1.74993" calcext:value-type="float">
            <text:p>1,74993</text:p>
          </table:table-cell>
        </table:table-row>
        <table:table-row table:style-name="ro1">
          <table:table-cell office:value-type="float" office:value="1.38926" calcext:value-type="float">
            <text:p>1,38926</text:p>
          </table:table-cell>
          <table:table-cell office:value-type="float" office:value="1.72192" calcext:value-type="float">
            <text:p>1,72192</text:p>
          </table:table-cell>
        </table:table-row>
        <table:table-row table:style-name="ro1">
          <table:table-cell office:value-type="float" office:value="1.75744" calcext:value-type="float">
            <text:p>1,75744</text:p>
          </table:table-cell>
          <table:table-cell office:value-type="float" office:value="1.18076" calcext:value-type="float">
            <text:p>1,18076</text:p>
          </table:table-cell>
        </table:table-row>
        <table:table-row table:style-name="ro1">
          <table:table-cell office:value-type="float" office:value="1.83618" calcext:value-type="float">
            <text:p>1,83618</text:p>
          </table:table-cell>
          <table:table-cell office:value-type="float" office:value="1.97266" calcext:value-type="float">
            <text:p>1,97266</text:p>
          </table:table-cell>
        </table:table-row>
        <table:table-row table:style-name="ro1">
          <table:table-cell office:value-type="float" office:value="1.4243" calcext:value-type="float">
            <text:p>1,4243</text:p>
          </table:table-cell>
          <table:table-cell office:value-type="float" office:value="1.99707" calcext:value-type="float">
            <text:p>1,99707</text:p>
          </table:table-cell>
        </table:table-row>
        <table:table-row table:style-name="ro1">
          <table:table-cell office:value-type="float" office:value="1.85015" calcext:value-type="float">
            <text:p>1,85015</text:p>
          </table:table-cell>
          <table:table-cell office:value-type="float" office:value="0.892056" calcext:value-type="float">
            <text:p>0,892056</text:p>
          </table:table-cell>
        </table:table-row>
        <table:table-row table:style-name="ro1">
          <table:table-cell office:value-type="float" office:value="1.63897" calcext:value-type="float">
            <text:p>1,63897</text:p>
          </table:table-cell>
          <table:table-cell office:value-type="float" office:value="1.81091" calcext:value-type="float">
            <text:p>1,81091</text:p>
          </table:table-cell>
        </table:table-row>
        <table:table-row table:style-name="ro1">
          <table:table-cell office:value-type="float" office:value="1.78704" calcext:value-type="float">
            <text:p>1,78704</text:p>
          </table:table-cell>
          <table:table-cell office:value-type="float" office:value="1.93597" calcext:value-type="float">
            <text:p>1,93597</text:p>
          </table:table-cell>
        </table:table-row>
        <table:table-row table:style-name="ro1">
          <table:table-cell office:value-type="float" office:value="0.511917" calcext:value-type="float">
            <text:p>0,511917</text:p>
          </table:table-cell>
          <table:table-cell office:value-type="float" office:value="1.93963" calcext:value-type="float">
            <text:p>1,93963</text:p>
          </table:table-cell>
        </table:table-row>
        <table:table-row table:style-name="ro1">
          <table:table-cell office:value-type="float" office:value="1.63549" calcext:value-type="float">
            <text:p>1,63549</text:p>
          </table:table-cell>
          <table:table-cell office:value-type="float" office:value="1.31578" calcext:value-type="float">
            <text:p>1,31578</text:p>
          </table:table-cell>
        </table:table-row>
        <table:table-row table:style-name="ro1">
          <table:table-cell office:value-type="float" office:value="1.32298" calcext:value-type="float">
            <text:p>1,32298</text:p>
          </table:table-cell>
          <table:table-cell office:value-type="float" office:value="1.94201" calcext:value-type="float">
            <text:p>1,94201</text:p>
          </table:table-cell>
        </table:table-row>
        <table:table-row table:style-name="ro1">
          <table:table-cell office:value-type="float" office:value="1.95953" calcext:value-type="float">
            <text:p>1,95953</text:p>
          </table:table-cell>
          <table:table-cell office:value-type="float" office:value="0.5038" calcext:value-type="float">
            <text:p>0,5038</text:p>
          </table:table-cell>
        </table:table-row>
        <table:table-row table:style-name="ro1">
          <table:table-cell office:value-type="float" office:value="1.89038" calcext:value-type="float">
            <text:p>1,89038</text:p>
          </table:table-cell>
          <table:table-cell office:value-type="float" office:value="1.07773" calcext:value-type="float">
            <text:p>1,07773</text:p>
          </table:table-cell>
        </table:table-row>
        <table:table-row table:style-name="ro1">
          <table:table-cell office:value-type="float" office:value="1.742" calcext:value-type="float">
            <text:p>1,742</text:p>
          </table:table-cell>
          <table:table-cell office:value-type="float" office:value="1.85583" calcext:value-type="float">
            <text:p>1,85583</text:p>
          </table:table-cell>
        </table:table-row>
        <table:table-row table:style-name="ro1">
          <table:table-cell office:value-type="float" office:value="1.76257" calcext:value-type="float">
            <text:p>1,76257</text:p>
          </table:table-cell>
          <table:table-cell office:value-type="float" office:value="1.49455" calcext:value-type="float">
            <text:p>1,49455</text:p>
          </table:table-cell>
        </table:table-row>
        <table:table-row table:style-name="ro1">
          <table:table-cell office:value-type="float" office:value="1.75573" calcext:value-type="float">
            <text:p>1,75573</text:p>
          </table:table-cell>
          <table:table-cell office:value-type="float" office:value="1.65282" calcext:value-type="float">
            <text:p>1,65282</text:p>
          </table:table-cell>
        </table:table-row>
        <table:table-row table:style-name="ro1">
          <table:table-cell office:value-type="float" office:value="1.63494" calcext:value-type="float">
            <text:p>1,63494</text:p>
          </table:table-cell>
          <table:table-cell office:value-type="float" office:value="1.66875" calcext:value-type="float">
            <text:p>1,66875</text:p>
          </table:table-cell>
        </table:table-row>
        <table:table-row table:style-name="ro1">
          <table:table-cell office:value-type="float" office:value="1.36058" calcext:value-type="float">
            <text:p>1,36058</text:p>
          </table:table-cell>
          <table:table-cell office:value-type="float" office:value="1.47417" calcext:value-type="float">
            <text:p>1,47417</text:p>
          </table:table-cell>
        </table:table-row>
        <table:table-row table:style-name="ro1">
          <table:table-cell office:value-type="float" office:value="1.36912" calcext:value-type="float">
            <text:p>1,36912</text:p>
          </table:table-cell>
          <table:table-cell office:value-type="float" office:value="1.74151" calcext:value-type="float">
            <text:p>1,74151</text:p>
          </table:table-cell>
        </table:table-row>
        <table:table-row table:style-name="ro1">
          <table:table-cell office:value-type="float" office:value="1.62358" calcext:value-type="float">
            <text:p>1,62358</text:p>
          </table:table-cell>
          <table:table-cell office:value-type="float" office:value="1.69091" calcext:value-type="float">
            <text:p>1,69091</text:p>
          </table:table-cell>
        </table:table-row>
        <table:table-row table:style-name="ro1">
          <table:table-cell office:value-type="float" office:value="1.53575" calcext:value-type="float">
            <text:p>1,53575</text:p>
          </table:table-cell>
          <table:table-cell office:value-type="float" office:value="1.28916" calcext:value-type="float">
            <text:p>1,28916</text:p>
          </table:table-cell>
        </table:table-row>
        <table:table-row table:style-name="ro1">
          <table:table-cell office:value-type="float" office:value="1.29319" calcext:value-type="float">
            <text:p>1,29319</text:p>
          </table:table-cell>
          <table:table-cell office:value-type="float" office:value="1.90826" calcext:value-type="float">
            <text:p>1,90826</text:p>
          </table:table-cell>
        </table:table-row>
        <table:table-row table:style-name="ro1">
          <table:table-cell office:value-type="float" office:value="0.51619" calcext:value-type="float">
            <text:p>0,51619</text:p>
          </table:table-cell>
          <table:table-cell office:value-type="float" office:value="1.98956" calcext:value-type="float">
            <text:p>1,98956</text:p>
          </table:table-cell>
        </table:table-row>
        <table:table-row table:style-name="ro1">
          <table:table-cell office:value-type="float" office:value="1.93957" calcext:value-type="float">
            <text:p>1,93957</text:p>
          </table:table-cell>
          <table:table-cell office:value-type="float" office:value="1.87774" calcext:value-type="float">
            <text:p>1,87774</text:p>
          </table:table-cell>
        </table:table-row>
        <table:table-row table:style-name="ro1">
          <table:table-cell office:value-type="float" office:value="1.88708" calcext:value-type="float">
            <text:p>1,88708</text:p>
          </table:table-cell>
          <table:table-cell office:value-type="float" office:value="1.36436" calcext:value-type="float">
            <text:p>1,36436</text:p>
          </table:table-cell>
        </table:table-row>
        <table:table-row table:style-name="ro1">
          <table:table-cell office:value-type="float" office:value="1.33549" calcext:value-type="float">
            <text:p>1,33549</text:p>
          </table:table-cell>
          <table:table-cell office:value-type="float" office:value="1.79015" calcext:value-type="float">
            <text:p>1,79015</text:p>
          </table:table-cell>
        </table:table-row>
        <table:table-row table:style-name="ro1">
          <table:table-cell office:value-type="float" office:value="1.65966" calcext:value-type="float">
            <text:p>1,65966</text:p>
          </table:table-cell>
          <table:table-cell office:value-type="float" office:value="1.26078" calcext:value-type="float">
            <text:p>1,26078</text:p>
          </table:table-cell>
        </table:table-row>
        <table:table-row table:style-name="ro1">
          <table:table-cell office:value-type="float" office:value="1.84228" calcext:value-type="float">
            <text:p>1,84228</text:p>
          </table:table-cell>
          <table:table-cell office:value-type="float" office:value="1.16892" calcext:value-type="float">
            <text:p>1,16892</text:p>
          </table:table-cell>
        </table:table-row>
        <table:table-row table:style-name="ro1">
          <table:table-cell office:value-type="float" office:value="1.29875" calcext:value-type="float">
            <text:p>1,29875</text:p>
          </table:table-cell>
          <table:table-cell office:value-type="float" office:value="1.61003" calcext:value-type="float">
            <text:p>1,61003</text:p>
          </table:table-cell>
        </table:table-row>
        <table:table-row table:style-name="ro1">
          <table:table-cell office:value-type="float" office:value="1.83142" calcext:value-type="float">
            <text:p>1,83142</text:p>
          </table:table-cell>
          <table:table-cell office:value-type="float" office:value="1.74609" calcext:value-type="float">
            <text:p>1,74609</text:p>
          </table:table-cell>
        </table:table-row>
        <table:table-row table:style-name="ro1">
          <table:table-cell office:value-type="float" office:value="1.98511" calcext:value-type="float">
            <text:p>1,98511</text:p>
          </table:table-cell>
          <table:table-cell office:value-type="float" office:value="0.933622" calcext:value-type="float">
            <text:p>0,933622</text:p>
          </table:table-cell>
        </table:table-row>
        <table:table-row table:style-name="ro1">
          <table:table-cell office:value-type="float" office:value="1.44633" calcext:value-type="float">
            <text:p>1,44633</text:p>
          </table:table-cell>
          <table:table-cell office:value-type="float" office:value="1.49113" calcext:value-type="float">
            <text:p>1,49113</text:p>
          </table:table-cell>
        </table:table-row>
        <table:table-row table:style-name="ro1">
          <table:table-cell office:value-type="float" office:value="1.58745" calcext:value-type="float">
            <text:p>1,58745</text:p>
          </table:table-cell>
          <table:table-cell office:value-type="float" office:value="1.95111" calcext:value-type="float">
            <text:p>1,95111</text:p>
          </table:table-cell>
        </table:table-row>
        <table:table-row table:style-name="ro1">
          <table:table-cell office:value-type="float" office:value="0.903409" calcext:value-type="float">
            <text:p>0,903409</text:p>
          </table:table-cell>
          <table:table-cell office:value-type="float" office:value="1.93298" calcext:value-type="float">
            <text:p>1,93298</text:p>
          </table:table-cell>
        </table:table-row>
        <table:table-row table:style-name="ro1">
          <table:table-cell office:value-type="float" office:value="1.37156" calcext:value-type="float">
            <text:p>1,37156</text:p>
          </table:table-cell>
          <table:table-cell office:value-type="float" office:value="1.67608" calcext:value-type="float">
            <text:p>1,67608</text:p>
          </table:table-cell>
        </table:table-row>
        <table:table-row table:style-name="ro1">
          <table:table-cell office:value-type="float" office:value="1.65661" calcext:value-type="float">
            <text:p>1,65661</text:p>
          </table:table-cell>
          <table:table-cell office:value-type="float" office:value="1.36973" calcext:value-type="float">
            <text:p>1,36973</text:p>
          </table:table-cell>
        </table:table-row>
        <table:table-row table:style-name="ro1">
          <table:table-cell office:value-type="float" office:value="1.24259" calcext:value-type="float">
            <text:p>1,24259</text:p>
          </table:table-cell>
          <table:table-cell office:value-type="float" office:value="1.92792" calcext:value-type="float">
            <text:p>1,92792</text:p>
          </table:table-cell>
        </table:table-row>
        <table:table-row table:style-name="ro1">
          <table:table-cell office:value-type="float" office:value="1.12076" calcext:value-type="float">
            <text:p>1,12076</text:p>
          </table:table-cell>
          <table:table-cell office:value-type="float" office:value="1.78979" calcext:value-type="float">
            <text:p>1,78979</text:p>
          </table:table-cell>
        </table:table-row>
        <table:table-row table:style-name="ro1">
          <table:table-cell office:value-type="float" office:value="1.57604" calcext:value-type="float">
            <text:p>1,57604</text:p>
          </table:table-cell>
          <table:table-cell office:value-type="float" office:value="1.7694" calcext:value-type="float">
            <text:p>1,7694</text:p>
          </table:table-cell>
        </table:table-row>
        <table:table-row table:style-name="ro1">
          <table:table-cell office:value-type="float" office:value="1.62719" calcext:value-type="float">
            <text:p>1,62719</text:p>
          </table:table-cell>
          <table:table-cell office:value-type="float" office:value="1.9848" calcext:value-type="float">
            <text:p>1,9848</text:p>
          </table:table-cell>
        </table:table-row>
        <table:table-row table:style-name="ro1">
          <table:table-cell office:value-type="float" office:value="1.04862" calcext:value-type="float">
            <text:p>1,04862</text:p>
          </table:table-cell>
          <table:table-cell office:value-type="float" office:value="1.90143" calcext:value-type="float">
            <text:p>1,90143</text:p>
          </table:table-cell>
        </table:table-row>
        <table:table-row table:style-name="ro1">
          <table:table-cell office:value-type="float" office:value="1.40367" calcext:value-type="float">
            <text:p>1,40367</text:p>
          </table:table-cell>
          <table:table-cell office:value-type="float" office:value="1.77837" calcext:value-type="float">
            <text:p>1,77837</text:p>
          </table:table-cell>
        </table:table-row>
        <table:table-row table:style-name="ro1">
          <table:table-cell office:value-type="float" office:value="1.72649" calcext:value-type="float">
            <text:p>1,72649</text:p>
          </table:table-cell>
          <table:table-cell office:value-type="float" office:value="1.80688" calcext:value-type="float">
            <text:p>1,80688</text:p>
          </table:table-cell>
        </table:table-row>
        <table:table-row table:style-name="ro1">
          <table:table-cell office:value-type="float" office:value="1.73681" calcext:value-type="float">
            <text:p>1,73681</text:p>
          </table:table-cell>
          <table:table-cell office:value-type="float" office:value="1.09311" calcext:value-type="float">
            <text:p>1,09311</text:p>
          </table:table-cell>
        </table:table-row>
        <table:table-row table:style-name="ro1">
          <table:table-cell office:value-type="float" office:value="1.97821" calcext:value-type="float">
            <text:p>1,97821</text:p>
          </table:table-cell>
          <table:table-cell office:value-type="float" office:value="1.38664" calcext:value-type="float">
            <text:p>1,38664</text:p>
          </table:table-cell>
        </table:table-row>
        <table:table-row table:style-name="ro1">
          <table:table-cell office:value-type="float" office:value="1.82195" calcext:value-type="float">
            <text:p>1,82195</text:p>
          </table:table-cell>
          <table:table-cell office:value-type="float" office:value="1.81194" calcext:value-type="float">
            <text:p>1,81194</text:p>
          </table:table-cell>
        </table:table-row>
        <table:table-row table:style-name="ro1">
          <table:table-cell office:value-type="float" office:value="1.948" calcext:value-type="float">
            <text:p>1,948</text:p>
          </table:table-cell>
          <table:table-cell office:value-type="float" office:value="0.863735" calcext:value-type="float">
            <text:p>0,863735</text:p>
          </table:table-cell>
        </table:table-row>
        <table:table-row table:style-name="ro1">
          <table:table-cell office:value-type="float" office:value="1.21018" calcext:value-type="float">
            <text:p>1,21018</text:p>
          </table:table-cell>
          <table:table-cell office:value-type="float" office:value="1.77099" calcext:value-type="float">
            <text:p>1,77099</text:p>
          </table:table-cell>
        </table:table-row>
        <table:table-row table:style-name="ro1">
          <table:table-cell office:value-type="float" office:value="1.31974" calcext:value-type="float">
            <text:p>1,31974</text:p>
          </table:table-cell>
          <table:table-cell office:value-type="float" office:value="1.70751" calcext:value-type="float">
            <text:p>1,70751</text:p>
          </table:table-cell>
        </table:table-row>
        <table:table-row table:style-name="ro1">
          <table:table-cell office:value-type="float" office:value="0.621296" calcext:value-type="float">
            <text:p>0,621296</text:p>
          </table:table-cell>
          <table:table-cell office:value-type="float" office:value="1.91235" calcext:value-type="float">
            <text:p>1,91235</text:p>
          </table:table-cell>
        </table:table-row>
        <table:table-row table:style-name="ro1">
          <table:table-cell office:value-type="float" office:value="1.89166" calcext:value-type="float">
            <text:p>1,89166</text:p>
          </table:table-cell>
          <table:table-cell office:value-type="float" office:value="1.34165" calcext:value-type="float">
            <text:p>1,34165</text:p>
          </table:table-cell>
        </table:table-row>
        <table:table-row table:style-name="ro1">
          <table:table-cell office:value-type="float" office:value="1.05588" calcext:value-type="float">
            <text:p>1,05588</text:p>
          </table:table-cell>
          <table:table-cell office:value-type="float" office:value="1.79772" calcext:value-type="float">
            <text:p>1,79772</text:p>
          </table:table-cell>
        </table:table-row>
        <table:table-row table:style-name="ro1">
          <table:table-cell office:value-type="float" office:value="1.27696" calcext:value-type="float">
            <text:p>1,27696</text:p>
          </table:table-cell>
          <table:table-cell office:value-type="float" office:value="1.65105" calcext:value-type="float">
            <text:p>1,65105</text:p>
          </table:table-cell>
        </table:table-row>
        <table:table-row table:style-name="ro1">
          <table:table-cell office:value-type="float" office:value="0.900174" calcext:value-type="float">
            <text:p>0,900174</text:p>
          </table:table-cell>
          <table:table-cell office:value-type="float" office:value="1.83422" calcext:value-type="float">
            <text:p>1,83422</text:p>
          </table:table-cell>
        </table:table-row>
        <table:table-row table:style-name="ro1">
          <table:table-cell office:value-type="float" office:value="1.97497" calcext:value-type="float">
            <text:p>1,97497</text:p>
          </table:table-cell>
          <table:table-cell office:value-type="float" office:value="0.996979" calcext:value-type="float">
            <text:p>0,996979</text:p>
          </table:table-cell>
        </table:table-row>
        <table:table-row table:style-name="ro1">
          <table:table-cell office:value-type="float" office:value="1.75878" calcext:value-type="float">
            <text:p>1,75878</text:p>
          </table:table-cell>
          <table:table-cell office:value-type="float" office:value="1.22434" calcext:value-type="float">
            <text:p>1,22434</text:p>
          </table:table-cell>
        </table:table-row>
        <table:table-row table:style-name="ro1">
          <table:table-cell office:value-type="float" office:value="1.87237" calcext:value-type="float">
            <text:p>1,87237</text:p>
          </table:table-cell>
          <table:table-cell office:value-type="float" office:value="1.57323" calcext:value-type="float">
            <text:p>1,57323</text:p>
          </table:table-cell>
        </table:table-row>
        <table:table-row table:style-name="ro1">
          <table:table-cell office:value-type="float" office:value="1.10367" calcext:value-type="float">
            <text:p>1,10367</text:p>
          </table:table-cell>
          <table:table-cell office:value-type="float" office:value="1.87341" calcext:value-type="float">
            <text:p>1,87341</text:p>
          </table:table-cell>
        </table:table-row>
        <table:table-row table:style-name="ro1">
          <table:table-cell office:value-type="float" office:value="1.47038" calcext:value-type="float">
            <text:p>1,47038</text:p>
          </table:table-cell>
          <table:table-cell office:value-type="float" office:value="1.40483" calcext:value-type="float">
            <text:p>1,40483</text:p>
          </table:table-cell>
        </table:table-row>
        <table:table-row table:style-name="ro1">
          <table:table-cell office:value-type="float" office:value="1.64959" calcext:value-type="float">
            <text:p>1,64959</text:p>
          </table:table-cell>
          <table:table-cell office:value-type="float" office:value="1.75249" calcext:value-type="float">
            <text:p>1,75249</text:p>
          </table:table-cell>
        </table:table-row>
        <table:table-row table:style-name="ro1">
          <table:table-cell office:value-type="float" office:value="1.68786" calcext:value-type="float">
            <text:p>1,68786</text:p>
          </table:table-cell>
          <table:table-cell office:value-type="float" office:value="1.55498" calcext:value-type="float">
            <text:p>1,55498</text:p>
          </table:table-cell>
        </table:table-row>
        <table:table-row table:style-name="ro1">
          <table:table-cell office:value-type="float" office:value="1.68053" calcext:value-type="float">
            <text:p>1,68053</text:p>
          </table:table-cell>
          <table:table-cell office:value-type="float" office:value="1.99982" calcext:value-type="float">
            <text:p>1,99982</text:p>
          </table:table-cell>
        </table:table-row>
        <table:table-row table:style-name="ro1">
          <table:table-cell office:value-type="float" office:value="1.2772" calcext:value-type="float">
            <text:p>1,2772</text:p>
          </table:table-cell>
          <table:table-cell office:value-type="float" office:value="1.73821" calcext:value-type="float">
            <text:p>1,73821</text:p>
          </table:table-cell>
        </table:table-row>
        <table:table-row table:style-name="ro1">
          <table:table-cell office:value-type="float" office:value="1.47874" calcext:value-type="float">
            <text:p>1,47874</text:p>
          </table:table-cell>
          <table:table-cell office:value-type="float" office:value="1.8775" calcext:value-type="float">
            <text:p>1,8775</text:p>
          </table:table-cell>
        </table:table-row>
        <table:table-row table:style-name="ro1">
          <table:table-cell office:value-type="float" office:value="1.84643" calcext:value-type="float">
            <text:p>1,84643</text:p>
          </table:table-cell>
          <table:table-cell office:value-type="float" office:value="1.36509" calcext:value-type="float">
            <text:p>1,36509</text:p>
          </table:table-cell>
        </table:table-row>
        <table:table-row table:style-name="ro1">
          <table:table-cell office:value-type="float" office:value="1.48717" calcext:value-type="float">
            <text:p>1,48717</text:p>
          </table:table-cell>
          <table:table-cell office:value-type="float" office:value="1.43101" calcext:value-type="float">
            <text:p>1,43101</text:p>
          </table:table-cell>
        </table:table-row>
        <table:table-row table:style-name="ro1">
          <table:table-cell office:value-type="float" office:value="1.97394" calcext:value-type="float">
            <text:p>1,97394</text:p>
          </table:table-cell>
          <table:table-cell office:value-type="float" office:value="1.96564" calcext:value-type="float">
            <text:p>1,96564</text:p>
          </table:table-cell>
        </table:table-row>
        <table:table-row table:style-name="ro1">
          <table:table-cell office:value-type="float" office:value="1.30161" calcext:value-type="float">
            <text:p>1,30161</text:p>
          </table:table-cell>
          <table:table-cell office:value-type="float" office:value="1.52641" calcext:value-type="float">
            <text:p>1,52641</text:p>
          </table:table-cell>
        </table:table-row>
        <table:table-row table:style-name="ro1">
          <table:table-cell office:value-type="float" office:value="1.60387" calcext:value-type="float">
            <text:p>1,60387</text:p>
          </table:table-cell>
          <table:table-cell office:value-type="float" office:value="1.22068" calcext:value-type="float">
            <text:p>1,22068</text:p>
          </table:table-cell>
        </table:table-row>
        <table:table-row table:style-name="ro1">
          <table:table-cell office:value-type="float" office:value="1.21805" calcext:value-type="float">
            <text:p>1,21805</text:p>
          </table:table-cell>
          <table:table-cell office:value-type="float" office:value="1.93255" calcext:value-type="float">
            <text:p>1,93255</text:p>
          </table:table-cell>
        </table:table-row>
        <table:table-row table:style-name="ro1">
          <table:table-cell office:value-type="float" office:value="1.07889" calcext:value-type="float">
            <text:p>1,07889</text:p>
          </table:table-cell>
          <table:table-cell office:value-type="float" office:value="1.82458" calcext:value-type="float">
            <text:p>1,82458</text:p>
          </table:table-cell>
        </table:table-row>
        <table:table-row table:style-name="ro1">
          <table:table-cell office:value-type="float" office:value="1.87243" calcext:value-type="float">
            <text:p>1,87243</text:p>
          </table:table-cell>
          <table:table-cell office:value-type="float" office:value="1.35765" calcext:value-type="float">
            <text:p>1,35765</text:p>
          </table:table-cell>
        </table:table-row>
        <table:table-row table:style-name="ro1">
          <table:table-cell office:value-type="float" office:value="1.56511" calcext:value-type="float">
            <text:p>1,56511</text:p>
          </table:table-cell>
          <table:table-cell office:value-type="float" office:value="1.30369" calcext:value-type="float">
            <text:p>1,30369</text:p>
          </table:table-cell>
        </table:table-row>
        <table:table-row table:style-name="ro1">
          <table:table-cell office:value-type="float" office:value="1.59941" calcext:value-type="float">
            <text:p>1,59941</text:p>
          </table:table-cell>
          <table:table-cell office:value-type="float" office:value="1.30003" calcext:value-type="float">
            <text:p>1,30003</text:p>
          </table:table-cell>
        </table:table-row>
        <table:table-row table:style-name="ro1">
          <table:table-cell office:value-type="float" office:value="1.94665" calcext:value-type="float">
            <text:p>1,94665</text:p>
          </table:table-cell>
          <table:table-cell office:value-type="float" office:value="1.70421" calcext:value-type="float">
            <text:p>1,70421</text:p>
          </table:table-cell>
        </table:table-row>
        <table:table-row table:style-name="ro1">
          <table:table-cell office:value-type="float" office:value="1.49651" calcext:value-type="float">
            <text:p>1,49651</text:p>
          </table:table-cell>
          <table:table-cell office:value-type="float" office:value="1.80114" calcext:value-type="float">
            <text:p>1,80114</text:p>
          </table:table-cell>
        </table:table-row>
        <table:table-row table:style-name="ro1">
          <table:table-cell office:value-type="float" office:value="1.53935" calcext:value-type="float">
            <text:p>1,53935</text:p>
          </table:table-cell>
          <table:table-cell office:value-type="float" office:value="1.71111" calcext:value-type="float">
            <text:p>1,71111</text:p>
          </table:table-cell>
        </table:table-row>
        <table:table-row table:style-name="ro1">
          <table:table-cell office:value-type="float" office:value="1.83331" calcext:value-type="float">
            <text:p>1,83331</text:p>
          </table:table-cell>
          <table:table-cell office:value-type="float" office:value="0.853114" calcext:value-type="float">
            <text:p>0,853114</text:p>
          </table:table-cell>
        </table:table-row>
        <table:table-row table:style-name="ro1">
          <table:table-cell office:value-type="float" office:value="1.68804" calcext:value-type="float">
            <text:p>1,68804</text:p>
          </table:table-cell>
          <table:table-cell office:value-type="float" office:value="1.73009" calcext:value-type="float">
            <text:p>1,73009</text:p>
          </table:table-cell>
        </table:table-row>
        <table:table-row table:style-name="ro1">
          <table:table-cell office:value-type="float" office:value="1.73522" calcext:value-type="float">
            <text:p>1,73522</text:p>
          </table:table-cell>
          <table:table-cell office:value-type="float" office:value="1.36955" calcext:value-type="float">
            <text:p>1,36955</text:p>
          </table:table-cell>
        </table:table-row>
        <table:table-row table:style-name="ro1">
          <table:table-cell office:value-type="float" office:value="1.30741" calcext:value-type="float">
            <text:p>1,30741</text:p>
          </table:table-cell>
          <table:table-cell office:value-type="float" office:value="1.98968" calcext:value-type="float">
            <text:p>1,98968</text:p>
          </table:table-cell>
        </table:table-row>
        <table:table-row table:style-name="ro1">
          <table:table-cell office:value-type="float" office:value="1.86792" calcext:value-type="float">
            <text:p>1,86792</text:p>
          </table:table-cell>
          <table:table-cell office:value-type="float" office:value="0.769494" calcext:value-type="float">
            <text:p>0,769494</text:p>
          </table:table-cell>
        </table:table-row>
        <table:table-row table:style-name="ro1">
          <table:table-cell office:value-type="float" office:value="1.99298" calcext:value-type="float">
            <text:p>1,99298</text:p>
          </table:table-cell>
          <table:table-cell office:value-type="float" office:value="1.12125" calcext:value-type="float">
            <text:p>1,12125</text:p>
          </table:table-cell>
        </table:table-row>
        <table:table-row table:style-name="ro1">
          <table:table-cell office:value-type="float" office:value="1.90436" calcext:value-type="float">
            <text:p>1,90436</text:p>
          </table:table-cell>
          <table:table-cell office:value-type="float" office:value="1.37834" calcext:value-type="float">
            <text:p>1,37834</text:p>
          </table:table-cell>
        </table:table-row>
        <table:table-row table:style-name="ro1">
          <table:table-cell office:value-type="float" office:value="1.94928" calcext:value-type="float">
            <text:p>1,94928</text:p>
          </table:table-cell>
          <table:table-cell office:value-type="float" office:value="1.03708" calcext:value-type="float">
            <text:p>1,03708</text:p>
          </table:table-cell>
        </table:table-row>
        <table:table-row table:style-name="ro1">
          <table:table-cell office:value-type="float" office:value="1.8374" calcext:value-type="float">
            <text:p>1,8374</text:p>
          </table:table-cell>
          <table:table-cell office:value-type="float" office:value="1.64043" calcext:value-type="float">
            <text:p>1,64043</text:p>
          </table:table-cell>
        </table:table-row>
        <table:table-row table:style-name="ro1">
          <table:table-cell office:value-type="float" office:value="1.73357" calcext:value-type="float">
            <text:p>1,73357</text:p>
          </table:table-cell>
          <table:table-cell office:value-type="float" office:value="1.0679" calcext:value-type="float">
            <text:p>1,0679</text:p>
          </table:table-cell>
        </table:table-row>
        <table:table-row table:style-name="ro1">
          <table:table-cell office:value-type="float" office:value="1.46886" calcext:value-type="float">
            <text:p>1,46886</text:p>
          </table:table-cell>
          <table:table-cell office:value-type="float" office:value="1.74078" calcext:value-type="float">
            <text:p>1,74078</text:p>
          </table:table-cell>
        </table:table-row>
        <table:table-row table:style-name="ro1">
          <table:table-cell office:value-type="float" office:value="1.36052" calcext:value-type="float">
            <text:p>1,36052</text:p>
          </table:table-cell>
          <table:table-cell office:value-type="float" office:value="1.88476" calcext:value-type="float">
            <text:p>1,88476</text:p>
          </table:table-cell>
        </table:table-row>
        <table:table-row table:style-name="ro1">
          <table:table-cell office:value-type="float" office:value="0.68923" calcext:value-type="float">
            <text:p>0,68923</text:p>
          </table:table-cell>
          <table:table-cell office:value-type="float" office:value="1.90558" calcext:value-type="float">
            <text:p>1,90558</text:p>
          </table:table-cell>
        </table:table-row>
        <table:table-row table:style-name="ro1">
          <table:table-cell office:value-type="float" office:value="1.94922" calcext:value-type="float">
            <text:p>1,94922</text:p>
          </table:table-cell>
          <table:table-cell office:value-type="float" office:value="0.580889" calcext:value-type="float">
            <text:p>0,580889</text:p>
          </table:table-cell>
        </table:table-row>
        <table:table-row table:style-name="ro1">
          <table:table-cell office:value-type="float" office:value="1.95001" calcext:value-type="float">
            <text:p>1,95001</text:p>
          </table:table-cell>
          <table:table-cell office:value-type="float" office:value="1.24827" calcext:value-type="float">
            <text:p>1,24827</text:p>
          </table:table-cell>
        </table:table-row>
        <table:table-row table:style-name="ro1">
          <table:table-cell office:value-type="float" office:value="0.895718" calcext:value-type="float">
            <text:p>0,895718</text:p>
          </table:table-cell>
          <table:table-cell office:value-type="float" office:value="1.87848" calcext:value-type="float">
            <text:p>1,87848</text:p>
          </table:table-cell>
        </table:table-row>
        <table:table-row table:style-name="ro1">
          <table:table-cell office:value-type="float" office:value="1.56499" calcext:value-type="float">
            <text:p>1,56499</text:p>
          </table:table-cell>
          <table:table-cell office:value-type="float" office:value="1.8081" calcext:value-type="float">
            <text:p>1,8081</text:p>
          </table:table-cell>
        </table:table-row>
        <table:table-row table:style-name="ro1">
          <table:table-cell office:value-type="float" office:value="1.7702" calcext:value-type="float">
            <text:p>1,7702</text:p>
          </table:table-cell>
          <table:table-cell office:value-type="float" office:value="1.64666" calcext:value-type="float">
            <text:p>1,64666</text:p>
          </table:table-cell>
        </table:table-row>
        <table:table-row table:style-name="ro1">
          <table:table-cell office:value-type="float" office:value="1.60656" calcext:value-type="float">
            <text:p>1,60656</text:p>
          </table:table-cell>
          <table:table-cell office:value-type="float" office:value="1.88757" calcext:value-type="float">
            <text:p>1,88757</text:p>
          </table:table-cell>
        </table:table-row>
        <table:table-row table:style-name="ro1">
          <table:table-cell office:value-type="float" office:value="1.43803" calcext:value-type="float">
            <text:p>1,43803</text:p>
          </table:table-cell>
          <table:table-cell office:value-type="float" office:value="1.92419" calcext:value-type="float">
            <text:p>1,92419</text:p>
          </table:table-cell>
        </table:table-row>
        <table:table-row table:style-name="ro1">
          <table:table-cell office:value-type="float" office:value="1.77868" calcext:value-type="float">
            <text:p>1,77868</text:p>
          </table:table-cell>
          <table:table-cell office:value-type="float" office:value="1.31291" calcext:value-type="float">
            <text:p>1,31291</text:p>
          </table:table-cell>
        </table:table-row>
        <table:table-row table:style-name="ro1">
          <table:table-cell office:value-type="float" office:value="1.33995" calcext:value-type="float">
            <text:p>1,33995</text:p>
          </table:table-cell>
          <table:table-cell office:value-type="float" office:value="1.65014" calcext:value-type="float">
            <text:p>1,65014</text:p>
          </table:table-cell>
        </table:table-row>
        <table:table-row table:style-name="ro1">
          <table:table-cell office:value-type="float" office:value="1.57884" calcext:value-type="float">
            <text:p>1,57884</text:p>
          </table:table-cell>
          <table:table-cell office:value-type="float" office:value="1.6596" calcext:value-type="float">
            <text:p>1,6596</text:p>
          </table:table-cell>
        </table:table-row>
        <table:table-row table:style-name="ro1">
          <table:table-cell office:value-type="float" office:value="1.48369" calcext:value-type="float">
            <text:p>1,48369</text:p>
          </table:table-cell>
          <table:table-cell office:value-type="float" office:value="1.8114" calcext:value-type="float">
            <text:p>1,8114</text:p>
          </table:table-cell>
        </table:table-row>
        <table:table-row table:style-name="ro1">
          <table:table-cell office:value-type="float" office:value="1.17722" calcext:value-type="float">
            <text:p>1,17722</text:p>
          </table:table-cell>
          <table:table-cell office:value-type="float" office:value="1.89093" calcext:value-type="float">
            <text:p>1,89093</text:p>
          </table:table-cell>
        </table:table-row>
        <table:table-row table:style-name="ro1">
          <table:table-cell office:value-type="float" office:value="1.322" calcext:value-type="float">
            <text:p>1,322</text:p>
          </table:table-cell>
          <table:table-cell office:value-type="float" office:value="1.75103" calcext:value-type="float">
            <text:p>1,75103</text:p>
          </table:table-cell>
        </table:table-row>
        <table:table-row table:style-name="ro1">
          <table:table-cell office:value-type="float" office:value="1.75195" calcext:value-type="float">
            <text:p>1,75195</text:p>
          </table:table-cell>
          <table:table-cell office:value-type="float" office:value="1.86114" calcext:value-type="float">
            <text:p>1,86114</text:p>
          </table:table-cell>
        </table:table-row>
        <table:table-row table:style-name="ro1">
          <table:table-cell office:value-type="float" office:value="1.83404" calcext:value-type="float">
            <text:p>1,83404</text:p>
          </table:table-cell>
          <table:table-cell office:value-type="float" office:value="1.06528" calcext:value-type="float">
            <text:p>1,06528</text:p>
          </table:table-cell>
        </table:table-row>
        <table:table-row table:style-name="ro1">
          <table:table-cell office:value-type="float" office:value="1.99762" calcext:value-type="float">
            <text:p>1,99762</text:p>
          </table:table-cell>
          <table:table-cell office:value-type="float" office:value="1.82006" calcext:value-type="float">
            <text:p>1,82006</text:p>
          </table:table-cell>
        </table:table-row>
        <table:table-row table:style-name="ro1">
          <table:table-cell office:value-type="float" office:value="1.75579" calcext:value-type="float">
            <text:p>1,75579</text:p>
          </table:table-cell>
          <table:table-cell office:value-type="float" office:value="1.25291" calcext:value-type="float">
            <text:p>1,25291</text:p>
          </table:table-cell>
        </table:table-row>
        <table:table-row table:style-name="ro1">
          <table:table-cell office:value-type="float" office:value="1.77728" calcext:value-type="float">
            <text:p>1,77728</text:p>
          </table:table-cell>
          <table:table-cell office:value-type="float" office:value="1.76415" calcext:value-type="float">
            <text:p>1,76415</text:p>
          </table:table-cell>
        </table:table-row>
        <table:table-row table:style-name="ro1">
          <table:table-cell office:value-type="float" office:value="1.65868" calcext:value-type="float">
            <text:p>1,65868</text:p>
          </table:table-cell>
          <table:table-cell office:value-type="float" office:value="1.13187" calcext:value-type="float">
            <text:p>1,13187</text:p>
          </table:table-cell>
        </table:table-row>
        <table:table-row table:style-name="ro1">
          <table:table-cell office:value-type="float" office:value="1.03238" calcext:value-type="float">
            <text:p>1,03238</text:p>
          </table:table-cell>
          <table:table-cell office:value-type="float" office:value="1.84967" calcext:value-type="float">
            <text:p>1,84967</text:p>
          </table:table-cell>
        </table:table-row>
        <table:table-row table:style-name="ro1">
          <table:table-cell office:value-type="float" office:value="1.75127" calcext:value-type="float">
            <text:p>1,75127</text:p>
          </table:table-cell>
          <table:table-cell office:value-type="float" office:value="1.02438" calcext:value-type="float">
            <text:p>1,02438</text:p>
          </table:table-cell>
        </table:table-row>
        <table:table-row table:style-name="ro1">
          <table:table-cell office:value-type="float" office:value="1.96008" calcext:value-type="float">
            <text:p>1,96008</text:p>
          </table:table-cell>
          <table:table-cell office:value-type="float" office:value="1.07663" calcext:value-type="float">
            <text:p>1,07663</text:p>
          </table:table-cell>
        </table:table-row>
        <table:table-row table:style-name="ro1">
          <table:table-cell office:value-type="float" office:value="1.6466" calcext:value-type="float">
            <text:p>1,6466</text:p>
          </table:table-cell>
          <table:table-cell office:value-type="float" office:value="1.73272" calcext:value-type="float">
            <text:p>1,73272</text:p>
          </table:table-cell>
        </table:table-row>
        <table:table-row table:style-name="ro1">
          <table:table-cell office:value-type="float" office:value="1.80242" calcext:value-type="float">
            <text:p>1,80242</text:p>
          </table:table-cell>
          <table:table-cell office:value-type="float" office:value="1.13932" calcext:value-type="float">
            <text:p>1,13932</text:p>
          </table:table-cell>
        </table:table-row>
        <table:table-row table:style-name="ro1">
          <table:table-cell office:value-type="float" office:value="1.95087" calcext:value-type="float">
            <text:p>1,95087</text:p>
          </table:table-cell>
          <table:table-cell office:value-type="float" office:value="0.788842" calcext:value-type="float">
            <text:p>0,788842</text:p>
          </table:table-cell>
        </table:table-row>
        <table:table-row table:style-name="ro1">
          <table:table-cell office:value-type="float" office:value="1.98224" calcext:value-type="float">
            <text:p>1,98224</text:p>
          </table:table-cell>
          <table:table-cell office:value-type="float" office:value="1.14902" calcext:value-type="float">
            <text:p>1,14902</text:p>
          </table:table-cell>
        </table:table-row>
        <table:table-row table:style-name="ro1">
          <table:table-cell office:value-type="float" office:value="1.35411" calcext:value-type="float">
            <text:p>1,35411</text:p>
          </table:table-cell>
          <table:table-cell office:value-type="float" office:value="1.93854" calcext:value-type="float">
            <text:p>1,93854</text:p>
          </table:table-cell>
        </table:table-row>
        <table:table-row table:style-name="ro1">
          <table:table-cell office:value-type="float" office:value="1.28672" calcext:value-type="float">
            <text:p>1,28672</text:p>
          </table:table-cell>
          <table:table-cell office:value-type="float" office:value="1.84234" calcext:value-type="float">
            <text:p>1,84234</text:p>
          </table:table-cell>
        </table:table-row>
        <table:table-row table:style-name="ro1">
          <table:table-cell office:value-type="float" office:value="1.92669" calcext:value-type="float">
            <text:p>1,92669</text:p>
          </table:table-cell>
          <table:table-cell office:value-type="float" office:value="1.70049" calcext:value-type="float">
            <text:p>1,70049</text:p>
          </table:table-cell>
        </table:table-row>
        <table:table-row table:style-name="ro1">
          <table:table-cell office:value-type="float" office:value="1.83776" calcext:value-type="float">
            <text:p>1,83776</text:p>
          </table:table-cell>
          <table:table-cell office:value-type="float" office:value="1.67315" calcext:value-type="float">
            <text:p>1,67315</text:p>
          </table:table-cell>
        </table:table-row>
        <table:table-row table:style-name="ro1">
          <table:table-cell office:value-type="float" office:value="1.47978" calcext:value-type="float">
            <text:p>1,47978</text:p>
          </table:table-cell>
          <table:table-cell office:value-type="float" office:value="1.7608" calcext:value-type="float">
            <text:p>1,7608</text:p>
          </table:table-cell>
        </table:table-row>
        <table:table-row table:style-name="ro1">
          <table:table-cell office:value-type="float" office:value="1.43907" calcext:value-type="float">
            <text:p>1,43907</text:p>
          </table:table-cell>
          <table:table-cell office:value-type="float" office:value="1.85241" calcext:value-type="float">
            <text:p>1,85241</text:p>
          </table:table-cell>
        </table:table-row>
        <table:table-row table:style-name="ro1">
          <table:table-cell office:value-type="float" office:value="1.66753" calcext:value-type="float">
            <text:p>1,66753</text:p>
          </table:table-cell>
          <table:table-cell office:value-type="float" office:value="1.66552" calcext:value-type="float">
            <text:p>1,66552</text:p>
          </table:table-cell>
        </table:table-row>
        <table:table-row table:style-name="ro1">
          <table:table-cell office:value-type="float" office:value="1.43687" calcext:value-type="float">
            <text:p>1,43687</text:p>
          </table:table-cell>
          <table:table-cell office:value-type="float" office:value="1.67742" calcext:value-type="float">
            <text:p>1,67742</text:p>
          </table:table-cell>
        </table:table-row>
        <table:table-row table:style-name="ro1">
          <table:table-cell office:value-type="float" office:value="1.63817" calcext:value-type="float">
            <text:p>1,63817</text:p>
          </table:table-cell>
          <table:table-cell office:value-type="float" office:value="1.80395" calcext:value-type="float">
            <text:p>1,80395</text:p>
          </table:table-cell>
        </table:table-row>
        <table:table-row table:style-name="ro1">
          <table:table-cell office:value-type="float" office:value="1.85339" calcext:value-type="float">
            <text:p>1,85339</text:p>
          </table:table-cell>
          <table:table-cell office:value-type="float" office:value="1.88568" calcext:value-type="float">
            <text:p>1,88568</text:p>
          </table:table-cell>
        </table:table-row>
        <table:table-row table:style-name="ro1">
          <table:table-cell office:value-type="float" office:value="1.59532" calcext:value-type="float">
            <text:p>1,59532</text:p>
          </table:table-cell>
          <table:table-cell office:value-type="float" office:value="1.28819" calcext:value-type="float">
            <text:p>1,28819</text:p>
          </table:table-cell>
        </table:table-row>
        <table:table-row table:style-name="ro1">
          <table:table-cell office:value-type="float" office:value="1.21152" calcext:value-type="float">
            <text:p>1,21152</text:p>
          </table:table-cell>
          <table:table-cell office:value-type="float" office:value="1.9812" calcext:value-type="float">
            <text:p>1,9812</text:p>
          </table:table-cell>
        </table:table-row>
        <table:table-row table:style-name="ro1">
          <table:table-cell office:value-type="float" office:value="1.89904" calcext:value-type="float">
            <text:p>1,89904</text:p>
          </table:table-cell>
          <table:table-cell office:value-type="float" office:value="1.3076" calcext:value-type="float">
            <text:p>1,3076</text:p>
          </table:table-cell>
        </table:table-row>
        <table:table-row table:style-name="ro1">
          <table:table-cell office:value-type="float" office:value="1.88311" calcext:value-type="float">
            <text:p>1,88311</text:p>
          </table:table-cell>
          <table:table-cell office:value-type="float" office:value="1.53673" calcext:value-type="float">
            <text:p>1,53673</text:p>
          </table:table-cell>
        </table:table-row>
        <table:table-row table:style-name="ro1">
          <table:table-cell office:value-type="float" office:value="1.86908" calcext:value-type="float">
            <text:p>1,86908</text:p>
          </table:table-cell>
          <table:table-cell office:value-type="float" office:value="1.44481" calcext:value-type="float">
            <text:p>1,44481</text:p>
          </table:table-cell>
        </table:table-row>
        <table:table-row table:style-name="ro1">
          <table:table-cell office:value-type="float" office:value="1.97711" calcext:value-type="float">
            <text:p>1,97711</text:p>
          </table:table-cell>
          <table:table-cell office:value-type="float" office:value="0.651997" calcext:value-type="float">
            <text:p>0,651997</text:p>
          </table:table-cell>
        </table:table-row>
        <table:table-row table:style-name="ro1">
          <table:table-cell office:value-type="float" office:value="1.71752" calcext:value-type="float">
            <text:p>1,71752</text:p>
          </table:table-cell>
          <table:table-cell office:value-type="float" office:value="1.57567" calcext:value-type="float">
            <text:p>1,57567</text:p>
          </table:table-cell>
        </table:table-row>
        <table:table-row table:style-name="ro1">
          <table:table-cell office:value-type="float" office:value="1.87695" calcext:value-type="float">
            <text:p>1,87695</text:p>
          </table:table-cell>
          <table:table-cell office:value-type="float" office:value="1.85736" calcext:value-type="float">
            <text:p>1,85736</text:p>
          </table:table-cell>
        </table:table-row>
        <table:table-row table:style-name="ro1">
          <table:table-cell office:value-type="float" office:value="1.37748" calcext:value-type="float">
            <text:p>1,37748</text:p>
          </table:table-cell>
          <table:table-cell office:value-type="float" office:value="1.88256" calcext:value-type="float">
            <text:p>1,88256</text:p>
          </table:table-cell>
        </table:table-row>
        <table:table-row table:style-name="ro1">
          <table:table-cell office:value-type="float" office:value="1.55406" calcext:value-type="float">
            <text:p>1,55406</text:p>
          </table:table-cell>
          <table:table-cell office:value-type="float" office:value="1.36876" calcext:value-type="float">
            <text:p>1,36876</text:p>
          </table:table-cell>
        </table:table-row>
        <table:table-row table:style-name="ro1">
          <table:table-cell office:value-type="float" office:value="1.93115" calcext:value-type="float">
            <text:p>1,93115</text:p>
          </table:table-cell>
          <table:table-cell office:value-type="float" office:value="1.12876" calcext:value-type="float">
            <text:p>1,12876</text:p>
          </table:table-cell>
        </table:table-row>
        <table:table-row table:style-name="ro1">
          <table:table-cell office:value-type="float" office:value="1.63482" calcext:value-type="float">
            <text:p>1,63482</text:p>
          </table:table-cell>
          <table:table-cell office:value-type="float" office:value="1.76507" calcext:value-type="float">
            <text:p>1,76507</text:p>
          </table:table-cell>
        </table:table-row>
        <table:table-row table:style-name="ro1">
          <table:table-cell office:value-type="float" office:value="1.25919" calcext:value-type="float">
            <text:p>1,25919</text:p>
          </table:table-cell>
          <table:table-cell office:value-type="float" office:value="1.88464" calcext:value-type="float">
            <text:p>1,88464</text:p>
          </table:table-cell>
        </table:table-row>
        <table:table-row table:style-name="ro1">
          <table:table-cell office:value-type="float" office:value="1.44145" calcext:value-type="float">
            <text:p>1,44145</text:p>
          </table:table-cell>
          <table:table-cell office:value-type="float" office:value="1.99145" calcext:value-type="float">
            <text:p>1,99145</text:p>
          </table:table-cell>
        </table:table-row>
        <table:table-row table:style-name="ro1">
          <table:table-cell office:value-type="float" office:value="1.76989" calcext:value-type="float">
            <text:p>1,76989</text:p>
          </table:table-cell>
          <table:table-cell office:value-type="float" office:value="1.10746" calcext:value-type="float">
            <text:p>1,10746</text:p>
          </table:table-cell>
        </table:table-row>
        <table:table-row table:style-name="ro1">
          <table:table-cell office:value-type="float" office:value="1.47703" calcext:value-type="float">
            <text:p>1,47703</text:p>
          </table:table-cell>
          <table:table-cell office:value-type="float" office:value="1.61901" calcext:value-type="float">
            <text:p>1,61901</text:p>
          </table:table-cell>
        </table:table-row>
        <table:table-row table:style-name="ro1">
          <table:table-cell office:value-type="float" office:value="1.24894" calcext:value-type="float">
            <text:p>1,24894</text:p>
          </table:table-cell>
          <table:table-cell office:value-type="float" office:value="1.76849" calcext:value-type="float">
            <text:p>1,76849</text:p>
          </table:table-cell>
        </table:table-row>
        <table:table-row table:style-name="ro1">
          <table:table-cell office:value-type="float" office:value="1.13822" calcext:value-type="float">
            <text:p>1,13822</text:p>
          </table:table-cell>
          <table:table-cell office:value-type="float" office:value="1.94031" calcext:value-type="float">
            <text:p>1,94031</text:p>
          </table:table-cell>
        </table:table-row>
        <table:table-row table:style-name="ro1">
          <table:table-cell office:value-type="float" office:value="0.844142" calcext:value-type="float">
            <text:p>0,844142</text:p>
          </table:table-cell>
          <table:table-cell office:value-type="float" office:value="1.8609" calcext:value-type="float">
            <text:p>1,8609</text:p>
          </table:table-cell>
        </table:table-row>
        <table:table-row table:style-name="ro1">
          <table:table-cell office:value-type="float" office:value="1.05637" calcext:value-type="float">
            <text:p>1,05637</text:p>
          </table:table-cell>
          <table:table-cell office:value-type="float" office:value="1.97443" calcext:value-type="float">
            <text:p>1,97443</text:p>
          </table:table-cell>
        </table:table-row>
        <table:table-row table:style-name="ro1">
          <table:table-cell office:value-type="float" office:value="1.77917" calcext:value-type="float">
            <text:p>1,77917</text:p>
          </table:table-cell>
          <table:table-cell office:value-type="float" office:value="1.46312" calcext:value-type="float">
            <text:p>1,46312</text:p>
          </table:table-cell>
        </table:table-row>
        <table:table-row table:style-name="ro1">
          <table:table-cell office:value-type="float" office:value="1.47673" calcext:value-type="float">
            <text:p>1,47673</text:p>
          </table:table-cell>
          <table:table-cell office:value-type="float" office:value="1.76989" calcext:value-type="float">
            <text:p>1,76989</text:p>
          </table:table-cell>
        </table:table-row>
        <table:table-row table:style-name="ro1">
          <table:table-cell office:value-type="float" office:value="1.95782" calcext:value-type="float">
            <text:p>1,95782</text:p>
          </table:table-cell>
          <table:table-cell office:value-type="float" office:value="0.899197" calcext:value-type="float">
            <text:p>0,899197</text:p>
          </table:table-cell>
        </table:table-row>
        <table:table-row table:style-name="ro1">
          <table:table-cell office:value-type="float" office:value="1.85015" calcext:value-type="float">
            <text:p>1,85015</text:p>
          </table:table-cell>
          <table:table-cell office:value-type="float" office:value="0.811243" calcext:value-type="float">
            <text:p>0,811243</text:p>
          </table:table-cell>
        </table:table-row>
        <table:table-row table:style-name="ro1">
          <table:table-cell office:value-type="float" office:value="1.45543" calcext:value-type="float">
            <text:p>1,45543</text:p>
          </table:table-cell>
          <table:table-cell office:value-type="float" office:value="1.73437" calcext:value-type="float">
            <text:p>1,73437</text:p>
          </table:table-cell>
        </table:table-row>
        <table:table-row table:style-name="ro1">
          <table:table-cell office:value-type="float" office:value="1.81988" calcext:value-type="float">
            <text:p>1,81988</text:p>
          </table:table-cell>
          <table:table-cell office:value-type="float" office:value="0.906888" calcext:value-type="float">
            <text:p>0,906888</text:p>
          </table:table-cell>
        </table:table-row>
        <table:table-row table:style-name="ro1">
          <table:table-cell office:value-type="float" office:value="1.44487" calcext:value-type="float">
            <text:p>1,44487</text:p>
          </table:table-cell>
          <table:table-cell office:value-type="float" office:value="1.71697" calcext:value-type="float">
            <text:p>1,71697</text:p>
          </table:table-cell>
        </table:table-row>
        <table:table-row table:style-name="ro1">
          <table:table-cell office:value-type="float" office:value="0.821192" calcext:value-type="float">
            <text:p>0,821192</text:p>
          </table:table-cell>
          <table:table-cell office:value-type="float" office:value="1.83996" calcext:value-type="float">
            <text:p>1,83996</text:p>
          </table:table-cell>
        </table:table-row>
        <table:table-row table:style-name="ro1">
          <table:table-cell office:value-type="float" office:value="1.80676" calcext:value-type="float">
            <text:p>1,80676</text:p>
          </table:table-cell>
          <table:table-cell office:value-type="float" office:value="1.12149" calcext:value-type="float">
            <text:p>1,12149</text:p>
          </table:table-cell>
        </table:table-row>
        <table:table-row table:style-name="ro1">
          <table:table-cell office:value-type="float" office:value="1.03659" calcext:value-type="float">
            <text:p>1,03659</text:p>
          </table:table-cell>
          <table:table-cell office:value-type="float" office:value="1.79272" calcext:value-type="float">
            <text:p>1,79272</text:p>
          </table:table-cell>
        </table:table-row>
        <table:table-row table:style-name="ro1">
          <table:table-cell office:value-type="float" office:value="0.748863" calcext:value-type="float">
            <text:p>0,748863</text:p>
          </table:table-cell>
          <table:table-cell office:value-type="float" office:value="1.95471" calcext:value-type="float">
            <text:p>1,95471</text:p>
          </table:table-cell>
        </table:table-row>
        <table:table-row table:style-name="ro1">
          <table:table-cell office:value-type="float" office:value="1.69439" calcext:value-type="float">
            <text:p>1,69439</text:p>
          </table:table-cell>
          <table:table-cell office:value-type="float" office:value="1.90545" calcext:value-type="float">
            <text:p>1,90545</text:p>
          </table:table-cell>
        </table:table-row>
        <table:table-row table:style-name="ro1">
          <table:table-cell office:value-type="float" office:value="1.06528" calcext:value-type="float">
            <text:p>1,06528</text:p>
          </table:table-cell>
          <table:table-cell office:value-type="float" office:value="1.95837" calcext:value-type="float">
            <text:p>1,95837</text:p>
          </table:table-cell>
        </table:table-row>
        <table:table-row table:style-name="ro1">
          <table:table-cell office:value-type="float" office:value="1.64452" calcext:value-type="float">
            <text:p>1,64452</text:p>
          </table:table-cell>
          <table:table-cell office:value-type="float" office:value="1.52641" calcext:value-type="float">
            <text:p>1,52641</text:p>
          </table:table-cell>
        </table:table-row>
        <table:table-row table:style-name="ro1">
          <table:table-cell office:value-type="float" office:value="1.02731" calcext:value-type="float">
            <text:p>1,02731</text:p>
          </table:table-cell>
          <table:table-cell office:value-type="float" office:value="1.74017" calcext:value-type="float">
            <text:p>1,74017</text:p>
          </table:table-cell>
        </table:table-row>
        <table:table-row table:style-name="ro1">
          <table:table-cell office:value-type="float" office:value="1.9245" calcext:value-type="float">
            <text:p>1,9245</text:p>
          </table:table-cell>
          <table:table-cell office:value-type="float" office:value="1.78246" calcext:value-type="float">
            <text:p>1,78246</text:p>
          </table:table-cell>
        </table:table-row>
        <table:table-row table:style-name="ro1">
          <table:table-cell office:value-type="float" office:value="1.2808" calcext:value-type="float">
            <text:p>1,2808</text:p>
          </table:table-cell>
          <table:table-cell office:value-type="float" office:value="1.92541" calcext:value-type="float">
            <text:p>1,92541</text:p>
          </table:table-cell>
        </table:table-row>
        <table:table-row table:style-name="ro1">
          <table:table-cell office:value-type="float" office:value="1.11173" calcext:value-type="float">
            <text:p>1,11173</text:p>
          </table:table-cell>
          <table:table-cell office:value-type="float" office:value="1.74554" calcext:value-type="float">
            <text:p>1,74554</text:p>
          </table:table-cell>
        </table:table-row>
        <table:table-row table:style-name="ro1">
          <table:table-cell office:value-type="float" office:value="1.85455" calcext:value-type="float">
            <text:p>1,85455</text:p>
          </table:table-cell>
          <table:table-cell office:value-type="float" office:value="1.55699" calcext:value-type="float">
            <text:p>1,55699</text:p>
          </table:table-cell>
        </table:table-row>
        <table:table-row table:style-name="ro1">
          <table:table-cell office:value-type="float" office:value="1.49333" calcext:value-type="float">
            <text:p>1,49333</text:p>
          </table:table-cell>
          <table:table-cell office:value-type="float" office:value="1.81805" calcext:value-type="float">
            <text:p>1,81805</text:p>
          </table:table-cell>
        </table:table-row>
        <table:table-row table:style-name="ro1">
          <table:table-cell office:value-type="float" office:value="1.48363" calcext:value-type="float">
            <text:p>1,48363</text:p>
          </table:table-cell>
          <table:table-cell office:value-type="float" office:value="1.40464" calcext:value-type="float">
            <text:p>1,40464</text:p>
          </table:table-cell>
        </table:table-row>
        <table:table-row table:style-name="ro1">
          <table:table-cell office:value-type="float" office:value="1.2946" calcext:value-type="float">
            <text:p>1,2946</text:p>
          </table:table-cell>
          <table:table-cell office:value-type="float" office:value="1.70128" calcext:value-type="float">
            <text:p>1,70128</text:p>
          </table:table-cell>
        </table:table-row>
        <table:table-row table:style-name="ro1">
          <table:table-cell office:value-type="float" office:value="1.72826" calcext:value-type="float">
            <text:p>1,72826</text:p>
          </table:table-cell>
          <table:table-cell office:value-type="float" office:value="1.61095" calcext:value-type="float">
            <text:p>1,61095</text:p>
          </table:table-cell>
        </table:table-row>
        <table:table-row table:style-name="ro1">
          <table:table-cell office:value-type="float" office:value="1.80224" calcext:value-type="float">
            <text:p>1,80224</text:p>
          </table:table-cell>
          <table:table-cell office:value-type="float" office:value="1.15751" calcext:value-type="float">
            <text:p>1,15751</text:p>
          </table:table-cell>
        </table:table-row>
        <table:table-row table:style-name="ro1">
          <table:table-cell office:value-type="float" office:value="1.90442" calcext:value-type="float">
            <text:p>1,90442</text:p>
          </table:table-cell>
          <table:table-cell office:value-type="float" office:value="1.87365" calcext:value-type="float">
            <text:p>1,87365</text:p>
          </table:table-cell>
        </table:table-row>
        <table:table-row table:style-name="ro1">
          <table:table-cell office:value-type="float" office:value="1.83123" calcext:value-type="float">
            <text:p>1,83123</text:p>
          </table:table-cell>
          <table:table-cell office:value-type="float" office:value="0.907254" calcext:value-type="float">
            <text:p>0,907254</text:p>
          </table:table-cell>
        </table:table-row>
        <table:table-row table:style-name="ro1">
          <table:table-cell office:value-type="float" office:value="1.57561" calcext:value-type="float">
            <text:p>1,57561</text:p>
          </table:table-cell>
          <table:table-cell office:value-type="float" office:value="1.51445" calcext:value-type="float">
            <text:p>1,51445</text:p>
          </table:table-cell>
        </table:table-row>
        <table:table-row table:style-name="ro1">
          <table:table-cell office:value-type="float" office:value="1.76232" calcext:value-type="float">
            <text:p>1,76232</text:p>
          </table:table-cell>
          <table:table-cell office:value-type="float" office:value="1.39708" calcext:value-type="float">
            <text:p>1,39708</text:p>
          </table:table-cell>
        </table:table-row>
        <table:table-row table:style-name="ro1">
          <table:table-cell office:value-type="float" office:value="1.79211" calcext:value-type="float">
            <text:p>1,79211</text:p>
          </table:table-cell>
          <table:table-cell office:value-type="float" office:value="1.16892" calcext:value-type="float">
            <text:p>1,16892</text:p>
          </table:table-cell>
        </table:table-row>
        <table:table-row table:style-name="ro1">
          <table:table-cell office:value-type="float" office:value="0.97293" calcext:value-type="float">
            <text:p>0,97293</text:p>
          </table:table-cell>
          <table:table-cell office:value-type="float" office:value="1.89721" calcext:value-type="float">
            <text:p>1,89721</text:p>
          </table:table-cell>
        </table:table-row>
        <table:table-row table:style-name="ro1">
          <table:table-cell office:value-type="float" office:value="1.94299" calcext:value-type="float">
            <text:p>1,94299</text:p>
          </table:table-cell>
          <table:table-cell office:value-type="float" office:value="0.672262" calcext:value-type="float">
            <text:p>0,672262</text:p>
          </table:table-cell>
        </table:table-row>
        <table:table-row table:style-name="ro1">
          <table:table-cell office:value-type="float" office:value="1.14377" calcext:value-type="float">
            <text:p>1,14377</text:p>
          </table:table-cell>
          <table:table-cell office:value-type="float" office:value="1.69524" calcext:value-type="float">
            <text:p>1,69524</text:p>
          </table:table-cell>
        </table:table-row>
        <table:table-row table:style-name="ro1">
          <table:table-cell office:value-type="float" office:value="0.818506" calcext:value-type="float">
            <text:p>0,818506</text:p>
          </table:table-cell>
          <table:table-cell office:value-type="float" office:value="1.90222" calcext:value-type="float">
            <text:p>1,90222</text:p>
          </table:table-cell>
        </table:table-row>
        <table:table-row table:style-name="ro1">
          <table:table-cell office:value-type="float" office:value="1.80016" calcext:value-type="float">
            <text:p>1,80016</text:p>
          </table:table-cell>
          <table:table-cell office:value-type="float" office:value="1.49669" calcext:value-type="float">
            <text:p>1,49669</text:p>
          </table:table-cell>
        </table:table-row>
        <table:table-row table:style-name="ro1">
          <table:table-cell office:value-type="float" office:value="1.32127" calcext:value-type="float">
            <text:p>1,32127</text:p>
          </table:table-cell>
          <table:table-cell office:value-type="float" office:value="1.51805" calcext:value-type="float">
            <text:p>1,51805</text:p>
          </table:table-cell>
        </table:table-row>
        <table:table-row table:style-name="ro1">
          <table:table-cell office:value-type="float" office:value="1.91778" calcext:value-type="float">
            <text:p>1,91778</text:p>
          </table:table-cell>
          <table:table-cell office:value-type="float" office:value="0.997711" calcext:value-type="float">
            <text:p>0,997711</text:p>
          </table:table-cell>
        </table:table-row>
        <table:table-row table:style-name="ro1">
          <table:table-cell office:value-type="float" office:value="0.435377" calcext:value-type="float">
            <text:p>0,435377</text:p>
          </table:table-cell>
          <table:table-cell office:value-type="float" office:value="1.96381" calcext:value-type="float">
            <text:p>1,96381</text:p>
          </table:table-cell>
        </table:table-row>
        <table:table-row table:style-name="ro1">
          <table:table-cell office:value-type="float" office:value="1.5421" calcext:value-type="float">
            <text:p>1,5421</text:p>
          </table:table-cell>
          <table:table-cell office:value-type="float" office:value="1.96905" calcext:value-type="float">
            <text:p>1,96905</text:p>
          </table:table-cell>
        </table:table-row>
        <table:table-row table:style-name="ro1">
          <table:table-cell office:value-type="float" office:value="1.55461" calcext:value-type="float">
            <text:p>1,55461</text:p>
          </table:table-cell>
          <table:table-cell office:value-type="float" office:value="1.2924" calcext:value-type="float">
            <text:p>1,2924</text:p>
          </table:table-cell>
        </table:table-row>
        <table:table-row table:style-name="ro1">
          <table:table-cell office:value-type="float" office:value="0.917325" calcext:value-type="float">
            <text:p>0,917325</text:p>
          </table:table-cell>
          <table:table-cell office:value-type="float" office:value="1.83874" calcext:value-type="float">
            <text:p>1,83874</text:p>
          </table:table-cell>
        </table:table-row>
        <table:table-row table:style-name="ro1">
          <table:table-cell office:value-type="float" office:value="1.90106" calcext:value-type="float">
            <text:p>1,90106</text:p>
          </table:table-cell>
          <table:table-cell office:value-type="float" office:value="1.07755" calcext:value-type="float">
            <text:p>1,07755</text:p>
          </table:table-cell>
        </table:table-row>
        <table:table-row table:style-name="ro1">
          <table:table-cell office:value-type="float" office:value="0.929411" calcext:value-type="float">
            <text:p>0,929411</text:p>
          </table:table-cell>
          <table:table-cell office:value-type="float" office:value="1.81426" calcext:value-type="float">
            <text:p>1,81426</text:p>
          </table:table-cell>
        </table:table-row>
        <table:table-row table:style-name="ro1">
          <table:table-cell office:value-type="float" office:value="1.30186" calcext:value-type="float">
            <text:p>1,30186</text:p>
          </table:table-cell>
          <table:table-cell office:value-type="float" office:value="1.98895" calcext:value-type="float">
            <text:p>1,98895</text:p>
          </table:table-cell>
        </table:table-row>
        <table:table-row table:style-name="ro1">
          <table:table-cell office:value-type="float" office:value="1.72259" calcext:value-type="float">
            <text:p>1,72259</text:p>
          </table:table-cell>
          <table:table-cell office:value-type="float" office:value="1.98138" calcext:value-type="float">
            <text:p>1,98138</text:p>
          </table:table-cell>
        </table:table-row>
        <table:table-row table:style-name="ro1">
          <table:table-cell office:value-type="float" office:value="1.30894" calcext:value-type="float">
            <text:p>1,30894</text:p>
          </table:table-cell>
          <table:table-cell office:value-type="float" office:value="1.93005" calcext:value-type="float">
            <text:p>1,93005</text:p>
          </table:table-cell>
        </table:table-row>
        <table:table-row table:style-name="ro1">
          <table:table-cell office:value-type="float" office:value="1.62029" calcext:value-type="float">
            <text:p>1,62029</text:p>
          </table:table-cell>
          <table:table-cell office:value-type="float" office:value="1.70672" calcext:value-type="float">
            <text:p>1,70672</text:p>
          </table:table-cell>
        </table:table-row>
        <table:table-row table:style-name="ro1">
          <table:table-cell office:value-type="float" office:value="0.457595" calcext:value-type="float">
            <text:p>0,457595</text:p>
          </table:table-cell>
          <table:table-cell office:value-type="float" office:value="1.98498" calcext:value-type="float">
            <text:p>1,98498</text:p>
          </table:table-cell>
        </table:table-row>
        <table:table-row table:style-name="ro1">
          <table:table-cell office:value-type="float" office:value="1.99011" calcext:value-type="float">
            <text:p>1,99011</text:p>
          </table:table-cell>
          <table:table-cell office:value-type="float" office:value="1.98999" calcext:value-type="float">
            <text:p>1,98999</text:p>
          </table:table-cell>
        </table:table-row>
        <table:table-row table:style-name="ro1">
          <table:table-cell office:value-type="float" office:value="1.75549" calcext:value-type="float">
            <text:p>1,75549</text:p>
          </table:table-cell>
          <table:table-cell office:value-type="float" office:value="1.55657" calcext:value-type="float">
            <text:p>1,55657</text:p>
          </table:table-cell>
        </table:table-row>
        <table:table-row table:style-name="ro1">
          <table:table-cell office:value-type="float" office:value="1.30937" calcext:value-type="float">
            <text:p>1,30937</text:p>
          </table:table-cell>
          <table:table-cell office:value-type="float" office:value="1.66381" calcext:value-type="float">
            <text:p>1,66381</text:p>
          </table:table-cell>
        </table:table-row>
        <table:table-row table:style-name="ro1">
          <table:table-cell office:value-type="float" office:value="1.88385" calcext:value-type="float">
            <text:p>1,88385</text:p>
          </table:table-cell>
          <table:table-cell office:value-type="float" office:value="1.04434" calcext:value-type="float">
            <text:p>1,04434</text:p>
          </table:table-cell>
        </table:table-row>
        <table:table-row table:style-name="ro1">
          <table:table-cell office:value-type="float" office:value="1.55284" calcext:value-type="float">
            <text:p>1,55284</text:p>
          </table:table-cell>
          <table:table-cell office:value-type="float" office:value="1.56401" calcext:value-type="float">
            <text:p>1,56401</text:p>
          </table:table-cell>
        </table:table-row>
        <table:table-row table:style-name="ro1">
          <table:table-cell office:value-type="float" office:value="1.40019" calcext:value-type="float">
            <text:p>1,40019</text:p>
          </table:table-cell>
          <table:table-cell office:value-type="float" office:value="1.84436" calcext:value-type="float">
            <text:p>1,84436</text:p>
          </table:table-cell>
        </table:table-row>
        <table:table-row table:style-name="ro1">
          <table:table-cell office:value-type="float" office:value="1.52068" calcext:value-type="float">
            <text:p>1,52068</text:p>
          </table:table-cell>
          <table:table-cell office:value-type="float" office:value="1.32469" calcext:value-type="float">
            <text:p>1,32469</text:p>
          </table:table-cell>
        </table:table-row>
        <table:table-row table:style-name="ro1">
          <table:table-cell office:value-type="float" office:value="1.90686" calcext:value-type="float">
            <text:p>1,90686</text:p>
          </table:table-cell>
          <table:table-cell office:value-type="float" office:value="1.35972" calcext:value-type="float">
            <text:p>1,35972</text:p>
          </table:table-cell>
        </table:table-row>
        <table:table-row table:style-name="ro1">
          <table:table-cell office:value-type="float" office:value="1.1912" calcext:value-type="float">
            <text:p>1,1912</text:p>
          </table:table-cell>
          <table:table-cell office:value-type="float" office:value="1.80718" calcext:value-type="float">
            <text:p>1,80718</text:p>
          </table:table-cell>
        </table:table-row>
        <table:table-row table:style-name="ro1">
          <table:table-cell office:value-type="float" office:value="1.56487" calcext:value-type="float">
            <text:p>1,56487</text:p>
          </table:table-cell>
          <table:table-cell office:value-type="float" office:value="1.55992" calcext:value-type="float">
            <text:p>1,55992</text:p>
          </table:table-cell>
        </table:table-row>
        <table:table-row table:style-name="ro1">
          <table:table-cell office:value-type="float" office:value="1.17734" calcext:value-type="float">
            <text:p>1,17734</text:p>
          </table:table-cell>
          <table:table-cell office:value-type="float" office:value="1.86547" calcext:value-type="float">
            <text:p>1,86547</text:p>
          </table:table-cell>
        </table:table-row>
        <table:table-row table:style-name="ro1">
          <table:table-cell office:value-type="float" office:value="1.93207" calcext:value-type="float">
            <text:p>1,93207</text:p>
          </table:table-cell>
          <table:table-cell office:value-type="float" office:value="1.0571" calcext:value-type="float">
            <text:p>1,0571</text:p>
          </table:table-cell>
        </table:table-row>
        <table:table-row table:style-name="ro1">
          <table:table-cell office:value-type="float" office:value="1.55443" calcext:value-type="float">
            <text:p>1,55443</text:p>
          </table:table-cell>
          <table:table-cell office:value-type="float" office:value="1.90466" calcext:value-type="float">
            <text:p>1,90466</text:p>
          </table:table-cell>
        </table:table-row>
        <table:table-row table:style-name="ro1">
          <table:table-cell office:value-type="float" office:value="1.94763" calcext:value-type="float">
            <text:p>1,94763</text:p>
          </table:table-cell>
          <table:table-cell office:value-type="float" office:value="1.67766" calcext:value-type="float">
            <text:p>1,67766</text:p>
          </table:table-cell>
        </table:table-row>
        <table:table-row table:style-name="ro1">
          <table:table-cell office:value-type="float" office:value="1.97247" calcext:value-type="float">
            <text:p>1,97247</text:p>
          </table:table-cell>
          <table:table-cell office:value-type="float" office:value="0.718711" calcext:value-type="float">
            <text:p>0,718711</text:p>
          </table:table-cell>
        </table:table-row>
        <table:table-row table:style-name="ro1">
          <table:table-cell office:value-type="float" office:value="1.89904" calcext:value-type="float">
            <text:p>1,89904</text:p>
          </table:table-cell>
          <table:table-cell office:value-type="float" office:value="1.77398" calcext:value-type="float">
            <text:p>1,77398</text:p>
          </table:table-cell>
        </table:table-row>
        <table:table-row table:style-name="ro1">
          <table:table-cell office:value-type="float" office:value="0.810266" calcext:value-type="float">
            <text:p>0,810266</text:p>
          </table:table-cell>
          <table:table-cell office:value-type="float" office:value="1.97095" calcext:value-type="float">
            <text:p>1,97095</text:p>
          </table:table-cell>
        </table:table-row>
        <table:table-row table:style-name="ro1">
          <table:table-cell office:value-type="float" office:value="1.50908" calcext:value-type="float">
            <text:p>1,50908</text:p>
          </table:table-cell>
          <table:table-cell office:value-type="float" office:value="1.92718" calcext:value-type="float">
            <text:p>1,92718</text:p>
          </table:table-cell>
        </table:table-row>
        <table:table-row table:style-name="ro1">
          <table:table-cell office:value-type="float" office:value="1.71575" calcext:value-type="float">
            <text:p>1,71575</text:p>
          </table:table-cell>
          <table:table-cell office:value-type="float" office:value="1.83312" calcext:value-type="float">
            <text:p>1,83312</text:p>
          </table:table-cell>
        </table:table-row>
        <table:table-row table:style-name="ro1">
          <table:table-cell office:value-type="float" office:value="1.66533" calcext:value-type="float">
            <text:p>1,66533</text:p>
          </table:table-cell>
          <table:table-cell office:value-type="float" office:value="1.79437" calcext:value-type="float">
            <text:p>1,79437</text:p>
          </table:table-cell>
        </table:table-row>
        <table:table-row table:style-name="ro1">
          <table:table-cell office:value-type="float" office:value="1.07163" calcext:value-type="float">
            <text:p>1,07163</text:p>
          </table:table-cell>
          <table:table-cell office:value-type="float" office:value="1.86962" calcext:value-type="float">
            <text:p>1,86962</text:p>
          </table:table-cell>
        </table:table-row>
        <table:table-row table:style-name="ro1">
          <table:table-cell office:value-type="float" office:value="1.99121" calcext:value-type="float">
            <text:p>1,99121</text:p>
          </table:table-cell>
          <table:table-cell office:value-type="float" office:value="0.710898" calcext:value-type="float">
            <text:p>0,710898</text:p>
          </table:table-cell>
        </table:table-row>
        <table:table-row table:style-name="ro1">
          <table:table-cell office:value-type="float" office:value="1.58367" calcext:value-type="float">
            <text:p>1,58367</text:p>
          </table:table-cell>
          <table:table-cell office:value-type="float" office:value="1.99109" calcext:value-type="float">
            <text:p>1,99109</text:p>
          </table:table-cell>
        </table:table-row>
        <table:table-row table:style-name="ro1">
          <table:table-cell office:value-type="float" office:value="1.5822" calcext:value-type="float">
            <text:p>1,5822</text:p>
          </table:table-cell>
          <table:table-cell office:value-type="float" office:value="1.8811" calcext:value-type="float">
            <text:p>1,8811</text:p>
          </table:table-cell>
        </table:table-row>
        <table:table-row table:style-name="ro1">
          <table:table-cell office:value-type="float" office:value="1.70025" calcext:value-type="float">
            <text:p>1,70025</text:p>
          </table:table-cell>
          <table:table-cell office:value-type="float" office:value="1.78961" calcext:value-type="float">
            <text:p>1,78961</text:p>
          </table:table-cell>
        </table:table-row>
        <table:table-row table:style-name="ro1">
          <table:table-cell office:value-type="float" office:value="1.0054" calcext:value-type="float">
            <text:p>1,0054</text:p>
          </table:table-cell>
          <table:table-cell office:value-type="float" office:value="1.82141" calcext:value-type="float">
            <text:p>1,82141</text:p>
          </table:table-cell>
        </table:table-row>
        <table:table-row table:style-name="ro1">
          <table:table-cell office:value-type="float" office:value="1.88061" calcext:value-type="float">
            <text:p>1,88061</text:p>
          </table:table-cell>
          <table:table-cell office:value-type="float" office:value="1.35228" calcext:value-type="float">
            <text:p>1,35228</text:p>
          </table:table-cell>
        </table:table-row>
        <table:table-row table:style-name="ro1">
          <table:table-cell office:value-type="float" office:value="1.99683" calcext:value-type="float">
            <text:p>1,99683</text:p>
          </table:table-cell>
          <table:table-cell office:value-type="float" office:value="1.32737" calcext:value-type="float">
            <text:p>1,32737</text:p>
          </table:table-cell>
        </table:table-row>
        <table:table-row table:style-name="ro1">
          <table:table-cell office:value-type="float" office:value="1.96258" calcext:value-type="float">
            <text:p>1,96258</text:p>
          </table:table-cell>
          <table:table-cell office:value-type="float" office:value="0.504532" calcext:value-type="float">
            <text:p>0,504532</text:p>
          </table:table-cell>
        </table:table-row>
        <table:table-row table:style-name="ro1">
          <table:table-cell office:value-type="float" office:value="1.57353" calcext:value-type="float">
            <text:p>1,57353</text:p>
          </table:table-cell>
          <table:table-cell office:value-type="float" office:value="1.82733" calcext:value-type="float">
            <text:p>1,82733</text:p>
          </table:table-cell>
        </table:table-row>
        <table:table-row table:style-name="ro1">
          <table:table-cell office:value-type="float" office:value="1.75866" calcext:value-type="float">
            <text:p>1,75866</text:p>
          </table:table-cell>
          <table:table-cell office:value-type="float" office:value="1.75555" calcext:value-type="float">
            <text:p>1,75555</text:p>
          </table:table-cell>
        </table:table-row>
        <table:table-row table:style-name="ro1">
          <table:table-cell office:value-type="float" office:value="1.54924" calcext:value-type="float">
            <text:p>1,54924</text:p>
          </table:table-cell>
          <table:table-cell office:value-type="float" office:value="1.77544" calcext:value-type="float">
            <text:p>1,77544</text:p>
          </table:table-cell>
        </table:table-row>
        <table:table-row table:style-name="ro1">
          <table:table-cell office:value-type="float" office:value="1.76849" calcext:value-type="float">
            <text:p>1,76849</text:p>
          </table:table-cell>
          <table:table-cell office:value-type="float" office:value="1.61284" calcext:value-type="float">
            <text:p>1,61284</text:p>
          </table:table-cell>
        </table:table-row>
        <table:table-row table:style-name="ro1">
          <table:table-cell office:value-type="float" office:value="1.90136" calcext:value-type="float">
            <text:p>1,90136</text:p>
          </table:table-cell>
          <table:table-cell office:value-type="float" office:value="0.900845" calcext:value-type="float">
            <text:p>0,900845</text:p>
          </table:table-cell>
        </table:table-row>
        <table:table-row table:style-name="ro1">
          <table:table-cell office:value-type="float" office:value="1.32847" calcext:value-type="float">
            <text:p>1,32847</text:p>
          </table:table-cell>
          <table:table-cell office:value-type="float" office:value="1.85333" calcext:value-type="float">
            <text:p>1,85333</text:p>
          </table:table-cell>
        </table:table-row>
        <table:table-row table:style-name="ro1">
          <table:table-cell office:value-type="float" office:value="1.70336" calcext:value-type="float">
            <text:p>1,70336</text:p>
          </table:table-cell>
          <table:table-cell office:value-type="float" office:value="1.36302" calcext:value-type="float">
            <text:p>1,36302</text:p>
          </table:table-cell>
        </table:table-row>
        <table:table-row table:style-name="ro1">
          <table:table-cell office:value-type="float" office:value="1.69536" calcext:value-type="float">
            <text:p>1,69536</text:p>
          </table:table-cell>
          <table:table-cell office:value-type="float" office:value="1.54411" calcext:value-type="float">
            <text:p>1,54411</text:p>
          </table:table-cell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1.6751" calcext:value-type="float">
            <text:p>1,6751</text:p>
          </table:table-cell>
        </table:table-row>
        <table:table-row table:style-name="ro1">
          <table:table-cell office:value-type="float" office:value="1.76299" calcext:value-type="float">
            <text:p>1,76299</text:p>
          </table:table-cell>
          <table:table-cell office:value-type="float" office:value="1.47978" calcext:value-type="float">
            <text:p>1,47978</text:p>
          </table:table-cell>
        </table:table-row>
        <table:table-row table:style-name="ro1">
          <table:table-cell office:value-type="float" office:value="1.21329" calcext:value-type="float">
            <text:p>1,21329</text:p>
          </table:table-cell>
          <table:table-cell office:value-type="float" office:value="1.92706" calcext:value-type="float">
            <text:p>1,92706</text:p>
          </table:table-cell>
        </table:table-row>
        <table:table-row table:style-name="ro1">
          <table:table-cell office:value-type="float" office:value="1.72143" calcext:value-type="float">
            <text:p>1,72143</text:p>
          </table:table-cell>
          <table:table-cell office:value-type="float" office:value="1.52092" calcext:value-type="float">
            <text:p>1,52092</text:p>
          </table:table-cell>
        </table:table-row>
        <table:table-row table:style-name="ro1">
          <table:table-cell office:value-type="float" office:value="1.89227" calcext:value-type="float">
            <text:p>1,89227</text:p>
          </table:table-cell>
          <table:table-cell office:value-type="float" office:value="1.69195" calcext:value-type="float">
            <text:p>1,69195</text:p>
          </table:table-cell>
        </table:table-row>
        <table:table-row table:style-name="ro1">
          <table:table-cell office:value-type="float" office:value="1.32603" calcext:value-type="float">
            <text:p>1,32603</text:p>
          </table:table-cell>
          <table:table-cell office:value-type="float" office:value="1.8938" calcext:value-type="float">
            <text:p>1,8938</text:p>
          </table:table-cell>
        </table:table-row>
        <table:table-row table:style-name="ro1">
          <table:table-cell office:value-type="float" office:value="0.910062" calcext:value-type="float">
            <text:p>0,910062</text:p>
          </table:table-cell>
          <table:table-cell office:value-type="float" office:value="1.96094" calcext:value-type="float">
            <text:p>1,96094</text:p>
          </table:table-cell>
        </table:table-row>
        <table:table-row table:style-name="ro1">
          <table:table-cell office:value-type="float" office:value="1.79247" calcext:value-type="float">
            <text:p>1,79247</text:p>
          </table:table-cell>
          <table:table-cell office:value-type="float" office:value="1.45305" calcext:value-type="float">
            <text:p>1,45305</text:p>
          </table:table-cell>
        </table:table-row>
        <table:table-row table:style-name="ro1">
          <table:table-cell office:value-type="float" office:value="1.67534" calcext:value-type="float">
            <text:p>1,67534</text:p>
          </table:table-cell>
          <table:table-cell office:value-type="float" office:value="1.98431" calcext:value-type="float">
            <text:p>1,98431</text:p>
          </table:table-cell>
        </table:table-row>
        <table:table-row table:style-name="ro1">
          <table:table-cell office:value-type="float" office:value="1.95434" calcext:value-type="float">
            <text:p>1,95434</text:p>
          </table:table-cell>
          <table:table-cell office:value-type="float" office:value="1.25877" calcext:value-type="float">
            <text:p>1,25877</text:p>
          </table:table-cell>
        </table:table-row>
        <table:table-row table:style-name="ro1">
          <table:table-cell office:value-type="float" office:value="1.42344" calcext:value-type="float">
            <text:p>1,42344</text:p>
          </table:table-cell>
          <table:table-cell office:value-type="float" office:value="1.66222" calcext:value-type="float">
            <text:p>1,66222</text:p>
          </table:table-cell>
        </table:table-row>
        <table:table-row table:style-name="ro1">
          <table:table-cell office:value-type="float" office:value="1.30363" calcext:value-type="float">
            <text:p>1,30363</text:p>
          </table:table-cell>
          <table:table-cell office:value-type="float" office:value="1.55559" calcext:value-type="float">
            <text:p>1,55559</text:p>
          </table:table-cell>
        </table:table-row>
        <table:table-row table:style-name="ro1">
          <table:table-cell office:value-type="float" office:value="1.52409" calcext:value-type="float">
            <text:p>1,52409</text:p>
          </table:table-cell>
          <table:table-cell office:value-type="float" office:value="1.68651" calcext:value-type="float">
            <text:p>1,68651</text:p>
          </table:table-cell>
        </table:table-row>
        <table:table-row table:style-name="ro1">
          <table:table-cell office:value-type="float" office:value="1.85711" calcext:value-type="float">
            <text:p>1,85711</text:p>
          </table:table-cell>
          <table:table-cell office:value-type="float" office:value="1.98523" calcext:value-type="float">
            <text:p>1,98523</text:p>
          </table:table-cell>
        </table:table-row>
        <table:table-row table:style-name="ro1">
          <table:table-cell office:value-type="float" office:value="1.88794" calcext:value-type="float">
            <text:p>1,88794</text:p>
          </table:table-cell>
          <table:table-cell office:value-type="float" office:value="0.852199" calcext:value-type="float">
            <text:p>0,852199</text:p>
          </table:table-cell>
        </table:table-row>
        <table:table-row table:style-name="ro1">
          <table:table-cell office:value-type="float" office:value="1.16092" calcext:value-type="float">
            <text:p>1,16092</text:p>
          </table:table-cell>
          <table:table-cell office:value-type="float" office:value="1.98511" calcext:value-type="float">
            <text:p>1,98511</text:p>
          </table:table-cell>
        </table:table-row>
        <table:table-row table:style-name="ro1">
          <table:table-cell office:value-type="float" office:value="1.42985" calcext:value-type="float">
            <text:p>1,42985</text:p>
          </table:table-cell>
          <table:table-cell office:value-type="float" office:value="1.9378" calcext:value-type="float">
            <text:p>1,9378</text:p>
          </table:table-cell>
        </table:table-row>
        <table:table-row table:style-name="ro1">
          <table:table-cell office:value-type="float" office:value="1.32682" calcext:value-type="float">
            <text:p>1,32682</text:p>
          </table:table-cell>
          <table:table-cell office:value-type="float" office:value="1.91449" calcext:value-type="float">
            <text:p>1,91449</text:p>
          </table:table-cell>
        </table:table-row>
        <table:table-row table:style-name="ro1">
          <table:table-cell office:value-type="float" office:value="1.84735" calcext:value-type="float">
            <text:p>1,84735</text:p>
          </table:table-cell>
          <table:table-cell office:value-type="float" office:value="1.729" calcext:value-type="float">
            <text:p>1,729</text:p>
          </table:table-cell>
        </table:table-row>
        <table:table-row table:style-name="ro1">
          <table:table-cell office:value-type="float" office:value="1.93396" calcext:value-type="float">
            <text:p>1,93396</text:p>
          </table:table-cell>
          <table:table-cell office:value-type="float" office:value="1.7926" calcext:value-type="float">
            <text:p>1,7926</text:p>
          </table:table-cell>
        </table:table-row>
        <table:table-row table:style-name="ro1">
          <table:table-cell office:value-type="float" office:value="1.66576" calcext:value-type="float">
            <text:p>1,66576</text:p>
          </table:table-cell>
          <table:table-cell office:value-type="float" office:value="1.73241" calcext:value-type="float">
            <text:p>1,73241</text:p>
          </table:table-cell>
        </table:table-row>
        <table:table-row table:style-name="ro1">
          <table:table-cell office:value-type="float" office:value="1.88769" calcext:value-type="float">
            <text:p>1,88769</text:p>
          </table:table-cell>
          <table:table-cell office:value-type="float" office:value="1.86279" calcext:value-type="float">
            <text:p>1,86279</text:p>
          </table:table-cell>
        </table:table-row>
        <table:table-row table:style-name="ro1">
          <table:table-cell office:value-type="float" office:value="1.69836" calcext:value-type="float">
            <text:p>1,69836</text:p>
          </table:table-cell>
          <table:table-cell office:value-type="float" office:value="1.31181" calcext:value-type="float">
            <text:p>1,31181</text:p>
          </table:table-cell>
        </table:table-row>
        <table:table-row table:style-name="ro1">
          <table:table-cell office:value-type="float" office:value="1.54967" calcext:value-type="float">
            <text:p>1,54967</text:p>
          </table:table-cell>
          <table:table-cell office:value-type="float" office:value="1.74169" calcext:value-type="float">
            <text:p>1,74169</text:p>
          </table:table-cell>
        </table:table-row>
        <table:table-row table:style-name="ro1">
          <table:table-cell office:value-type="float" office:value="1.84063" calcext:value-type="float">
            <text:p>1,84063</text:p>
          </table:table-cell>
          <table:table-cell office:value-type="float" office:value="1.79254" calcext:value-type="float">
            <text:p>1,79254</text:p>
          </table:table-cell>
        </table:table-row>
        <table:table-row table:style-name="ro1">
          <table:table-cell office:value-type="float" office:value="1.88684" calcext:value-type="float">
            <text:p>1,88684</text:p>
          </table:table-cell>
          <table:table-cell office:value-type="float" office:value="1.52623" calcext:value-type="float">
            <text:p>1,52623</text:p>
          </table:table-cell>
        </table:table-row>
        <table:table-row table:style-name="ro1">
          <table:table-cell office:value-type="float" office:value="0.625751" calcext:value-type="float">
            <text:p>0,625751</text:p>
          </table:table-cell>
          <table:table-cell office:value-type="float" office:value="1.94293" calcext:value-type="float">
            <text:p>1,94293</text:p>
          </table:table-cell>
        </table:table-row>
        <table:table-row table:style-name="ro1">
          <table:table-cell office:value-type="float" office:value="1.86303" calcext:value-type="float">
            <text:p>1,86303</text:p>
          </table:table-cell>
          <table:table-cell office:value-type="float" office:value="1.77435" calcext:value-type="float">
            <text:p>1,77435</text:p>
          </table:table-cell>
        </table:table-row>
        <table:table-row table:style-name="ro1">
          <table:table-cell office:value-type="float" office:value="1.03922" calcext:value-type="float">
            <text:p>1,03922</text:p>
          </table:table-cell>
          <table:table-cell office:value-type="float" office:value="1.92346" calcext:value-type="float">
            <text:p>1,92346</text:p>
          </table:table-cell>
        </table:table-row>
        <table:table-row table:style-name="ro1">
          <table:table-cell office:value-type="float" office:value="1.90106" calcext:value-type="float">
            <text:p>1,90106</text:p>
          </table:table-cell>
          <table:table-cell office:value-type="float" office:value="1.90216" calcext:value-type="float">
            <text:p>1,90216</text:p>
          </table:table-cell>
        </table:table-row>
        <table:table-row table:style-name="ro1">
          <table:table-cell office:value-type="float" office:value="1.62334" calcext:value-type="float">
            <text:p>1,62334</text:p>
          </table:table-cell>
          <table:table-cell office:value-type="float" office:value="1.39671" calcext:value-type="float">
            <text:p>1,39671</text:p>
          </table:table-cell>
        </table:table-row>
        <table:table-row table:style-name="ro1">
          <table:table-cell office:value-type="float" office:value="0.937101" calcext:value-type="float">
            <text:p>0,937101</text:p>
          </table:table-cell>
          <table:table-cell office:value-type="float" office:value="1.89489" calcext:value-type="float">
            <text:p>1,89489</text:p>
          </table:table-cell>
        </table:table-row>
        <table:table-row table:style-name="ro1">
          <table:table-cell office:value-type="float" office:value="1.63292" calcext:value-type="float">
            <text:p>1,63292</text:p>
          </table:table-cell>
          <table:table-cell office:value-type="float" office:value="1.91784" calcext:value-type="float">
            <text:p>1,91784</text:p>
          </table:table-cell>
        </table:table-row>
        <table:table-row table:style-name="ro1">
          <table:table-cell office:value-type="float" office:value="1.18876" calcext:value-type="float">
            <text:p>1,18876</text:p>
          </table:table-cell>
          <table:table-cell office:value-type="float" office:value="1.95837" calcext:value-type="float">
            <text:p>1,95837</text:p>
          </table:table-cell>
        </table:table-row>
        <table:table-row table:style-name="ro1">
          <table:table-cell office:value-type="float" office:value="1.7622" calcext:value-type="float">
            <text:p>1,7622</text:p>
          </table:table-cell>
          <table:table-cell office:value-type="float" office:value="1.80908" calcext:value-type="float">
            <text:p>1,80908</text:p>
          </table:table-cell>
        </table:table-row>
        <table:table-row table:style-name="ro1">
          <table:table-cell office:value-type="float" office:value="1.96393" calcext:value-type="float">
            <text:p>1,96393</text:p>
          </table:table-cell>
          <table:table-cell office:value-type="float" office:value="0.502579" calcext:value-type="float">
            <text:p>0,502579</text:p>
          </table:table-cell>
        </table:table-row>
        <table:table-row table:style-name="ro1">
          <table:table-cell office:value-type="float" office:value="1.98492" calcext:value-type="float">
            <text:p>1,98492</text:p>
          </table:table-cell>
          <table:table-cell office:value-type="float" office:value="1.08609" calcext:value-type="float">
            <text:p>1,08609</text:p>
          </table:table-cell>
        </table:table-row>
        <table:table-row table:style-name="ro1">
          <table:table-cell office:value-type="float" office:value="1.90332" calcext:value-type="float">
            <text:p>1,90332</text:p>
          </table:table-cell>
          <table:table-cell office:value-type="float" office:value="1.13773" calcext:value-type="float">
            <text:p>1,13773</text:p>
          </table:table-cell>
        </table:table-row>
        <table:table-row table:style-name="ro1">
          <table:table-cell office:value-type="float" office:value="1.76928" calcext:value-type="float">
            <text:p>1,76928</text:p>
          </table:table-cell>
          <table:table-cell office:value-type="float" office:value="1.7738" calcext:value-type="float">
            <text:p>1,7738</text:p>
          </table:table-cell>
        </table:table-row>
        <table:table-row table:style-name="ro1">
          <table:table-cell office:value-type="float" office:value="1.57439" calcext:value-type="float">
            <text:p>1,57439</text:p>
          </table:table-cell>
          <table:table-cell office:value-type="float" office:value="1.41527" calcext:value-type="float">
            <text:p>1,41527</text:p>
          </table:table-cell>
        </table:table-row>
        <table:table-row table:style-name="ro1">
          <table:table-cell office:value-type="float" office:value="1.65258" calcext:value-type="float">
            <text:p>1,65258</text:p>
          </table:table-cell>
          <table:table-cell office:value-type="float" office:value="1.58049" calcext:value-type="float">
            <text:p>1,58049</text:p>
          </table:table-cell>
        </table:table-row>
        <table:table-row table:style-name="ro1">
          <table:table-cell office:value-type="float" office:value="1.48973" calcext:value-type="float">
            <text:p>1,48973</text:p>
          </table:table-cell>
          <table:table-cell office:value-type="float" office:value="1.90081" calcext:value-type="float">
            <text:p>1,90081</text:p>
          </table:table-cell>
        </table:table-row>
        <table:table-row table:style-name="ro1">
          <table:table-cell office:value-type="float" office:value="1.7141" calcext:value-type="float">
            <text:p>1,7141</text:p>
          </table:table-cell>
          <table:table-cell office:value-type="float" office:value="1.75683" calcext:value-type="float">
            <text:p>1,75683</text:p>
          </table:table-cell>
        </table:table-row>
        <table:table-row table:style-name="ro1">
          <table:table-cell office:value-type="float" office:value="0.513932" calcext:value-type="float">
            <text:p>0,513932</text:p>
          </table:table-cell>
          <table:table-cell office:value-type="float" office:value="1.948" calcext:value-type="float">
            <text:p>1,948</text:p>
          </table:table-cell>
        </table:table-row>
        <table:table-row table:style-name="ro1">
          <table:table-cell office:value-type="float" office:value="1.09421" calcext:value-type="float">
            <text:p>1,09421</text:p>
          </table:table-cell>
          <table:table-cell office:value-type="float" office:value="1.99963" calcext:value-type="float">
            <text:p>1,99963</text:p>
          </table:table-cell>
        </table:table-row>
        <table:table-row table:style-name="ro1">
          <table:table-cell office:value-type="float" office:value="1.75689" calcext:value-type="float">
            <text:p>1,75689</text:p>
          </table:table-cell>
          <table:table-cell office:value-type="float" office:value="0.990326" calcext:value-type="float">
            <text:p>0,990326</text:p>
          </table:table-cell>
        </table:table-row>
        <table:table-row table:style-name="ro1">
          <table:table-cell office:value-type="float" office:value="0.951323" calcext:value-type="float">
            <text:p>0,951323</text:p>
          </table:table-cell>
          <table:table-cell office:value-type="float" office:value="1.86444" calcext:value-type="float">
            <text:p>1,86444</text:p>
          </table:table-cell>
        </table:table-row>
        <table:table-row table:style-name="ro1">
          <table:table-cell office:value-type="float" office:value="1.46385" calcext:value-type="float">
            <text:p>1,46385</text:p>
          </table:table-cell>
          <table:table-cell office:value-type="float" office:value="1.40904" calcext:value-type="float">
            <text:p>1,40904</text:p>
          </table:table-cell>
        </table:table-row>
        <table:table-row table:style-name="ro1">
          <table:table-cell office:value-type="float" office:value="1.64928" calcext:value-type="float">
            <text:p>1,64928</text:p>
          </table:table-cell>
          <table:table-cell office:value-type="float" office:value="1.6751" calcext:value-type="float">
            <text:p>1,6751</text:p>
          </table:table-cell>
        </table:table-row>
        <table:table-row table:style-name="ro1">
          <table:table-cell office:value-type="float" office:value="1.5783" calcext:value-type="float">
            <text:p>1,5783</text:p>
          </table:table-cell>
          <table:table-cell office:value-type="float" office:value="1.74712" calcext:value-type="float">
            <text:p>1,74712</text:p>
          </table:table-cell>
        </table:table-row>
        <table:table-row table:style-name="ro1">
          <table:table-cell office:value-type="float" office:value="1.33537" calcext:value-type="float">
            <text:p>1,33537</text:p>
          </table:table-cell>
          <table:table-cell office:value-type="float" office:value="1.97278" calcext:value-type="float">
            <text:p>1,97278</text:p>
          </table:table-cell>
        </table:table-row>
        <table:table-row table:style-name="ro1">
          <table:table-cell office:value-type="float" office:value="1.37608" calcext:value-type="float">
            <text:p>1,37608</text:p>
          </table:table-cell>
          <table:table-cell office:value-type="float" office:value="1.65746" calcext:value-type="float">
            <text:p>1,65746</text:p>
          </table:table-cell>
        </table:table-row>
        <table:table-row table:style-name="ro1">
          <table:table-cell office:value-type="float" office:value="1.99322" calcext:value-type="float">
            <text:p>1,99322</text:p>
          </table:table-cell>
          <table:table-cell office:value-type="float" office:value="0.75753" calcext:value-type="float">
            <text:p>0,75753</text:p>
          </table:table-cell>
        </table:table-row>
        <table:table-row table:style-name="ro1">
          <table:table-cell office:value-type="float" office:value="1.25913" calcext:value-type="float">
            <text:p>1,25913</text:p>
          </table:table-cell>
          <table:table-cell office:value-type="float" office:value="1.99164" calcext:value-type="float">
            <text:p>1,99164</text:p>
          </table:table-cell>
        </table:table-row>
        <table:table-row table:style-name="ro1">
          <table:table-cell office:value-type="float" office:value="1.67174" calcext:value-type="float">
            <text:p>1,67174</text:p>
          </table:table-cell>
          <table:table-cell office:value-type="float" office:value="1.7868" calcext:value-type="float">
            <text:p>1,7868</text:p>
          </table:table-cell>
        </table:table-row>
        <table:table-row table:style-name="ro1">
          <table:table-cell office:value-type="float" office:value="1.96796" calcext:value-type="float">
            <text:p>1,96796</text:p>
          </table:table-cell>
          <table:table-cell office:value-type="float" office:value="1.32902" calcext:value-type="float">
            <text:p>1,32902</text:p>
          </table:table-cell>
        </table:table-row>
        <table:table-row table:style-name="ro1">
          <table:table-cell office:value-type="float" office:value="1.08414" calcext:value-type="float">
            <text:p>1,08414</text:p>
          </table:table-cell>
          <table:table-cell office:value-type="float" office:value="1.82592" calcext:value-type="float">
            <text:p>1,82592</text:p>
          </table:table-cell>
        </table:table-row>
        <table:table-row table:style-name="ro1">
          <table:table-cell office:value-type="float" office:value="1.07688" calcext:value-type="float">
            <text:p>1,07688</text:p>
          </table:table-cell>
          <table:table-cell office:value-type="float" office:value="1.93487" calcext:value-type="float">
            <text:p>1,93487</text:p>
          </table:table-cell>
        </table:table-row>
        <table:table-row table:style-name="ro1">
          <table:table-cell office:value-type="float" office:value="1.96924" calcext:value-type="float">
            <text:p>1,96924</text:p>
          </table:table-cell>
          <table:table-cell office:value-type="float" office:value="0.876003" calcext:value-type="float">
            <text:p>0,876003</text:p>
          </table:table-cell>
        </table:table-row>
        <table:table-row table:style-name="ro1">
          <table:table-cell office:value-type="float" office:value="1.96979" calcext:value-type="float">
            <text:p>1,96979</text:p>
          </table:table-cell>
          <table:table-cell office:value-type="float" office:value="0.970244" calcext:value-type="float">
            <text:p>0,970244</text:p>
          </table:table-cell>
        </table:table-row>
        <table:table-row table:style-name="ro1">
          <table:table-cell office:value-type="float" office:value="1.79827" calcext:value-type="float">
            <text:p>1,79827</text:p>
          </table:table-cell>
          <table:table-cell office:value-type="float" office:value="1.0361" calcext:value-type="float">
            <text:p>1,0361</text:p>
          </table:table-cell>
        </table:table-row>
        <table:table-row table:style-name="ro1">
          <table:table-cell office:value-type="float" office:value="1.4268" calcext:value-type="float">
            <text:p>1,4268</text:p>
          </table:table-cell>
          <table:table-cell office:value-type="float" office:value="1.62914" calcext:value-type="float">
            <text:p>1,62914</text:p>
          </table:table-cell>
        </table:table-row>
        <table:table-row table:style-name="ro1">
          <table:table-cell office:value-type="float" office:value="1.49443" calcext:value-type="float">
            <text:p>1,49443</text:p>
          </table:table-cell>
          <table:table-cell office:value-type="float" office:value="1.82537" calcext:value-type="float">
            <text:p>1,82537</text:p>
          </table:table-cell>
        </table:table-row>
        <table:table-row table:style-name="ro1">
          <table:table-cell office:value-type="float" office:value="1.46995" calcext:value-type="float">
            <text:p>1,46995</text:p>
          </table:table-cell>
          <table:table-cell office:value-type="float" office:value="1.7705" calcext:value-type="float">
            <text:p>1,7705</text:p>
          </table:table-cell>
        </table:table-row>
        <table:table-row table:style-name="ro1">
          <table:table-cell office:value-type="float" office:value="1.61364" calcext:value-type="float">
            <text:p>1,61364</text:p>
          </table:table-cell>
          <table:table-cell office:value-type="float" office:value="1.61351" calcext:value-type="float">
            <text:p>1,61351</text:p>
          </table:table-cell>
        </table:table-row>
        <table:table-row table:style-name="ro1">
          <table:table-cell office:value-type="float" office:value="1.0322" calcext:value-type="float">
            <text:p>1,0322</text:p>
          </table:table-cell>
          <table:table-cell office:value-type="float" office:value="1.88958" calcext:value-type="float">
            <text:p>1,88958</text:p>
          </table:table-cell>
        </table:table-row>
        <table:table-row table:style-name="ro1">
          <table:table-cell office:value-type="float" office:value="1.86407" calcext:value-type="float">
            <text:p>1,86407</text:p>
          </table:table-cell>
          <table:table-cell office:value-type="float" office:value="1.59062" calcext:value-type="float">
            <text:p>1,59062</text:p>
          </table:table-cell>
        </table:table-row>
        <table:table-row table:style-name="ro1">
          <table:table-cell office:value-type="float" office:value="1.89825" calcext:value-type="float">
            <text:p>1,89825</text:p>
          </table:table-cell>
          <table:table-cell office:value-type="float" office:value="0.631977" calcext:value-type="float">
            <text:p>0,631977</text:p>
          </table:table-cell>
        </table:table-row>
        <table:table-row table:style-name="ro1">
          <table:table-cell office:value-type="float" office:value="1.27848" calcext:value-type="float">
            <text:p>1,27848</text:p>
          </table:table-cell>
          <table:table-cell office:value-type="float" office:value="1.68377" calcext:value-type="float">
            <text:p>1,68377</text:p>
          </table:table-cell>
        </table:table-row>
        <table:table-row table:style-name="ro1">
          <table:table-cell office:value-type="float" office:value="0.604816" calcext:value-type="float">
            <text:p>0,604816</text:p>
          </table:table-cell>
          <table:table-cell office:value-type="float" office:value="1.94879" calcext:value-type="float">
            <text:p>1,94879</text:p>
          </table:table-cell>
        </table:table-row>
        <table:table-row table:style-name="ro1">
          <table:table-cell office:value-type="float" office:value="0.637532" calcext:value-type="float">
            <text:p>0,637532</text:p>
          </table:table-cell>
          <table:table-cell office:value-type="float" office:value="1.91644" calcext:value-type="float">
            <text:p>1,91644</text:p>
          </table:table-cell>
        </table:table-row>
        <table:table-row table:style-name="ro1">
          <table:table-cell office:value-type="float" office:value="1.52727" calcext:value-type="float">
            <text:p>1,52727</text:p>
          </table:table-cell>
          <table:table-cell office:value-type="float" office:value="1.30021" calcext:value-type="float">
            <text:p>1,30021</text:p>
          </table:table-cell>
        </table:table-row>
        <table:table-row table:style-name="ro1">
          <table:table-cell office:value-type="float" office:value="1.85797" calcext:value-type="float">
            <text:p>1,85797</text:p>
          </table:table-cell>
          <table:table-cell office:value-type="float" office:value="0.755943" calcext:value-type="float">
            <text:p>0,755943</text:p>
          </table:table-cell>
        </table:table-row>
        <table:table-row table:style-name="ro1">
          <table:table-cell office:value-type="float" office:value="1.78057" calcext:value-type="float">
            <text:p>1,78057</text:p>
          </table:table-cell>
          <table:table-cell office:value-type="float" office:value="1.35917" calcext:value-type="float">
            <text:p>1,35917</text:p>
          </table:table-cell>
        </table:table-row>
        <table:table-row table:style-name="ro1">
          <table:table-cell office:value-type="float" office:value="1.48979" calcext:value-type="float">
            <text:p>1,48979</text:p>
          </table:table-cell>
          <table:table-cell office:value-type="float" office:value="1.99805" calcext:value-type="float">
            <text:p>1,99805</text:p>
          </table:table-cell>
        </table:table-row>
        <table:table-row table:style-name="ro1">
          <table:table-cell office:value-type="float" office:value="0.723289" calcext:value-type="float">
            <text:p>0,723289</text:p>
          </table:table-cell>
          <table:table-cell office:value-type="float" office:value="1.9212" calcext:value-type="float">
            <text:p>1,9212</text:p>
          </table:table-cell>
        </table:table-row>
        <table:table-row table:style-name="ro1">
          <table:table-cell office:value-type="float" office:value="1.98053" calcext:value-type="float">
            <text:p>1,98053</text:p>
          </table:table-cell>
          <table:table-cell office:value-type="float" office:value="0.575457" calcext:value-type="float">
            <text:p>0,575457</text:p>
          </table:table-cell>
        </table:table-row>
        <table:table-row table:style-name="ro1">
          <table:table-cell office:value-type="float" office:value="1.36131" calcext:value-type="float">
            <text:p>1,36131</text:p>
          </table:table-cell>
          <table:table-cell office:value-type="float" office:value="1.53966" calcext:value-type="float">
            <text:p>1,53966</text:p>
          </table:table-cell>
        </table:table-row>
        <table:table-row table:style-name="ro1">
          <table:table-cell office:value-type="float" office:value="1.84942" calcext:value-type="float">
            <text:p>1,84942</text:p>
          </table:table-cell>
          <table:table-cell office:value-type="float" office:value="1.85852" calcext:value-type="float">
            <text:p>1,85852</text:p>
          </table:table-cell>
        </table:table-row>
        <table:table-row table:style-name="ro1">
          <table:table-cell office:value-type="float" office:value="1.57793" calcext:value-type="float">
            <text:p>1,57793</text:p>
          </table:table-cell>
          <table:table-cell office:value-type="float" office:value="1.53478" calcext:value-type="float">
            <text:p>1,53478</text:p>
          </table:table-cell>
        </table:table-row>
        <table:table-row table:style-name="ro1">
          <table:table-cell office:value-type="float" office:value="1.44243" calcext:value-type="float">
            <text:p>1,44243</text:p>
          </table:table-cell>
          <table:table-cell office:value-type="float" office:value="1.77471" calcext:value-type="float">
            <text:p>1,77471</text:p>
          </table:table-cell>
        </table:table-row>
        <table:table-row table:style-name="ro1">
          <table:table-cell office:value-type="float" office:value="1.99713" calcext:value-type="float">
            <text:p>1,99713</text:p>
          </table:table-cell>
          <table:table-cell office:value-type="float" office:value="1.76476" calcext:value-type="float">
            <text:p>1,76476</text:p>
          </table:table-cell>
        </table:table-row>
        <table:table-row table:style-name="ro1">
          <table:table-cell office:value-type="float" office:value="1.55119" calcext:value-type="float">
            <text:p>1,55119</text:p>
          </table:table-cell>
          <table:table-cell office:value-type="float" office:value="1.86926" calcext:value-type="float">
            <text:p>1,86926</text:p>
          </table:table-cell>
        </table:table-row>
        <table:table-row table:style-name="ro1">
          <table:table-cell office:value-type="float" office:value="1.81243" calcext:value-type="float">
            <text:p>1,81243</text:p>
          </table:table-cell>
          <table:table-cell office:value-type="float" office:value="0.855434" calcext:value-type="float">
            <text:p>0,855434</text:p>
          </table:table-cell>
        </table:table-row>
        <table:table-row table:style-name="ro1">
          <table:table-cell office:value-type="float" office:value="1.44261" calcext:value-type="float">
            <text:p>1,44261</text:p>
          </table:table-cell>
          <table:table-cell office:value-type="float" office:value="1.52391" calcext:value-type="float">
            <text:p>1,52391</text:p>
          </table:table-cell>
        </table:table-row>
        <table:table-row table:style-name="ro1">
          <table:table-cell office:value-type="float" office:value="1.74407" calcext:value-type="float">
            <text:p>1,74407</text:p>
          </table:table-cell>
          <table:table-cell office:value-type="float" office:value="1.32377" calcext:value-type="float">
            <text:p>1,32377</text:p>
          </table:table-cell>
        </table:table-row>
        <table:table-row table:style-name="ro1">
          <table:table-cell office:value-type="float" office:value="0.891873" calcext:value-type="float">
            <text:p>0,891873</text:p>
          </table:table-cell>
          <table:table-cell office:value-type="float" office:value="1.93121" calcext:value-type="float">
            <text:p>1,93121</text:p>
          </table:table-cell>
        </table:table-row>
        <table:table-row table:style-name="ro1">
          <table:table-cell office:value-type="float" office:value="1.25987" calcext:value-type="float">
            <text:p>1,25987</text:p>
          </table:table-cell>
          <table:table-cell office:value-type="float" office:value="1.87555" calcext:value-type="float">
            <text:p>1,87555</text:p>
          </table:table-cell>
        </table:table-row>
        <table:table-row table:style-name="ro1">
          <table:table-cell office:value-type="float" office:value="1.33012" calcext:value-type="float">
            <text:p>1,33012</text:p>
          </table:table-cell>
          <table:table-cell office:value-type="float" office:value="1.60491" calcext:value-type="float">
            <text:p>1,60491</text:p>
          </table:table-cell>
        </table:table-row>
        <table:table-row table:style-name="ro1">
          <table:table-cell office:value-type="float" office:value="1.71221" calcext:value-type="float">
            <text:p>1,71221</text:p>
          </table:table-cell>
          <table:table-cell office:value-type="float" office:value="1.84094" calcext:value-type="float">
            <text:p>1,84094</text:p>
          </table:table-cell>
        </table:table-row>
        <table:table-row table:style-name="ro1">
          <table:table-cell office:value-type="float" office:value="1.79986" calcext:value-type="float">
            <text:p>1,79986</text:p>
          </table:table-cell>
          <table:table-cell office:value-type="float" office:value="1.30876" calcext:value-type="float">
            <text:p>1,30876</text:p>
          </table:table-cell>
        </table:table-row>
        <table:table-row table:style-name="ro1">
          <table:table-cell office:value-type="float" office:value="1.76989" calcext:value-type="float">
            <text:p>1,76989</text:p>
          </table:table-cell>
          <table:table-cell office:value-type="float" office:value="1.57842" calcext:value-type="float">
            <text:p>1,57842</text:p>
          </table:table-cell>
        </table:table-row>
        <table:table-row table:style-name="ro1">
          <table:table-cell office:value-type="float" office:value="1.95862" calcext:value-type="float">
            <text:p>1,95862</text:p>
          </table:table-cell>
          <table:table-cell office:value-type="float" office:value="1.57286" calcext:value-type="float">
            <text:p>1,57286</text:p>
          </table:table-cell>
        </table:table-row>
        <table:table-row table:style-name="ro1">
          <table:table-cell office:value-type="float" office:value="1.88336" calcext:value-type="float">
            <text:p>1,88336</text:p>
          </table:table-cell>
          <table:table-cell office:value-type="float" office:value="1.00504" calcext:value-type="float">
            <text:p>1,00504</text:p>
          </table:table-cell>
        </table:table-row>
        <table:table-row table:style-name="ro1">
          <table:table-cell office:value-type="float" office:value="1.26408" calcext:value-type="float">
            <text:p>1,26408</text:p>
          </table:table-cell>
          <table:table-cell office:value-type="float" office:value="1.95001" calcext:value-type="float">
            <text:p>1,95001</text:p>
          </table:table-cell>
        </table:table-row>
        <table:table-row table:style-name="ro1">
          <table:table-cell office:value-type="float" office:value="1.80993" calcext:value-type="float">
            <text:p>1,80993</text:p>
          </table:table-cell>
          <table:table-cell office:value-type="float" office:value="1.53111" calcext:value-type="float">
            <text:p>1,53111</text:p>
          </table:table-cell>
        </table:table-row>
        <table:table-row table:style-name="ro1">
          <table:table-cell office:value-type="float" office:value="1.51549" calcext:value-type="float">
            <text:p>1,51549</text:p>
          </table:table-cell>
          <table:table-cell office:value-type="float" office:value="1.40501" calcext:value-type="float">
            <text:p>1,40501</text:p>
          </table:table-cell>
        </table:table-row>
        <table:table-row table:style-name="ro1">
          <table:table-cell office:value-type="float" office:value="1.12857" calcext:value-type="float">
            <text:p>1,12857</text:p>
          </table:table-cell>
          <table:table-cell office:value-type="float" office:value="1.82781" calcext:value-type="float">
            <text:p>1,82781</text:p>
          </table:table-cell>
        </table:table-row>
        <table:table-row table:style-name="ro1">
          <table:table-cell office:value-type="float" office:value="1.83929" calcext:value-type="float">
            <text:p>1,83929</text:p>
          </table:table-cell>
          <table:table-cell office:value-type="float" office:value="1.13767" calcext:value-type="float">
            <text:p>1,13767</text:p>
          </table:table-cell>
        </table:table-row>
        <table:table-row table:style-name="ro1">
          <table:table-cell office:value-type="float" office:value="1.37156" calcext:value-type="float">
            <text:p>1,37156</text:p>
          </table:table-cell>
          <table:table-cell office:value-type="float" office:value="1.53728" calcext:value-type="float">
            <text:p>1,53728</text:p>
          </table:table-cell>
        </table:table-row>
        <table:table-row table:style-name="ro1">
          <table:table-cell office:value-type="float" office:value="1.08255" calcext:value-type="float">
            <text:p>1,08255</text:p>
          </table:table-cell>
          <table:table-cell office:value-type="float" office:value="1.89886" calcext:value-type="float">
            <text:p>1,89886</text:p>
          </table:table-cell>
        </table:table-row>
        <table:table-row table:style-name="ro1">
          <table:table-cell office:value-type="float" office:value="1.25224" calcext:value-type="float">
            <text:p>1,25224</text:p>
          </table:table-cell>
          <table:table-cell office:value-type="float" office:value="1.93561" calcext:value-type="float">
            <text:p>1,93561</text:p>
          </table:table-cell>
        </table:table-row>
        <table:table-row table:style-name="ro1">
          <table:table-cell office:value-type="float" office:value="1.89752" calcext:value-type="float">
            <text:p>1,89752</text:p>
          </table:table-cell>
          <table:table-cell office:value-type="float" office:value="1.45134" calcext:value-type="float">
            <text:p>1,45134</text:p>
          </table:table-cell>
        </table:table-row>
        <table:table-row table:style-name="ro1">
          <table:table-cell office:value-type="float" office:value="1.95025" calcext:value-type="float">
            <text:p>1,95025</text:p>
          </table:table-cell>
          <table:table-cell office:value-type="float" office:value="1.74236" calcext:value-type="float">
            <text:p>1,74236</text:p>
          </table:table-cell>
        </table:table-row>
        <table:table-row table:style-name="ro1">
          <table:table-cell office:value-type="float" office:value="1.89673" calcext:value-type="float">
            <text:p>1,89673</text:p>
          </table:table-cell>
          <table:table-cell office:value-type="float" office:value="1.00461" calcext:value-type="float">
            <text:p>1,00461</text:p>
          </table:table-cell>
        </table:table-row>
        <table:table-row table:style-name="ro1">
          <table:table-cell office:value-type="float" office:value="1.42796" calcext:value-type="float">
            <text:p>1,42796</text:p>
          </table:table-cell>
          <table:table-cell office:value-type="float" office:value="1.58153" calcext:value-type="float">
            <text:p>1,58153</text:p>
          </table:table-cell>
        </table:table-row>
        <table:table-row table:style-name="ro1">
          <table:table-cell office:value-type="float" office:value="1.79431" calcext:value-type="float">
            <text:p>1,79431</text:p>
          </table:table-cell>
          <table:table-cell office:value-type="float" office:value="1.15708" calcext:value-type="float">
            <text:p>1,15708</text:p>
          </table:table-cell>
        </table:table-row>
        <table:table-row table:style-name="ro1">
          <table:table-cell office:value-type="float" office:value="1.33763" calcext:value-type="float">
            <text:p>1,33763</text:p>
          </table:table-cell>
          <table:table-cell office:value-type="float" office:value="1.50328" calcext:value-type="float">
            <text:p>1,50328</text:p>
          </table:table-cell>
        </table:table-row>
        <table:table-row table:style-name="ro1">
          <table:table-cell office:value-type="float" office:value="1.63158" calcext:value-type="float">
            <text:p>1,63158</text:p>
          </table:table-cell>
          <table:table-cell office:value-type="float" office:value="1.21366" calcext:value-type="float">
            <text:p>1,21366</text:p>
          </table:table-cell>
        </table:table-row>
        <table:table-row table:style-name="ro1">
          <table:table-cell office:value-type="float" office:value="1.8573" calcext:value-type="float">
            <text:p>1,8573</text:p>
          </table:table-cell>
          <table:table-cell office:value-type="float" office:value="1.69127" calcext:value-type="float">
            <text:p>1,69127</text:p>
          </table:table-cell>
        </table:table-row>
        <table:table-row table:style-name="ro1">
          <table:table-cell office:value-type="float" office:value="1.99408" calcext:value-type="float">
            <text:p>1,99408</text:p>
          </table:table-cell>
          <table:table-cell office:value-type="float" office:value="1.99841" calcext:value-type="float">
            <text:p>1,99841</text:p>
          </table:table-cell>
        </table:table-row>
        <table:table-row table:style-name="ro1">
          <table:table-cell office:value-type="float" office:value="1.46031" calcext:value-type="float">
            <text:p>1,46031</text:p>
          </table:table-cell>
          <table:table-cell office:value-type="float" office:value="1.98364" calcext:value-type="float">
            <text:p>1,98364</text:p>
          </table:table-cell>
        </table:table-row>
        <table:table-row table:style-name="ro1">
          <table:table-cell office:value-type="float" office:value="1.40587" calcext:value-type="float">
            <text:p>1,40587</text:p>
          </table:table-cell>
          <table:table-cell office:value-type="float" office:value="1.93811" calcext:value-type="float">
            <text:p>1,93811</text:p>
          </table:table-cell>
        </table:table-row>
        <table:table-row table:style-name="ro1">
          <table:table-cell office:value-type="float" office:value="1.74676" calcext:value-type="float">
            <text:p>1,74676</text:p>
          </table:table-cell>
          <table:table-cell office:value-type="float" office:value="1.59581" calcext:value-type="float">
            <text:p>1,59581</text:p>
          </table:table-cell>
        </table:table-row>
        <table:table-row table:style-name="ro1">
          <table:table-cell office:value-type="float" office:value="1.24149" calcext:value-type="float">
            <text:p>1,24149</text:p>
          </table:table-cell>
          <table:table-cell office:value-type="float" office:value="1.70757" calcext:value-type="float">
            <text:p>1,70757</text:p>
          </table:table-cell>
        </table:table-row>
        <table:table-row table:style-name="ro1">
          <table:table-cell office:value-type="float" office:value="1.22788" calcext:value-type="float">
            <text:p>1,22788</text:p>
          </table:table-cell>
          <table:table-cell office:value-type="float" office:value="1.9256" calcext:value-type="float">
            <text:p>1,9256</text:p>
          </table:table-cell>
        </table:table-row>
        <table:table-row table:style-name="ro1">
          <table:table-cell office:value-type="float" office:value="0.950652" calcext:value-type="float">
            <text:p>0,950652</text:p>
          </table:table-cell>
          <table:table-cell office:value-type="float" office:value="1.93085" calcext:value-type="float">
            <text:p>1,93085</text:p>
          </table:table-cell>
        </table:table-row>
        <table:table-row table:style-name="ro1">
          <table:table-cell office:value-type="float" office:value="0.924833" calcext:value-type="float">
            <text:p>0,924833</text:p>
          </table:table-cell>
          <table:table-cell office:value-type="float" office:value="1.83801" calcext:value-type="float">
            <text:p>1,83801</text:p>
          </table:table-cell>
        </table:table-row>
        <table:table-row table:style-name="ro1">
          <table:table-cell office:value-type="float" office:value="1.80242" calcext:value-type="float">
            <text:p>1,80242</text:p>
          </table:table-cell>
          <table:table-cell office:value-type="float" office:value="1.72497" calcext:value-type="float">
            <text:p>1,72497</text:p>
          </table:table-cell>
        </table:table-row>
        <table:table-row table:style-name="ro1">
          <table:table-cell office:value-type="float" office:value="1.94165" calcext:value-type="float">
            <text:p>1,94165</text:p>
          </table:table-cell>
          <table:table-cell office:value-type="float" office:value="1.04147" calcext:value-type="float">
            <text:p>1,04147</text:p>
          </table:table-cell>
        </table:table-row>
        <table:table-row table:style-name="ro1">
          <table:table-cell office:value-type="float" office:value="1.48863" calcext:value-type="float">
            <text:p>1,48863</text:p>
          </table:table-cell>
          <table:table-cell office:value-type="float" office:value="1.75219" calcext:value-type="float">
            <text:p>1,75219</text:p>
          </table:table-cell>
        </table:table-row>
        <table:table-row table:style-name="ro1">
          <table:table-cell office:value-type="float" office:value="1.58574" calcext:value-type="float">
            <text:p>1,58574</text:p>
          </table:table-cell>
          <table:table-cell office:value-type="float" office:value="1.26347" calcext:value-type="float">
            <text:p>1,26347</text:p>
          </table:table-cell>
        </table:table-row>
        <table:table-row table:style-name="ro1">
          <table:table-cell office:value-type="float" office:value="1.0737" calcext:value-type="float">
            <text:p>1,0737</text:p>
          </table:table-cell>
          <table:table-cell office:value-type="float" office:value="1.9939" calcext:value-type="float">
            <text:p>1,9939</text:p>
          </table:table-cell>
        </table:table-row>
        <table:table-row table:style-name="ro1">
          <table:table-cell office:value-type="float" office:value="1.56346" calcext:value-type="float">
            <text:p>1,56346</text:p>
          </table:table-cell>
          <table:table-cell office:value-type="float" office:value="1.95294" calcext:value-type="float">
            <text:p>1,95294</text:p>
          </table:table-cell>
        </table:table-row>
        <table:table-row table:style-name="ro1">
          <table:table-cell office:value-type="float" office:value="1.62358" calcext:value-type="float">
            <text:p>1,62358</text:p>
          </table:table-cell>
          <table:table-cell office:value-type="float" office:value="1.92724" calcext:value-type="float">
            <text:p>1,92724</text:p>
          </table:table-cell>
        </table:table-row>
        <table:table-row table:style-name="ro1">
          <table:table-cell office:value-type="float" office:value="1.78368" calcext:value-type="float">
            <text:p>1,78368</text:p>
          </table:table-cell>
          <table:table-cell office:value-type="float" office:value="1.98932" calcext:value-type="float">
            <text:p>1,98932</text:p>
          </table:table-cell>
        </table:table-row>
        <table:table-row table:style-name="ro1">
          <table:table-cell office:value-type="float" office:value="1.53911" calcext:value-type="float">
            <text:p>1,53911</text:p>
          </table:table-cell>
          <table:table-cell office:value-type="float" office:value="1.92364" calcext:value-type="float">
            <text:p>1,92364</text:p>
          </table:table-cell>
        </table:table-row>
        <table:table-row table:style-name="ro1">
          <table:table-cell office:value-type="float" office:value="0.799707" calcext:value-type="float">
            <text:p>0,799707</text:p>
          </table:table-cell>
          <table:table-cell office:value-type="float" office:value="1.91192" calcext:value-type="float">
            <text:p>1,91192</text:p>
          </table:table-cell>
        </table:table-row>
        <table:table-row table:style-name="ro1">
          <table:table-cell office:value-type="float" office:value="1.85772" calcext:value-type="float">
            <text:p>1,85772</text:p>
          </table:table-cell>
          <table:table-cell office:value-type="float" office:value="1.87909" calcext:value-type="float">
            <text:p>1,87909</text:p>
          </table:table-cell>
        </table:table-row>
        <table:table-row table:style-name="ro1">
          <table:table-cell office:value-type="float" office:value="1.79736" calcext:value-type="float">
            <text:p>1,79736</text:p>
          </table:table-cell>
          <table:table-cell office:value-type="float" office:value="1.51506" calcext:value-type="float">
            <text:p>1,51506</text:p>
          </table:table-cell>
        </table:table-row>
        <table:table-row table:style-name="ro1">
          <table:table-cell office:value-type="float" office:value="1.66375" calcext:value-type="float">
            <text:p>1,66375</text:p>
          </table:table-cell>
          <table:table-cell office:value-type="float" office:value="1.7387" calcext:value-type="float">
            <text:p>1,7387</text:p>
          </table:table-cell>
        </table:table-row>
        <table:table-row table:style-name="ro1">
          <table:table-cell office:value-type="float" office:value="1.91156" calcext:value-type="float">
            <text:p>1,91156</text:p>
          </table:table-cell>
          <table:table-cell office:value-type="float" office:value="1.10001" calcext:value-type="float">
            <text:p>1,10001</text:p>
          </table:table-cell>
        </table:table-row>
        <table:table-row table:style-name="ro1">
          <table:table-cell office:value-type="float" office:value="1.95538" calcext:value-type="float">
            <text:p>1,95538</text:p>
          </table:table-cell>
          <table:table-cell office:value-type="float" office:value="0.998138" calcext:value-type="float">
            <text:p>0,998138</text:p>
          </table:table-cell>
        </table:table-row>
        <table:table-row table:style-name="ro1">
          <table:table-cell office:value-type="float" office:value="1.73254" calcext:value-type="float">
            <text:p>1,73254</text:p>
          </table:table-cell>
          <table:table-cell office:value-type="float" office:value="1.91693" calcext:value-type="float">
            <text:p>1,91693</text:p>
          </table:table-cell>
        </table:table-row>
        <table:table-row table:style-name="ro1">
          <table:table-cell office:value-type="float" office:value="1.92151" calcext:value-type="float">
            <text:p>1,92151</text:p>
          </table:table-cell>
          <table:table-cell office:value-type="float" office:value="1.10678" calcext:value-type="float">
            <text:p>1,10678</text:p>
          </table:table-cell>
        </table:table-row>
        <table:table-row table:style-name="ro1">
          <table:table-cell office:value-type="float" office:value="1.45763" calcext:value-type="float">
            <text:p>1,45763</text:p>
          </table:table-cell>
          <table:table-cell office:value-type="float" office:value="1.98346" calcext:value-type="float">
            <text:p>1,98346</text:p>
          </table:table-cell>
        </table:table-row>
        <table:table-row table:style-name="ro1">
          <table:table-cell office:value-type="float" office:value="1.25559" calcext:value-type="float">
            <text:p>1,25559</text:p>
          </table:table-cell>
          <table:table-cell office:value-type="float" office:value="1.75909" calcext:value-type="float">
            <text:p>1,75909</text:p>
          </table:table-cell>
        </table:table-row>
        <table:table-row table:style-name="ro1">
          <table:table-cell office:value-type="float" office:value="0.689047" calcext:value-type="float">
            <text:p>0,689047</text:p>
          </table:table-cell>
          <table:table-cell office:value-type="float" office:value="1.97943" calcext:value-type="float">
            <text:p>1,979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7T08:40:08.059000000</dc:date>
    <meta:editing-duration>PT3M45S</meta:editing-duration>
    <meta:editing-cycles>1</meta:editing-cycles>
    <meta:document-statistic meta:table-count="1" meta:cell-count="1002" meta:object-count="1"/>
    <meta:generator>LibreOffice/7.5.4.2$Windows_X86_64 LibreOffice_project/36ccfdc35048b057fd9854c757a8b67ec53977b6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34cm" svg:height="10.334cm" xlink:href=".." xlink:type="simple" chart:class="chart:scatter" chart:style-name="ch1">
        <chart:legend chart:legend-position="end" svg:x="14.286cm" svg:y="4.868cm" style:legend-expansion="high" chart:style-name="ch2"/>
        <chart:plot-area chart:style-name="ch3" table:cell-range-address="coordinates.A1:coordinates.B501" svg:x="0.334cm" svg:y="0.206cm" svg:width="13.618cm" svg:height="9.922cm">
          <chart:coordinate-region svg:x="1.061cm" svg:y="0.405cm" svg:width="12.651cm" svg:height="9.0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ordinates.B1:coordinates.B501" chart:class="chart:scatter">
            <chart:domain table:cell-range-address="coordinates.A1:coordinates.A501"/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413">
                <text:p>1.62413</text:p>
                <draw:g>
                  <svg:desc>coordinates.A1:coordinates.A501</svg:desc>
                </draw:g>
              </table:table-cell>
              <table:table-cell office:value-type="float" office:value="1.90576">
                <text:p>1.90576</text:p>
                <draw:g>
                  <svg:desc>coordinates.B1:coordinates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2983">
                <text:p>1.82983</text:p>
              </table:table-cell>
              <table:table-cell office:value-type="float" office:value="1.919">
                <text:p>1.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811">
                <text:p>1.99811</text:p>
              </table:table-cell>
              <table:table-cell office:value-type="float" office:value="0.604694">
                <text:p>0.604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5872">
                <text:p>1.45872</text:p>
              </table:table-cell>
              <table:table-cell office:value-type="float" office:value="1.50737">
                <text:p>1.50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6527">
                <text:p>1.66527</text:p>
              </table:table-cell>
              <table:table-cell office:value-type="float" office:value="1.52892">
                <text:p>1.52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524">
                <text:p>1.69524</text:p>
              </table:table-cell>
              <table:table-cell office:value-type="float" office:value="1.15488">
                <text:p>1.15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8496">
                <text:p>0.868496</text:p>
              </table:table-cell>
              <table:table-cell office:value-type="float" office:value="1.83197">
                <text:p>1.83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7579">
                <text:p>1.87579</text:p>
              </table:table-cell>
              <table:table-cell office:value-type="float" office:value="1.29936">
                <text:p>1.29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3362">
                <text:p>1.53362</text:p>
              </table:table-cell>
              <table:table-cell office:value-type="float" office:value="1.40049">
                <text:p>1.40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7223">
                <text:p>0.997223</text:p>
              </table:table-cell>
              <table:table-cell office:value-type="float" office:value="1.75134">
                <text:p>1.75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542">
                <text:p>1.7542</text:p>
              </table:table-cell>
              <table:table-cell office:value-type="float" office:value="1.19712">
                <text:p>1.19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9341">
                <text:p>1.99341</text:p>
              </table:table-cell>
              <table:table-cell office:value-type="float" office:value="1.61132">
                <text:p>1.61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449">
                <text:p>1.31449</text:p>
              </table:table-cell>
              <table:table-cell office:value-type="float" office:value="1.63201">
                <text:p>1.63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6373">
                <text:p>1.16373</text:p>
              </table:table-cell>
              <table:table-cell office:value-type="float" office:value="1.67125">
                <text:p>1.67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5703">
                <text:p>1.65703</text:p>
              </table:table-cell>
              <table:table-cell office:value-type="float" office:value="1.1428">
                <text:p>1.1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528">
                <text:p>1.4528</text:p>
              </table:table-cell>
              <table:table-cell office:value-type="float" office:value="1.9306">
                <text:p>1.9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7722">
                <text:p>1.47722</text:p>
              </table:table-cell>
              <table:table-cell office:value-type="float" office:value="1.47862">
                <text:p>1.47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2552">
                <text:p>1.42552</text:p>
              </table:table-cell>
              <table:table-cell office:value-type="float" office:value="1.90063">
                <text:p>1.90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0145">
                <text:p>1.50145</text:p>
              </table:table-cell>
              <table:table-cell office:value-type="float" office:value="1.63817">
                <text:p>1.63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751">
                <text:p>0.73751</text:p>
              </table:table-cell>
              <table:table-cell office:value-type="float" office:value="1.91082">
                <text:p>1.91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6735">
                <text:p>1.66735</text:p>
              </table:table-cell>
              <table:table-cell office:value-type="float" office:value="1.62249">
                <text:p>1.62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3305">
                <text:p>1.33305</text:p>
              </table:table-cell>
              <table:table-cell office:value-type="float" office:value="1.98413">
                <text:p>1.98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7728">
                <text:p>1.77728</text:p>
              </table:table-cell>
              <table:table-cell office:value-type="float" office:value="1.04086">
                <text:p>1.04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5241">
                <text:p>1.85241</text:p>
              </table:table-cell>
              <table:table-cell office:value-type="float" office:value="1.08988">
                <text:p>1.089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0706">
                <text:p>1.80706</text:p>
              </table:table-cell>
              <table:table-cell office:value-type="float" office:value="0.896695">
                <text:p>0.896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1321">
                <text:p>1.31321</text:p>
              </table:table-cell>
              <table:table-cell office:value-type="float" office:value="1.78008">
                <text:p>1.78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1333">
                <text:p>1.91333</text:p>
              </table:table-cell>
              <table:table-cell office:value-type="float" office:value="1.86419">
                <text:p>1.864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5276">
                <text:p>1.65276</text:p>
              </table:table-cell>
              <table:table-cell office:value-type="float" office:value="1.78375">
                <text:p>1.78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56594">
                <text:p>0.856594</text:p>
              </table:table-cell>
              <table:table-cell office:value-type="float" office:value="1.81903">
                <text:p>1.819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295">
                <text:p>1.9295</text:p>
              </table:table-cell>
              <table:table-cell office:value-type="float" office:value="1.40184">
                <text:p>1.40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2163">
                <text:p>1.32163</text:p>
              </table:table-cell>
              <table:table-cell office:value-type="float" office:value="1.92102">
                <text:p>1.92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1736">
                <text:p>1.91736</text:p>
              </table:table-cell>
              <table:table-cell office:value-type="float" office:value="1.46062">
                <text:p>1.46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1673">
                <text:p>1.71673</text:p>
              </table:table-cell>
              <table:table-cell office:value-type="float" office:value="1.94617">
                <text:p>1.946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9933">
                <text:p>1.99933</text:p>
              </table:table-cell>
              <table:table-cell office:value-type="float" office:value="1.92785">
                <text:p>1.92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3217">
                <text:p>1.43217</text:p>
              </table:table-cell>
              <table:table-cell office:value-type="float" office:value="1.60472">
                <text:p>1.60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1352">
                <text:p>1.31352</text:p>
              </table:table-cell>
              <table:table-cell office:value-type="float" office:value="1.92975">
                <text:p>1.92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7248">
                <text:p>1.37248</text:p>
              </table:table-cell>
              <table:table-cell office:value-type="float" office:value="1.81237">
                <text:p>1.812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1618">
                <text:p>1.41618</text:p>
              </table:table-cell>
              <table:table-cell office:value-type="float" office:value="1.86493">
                <text:p>1.86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4702">
                <text:p>1.64702</text:p>
              </table:table-cell>
              <table:table-cell office:value-type="float" office:value="1.18839">
                <text:p>1.188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972">
                <text:p>1.95972</text:p>
              </table:table-cell>
              <table:table-cell office:value-type="float" office:value="1.81164">
                <text:p>1.811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0995">
                <text:p>1.70995</text:p>
              </table:table-cell>
              <table:table-cell office:value-type="float" office:value="1.38627">
                <text:p>1.386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7026">
                <text:p>1.47026</text:p>
              </table:table-cell>
              <table:table-cell office:value-type="float" office:value="1.59893">
                <text:p>1.59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7925">
                <text:p>1.97925</text:p>
              </table:table-cell>
              <table:table-cell office:value-type="float" office:value="1.5999">
                <text:p>1.5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5792">
                <text:p>0.665792</text:p>
              </table:table-cell>
              <table:table-cell office:value-type="float" office:value="1.97247">
                <text:p>1.972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91">
                <text:p>1.7691</text:p>
              </table:table-cell>
              <table:table-cell office:value-type="float" office:value="1.58458">
                <text:p>1.58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8981">
                <text:p>1.98981</text:p>
              </table:table-cell>
              <table:table-cell office:value-type="float" office:value="0.690268">
                <text:p>0.690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9567">
                <text:p>1.39567</text:p>
              </table:table-cell>
              <table:table-cell office:value-type="float" office:value="1.67846">
                <text:p>1.67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8615">
                <text:p>1.08615</text:p>
              </table:table-cell>
              <table:table-cell office:value-type="float" office:value="1.99078">
                <text:p>1.990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6643">
                <text:p>1.66643</text:p>
              </table:table-cell>
              <table:table-cell office:value-type="float" office:value="1.66814">
                <text:p>1.668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5903">
                <text:p>1.75903</text:p>
              </table:table-cell>
              <table:table-cell office:value-type="float" office:value="1.76281">
                <text:p>1.762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4918">
                <text:p>1.84918</text:p>
              </table:table-cell>
              <table:table-cell office:value-type="float" office:value="1.10892">
                <text:p>1.108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9239">
                <text:p>1.59239</text:p>
              </table:table-cell>
              <table:table-cell office:value-type="float" office:value="1.99799">
                <text:p>1.997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1205">
                <text:p>1.91205</text:p>
              </table:table-cell>
              <table:table-cell office:value-type="float" office:value="1.36558">
                <text:p>1.365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4533">
                <text:p>1.84533</text:p>
              </table:table-cell>
              <table:table-cell office:value-type="float" office:value="1.40257">
                <text:p>1.402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4548">
                <text:p>1.74548</text:p>
              </table:table-cell>
              <table:table-cell office:value-type="float" office:value="1.12442">
                <text:p>1.124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831">
                <text:p>1.6831</text:p>
              </table:table-cell>
              <table:table-cell office:value-type="float" office:value="1.96637">
                <text:p>1.966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7478">
                <text:p>1.47478</text:p>
              </table:table-cell>
              <table:table-cell office:value-type="float" office:value="1.38682">
                <text:p>1.386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0412">
                <text:p>1.30412</text:p>
              </table:table-cell>
              <table:table-cell office:value-type="float" office:value="1.63536">
                <text:p>1.63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853">
                <text:p>1.0853</text:p>
              </table:table-cell>
              <table:table-cell office:value-type="float" office:value="1.98962">
                <text:p>1.989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8242">
                <text:p>1.98242</text:p>
              </table:table-cell>
              <table:table-cell office:value-type="float" office:value="1.73736">
                <text:p>1.737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6539">
                <text:p>1.96539</text:p>
              </table:table-cell>
              <table:table-cell office:value-type="float" office:value="1.65697">
                <text:p>1.656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1089">
                <text:p>0.901089</text:p>
              </table:table-cell>
              <table:table-cell office:value-type="float" office:value="1.83166">
                <text:p>1.831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4017">
                <text:p>1.74017</text:p>
              </table:table-cell>
              <table:table-cell office:value-type="float" office:value="1.15567">
                <text:p>1.155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2592">
                <text:p>1.82592</text:p>
              </table:table-cell>
              <table:table-cell office:value-type="float" office:value="1.60015">
                <text:p>1.600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057">
                <text:p>1.9057</text:p>
              </table:table-cell>
              <table:table-cell office:value-type="float" office:value="0.94705">
                <text:p>0.947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9933">
                <text:p>0.539933</text:p>
              </table:table-cell>
              <table:table-cell office:value-type="float" office:value="1.96698">
                <text:p>1.966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6452">
                <text:p>1.76452</text:p>
              </table:table-cell>
              <table:table-cell office:value-type="float" office:value="1.34288">
                <text:p>1.34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9003">
                <text:p>1.79003</text:p>
              </table:table-cell>
              <table:table-cell office:value-type="float" office:value="1.9696">
                <text:p>1.9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8265">
                <text:p>1.48265</text:p>
              </table:table-cell>
              <table:table-cell office:value-type="float" office:value="1.74798">
                <text:p>1.747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0033">
                <text:p>1.60033</text:p>
              </table:table-cell>
              <table:table-cell office:value-type="float" office:value="1.33952">
                <text:p>1.339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5736">
                <text:p>1.25736</text:p>
              </table:table-cell>
              <table:table-cell office:value-type="float" office:value="1.90881">
                <text:p>1.90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183">
                <text:p>1.5183</text:p>
              </table:table-cell>
              <table:table-cell office:value-type="float" office:value="1.84063">
                <text:p>1.840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4129">
                <text:p>1.64129</text:p>
              </table:table-cell>
              <table:table-cell office:value-type="float" office:value="1.97131">
                <text:p>1.971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2507">
                <text:p>1.22507</text:p>
              </table:table-cell>
              <table:table-cell office:value-type="float" office:value="1.6079">
                <text:p>1.60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1394">
                <text:p>1.31394</text:p>
              </table:table-cell>
              <table:table-cell office:value-type="float" office:value="1.63536">
                <text:p>1.63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2037">
                <text:p>1.22037</text:p>
              </table:table-cell>
              <table:table-cell office:value-type="float" office:value="1.64983">
                <text:p>1.649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0794">
                <text:p>1.70794</text:p>
              </table:table-cell>
              <table:table-cell office:value-type="float" office:value="1.78924">
                <text:p>1.789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4986">
                <text:p>1.24986</text:p>
              </table:table-cell>
              <table:table-cell office:value-type="float" office:value="1.98889">
                <text:p>1.988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9606">
                <text:p>1.59606</text:p>
              </table:table-cell>
              <table:table-cell office:value-type="float" office:value="1.47465">
                <text:p>1.47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0599">
                <text:p>1.40599</text:p>
              </table:table-cell>
              <table:table-cell office:value-type="float" office:value="1.65709">
                <text:p>1.657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7775">
                <text:p>1.57775</text:p>
              </table:table-cell>
              <table:table-cell office:value-type="float" office:value="1.47893">
                <text:p>1.47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8281">
                <text:p>1.88281</text:p>
              </table:table-cell>
              <table:table-cell office:value-type="float" office:value="1.96484">
                <text:p>1.964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4875">
                <text:p>1.54875</text:p>
              </table:table-cell>
              <table:table-cell office:value-type="float" office:value="1.49382">
                <text:p>1.493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8216">
                <text:p>1.78216</text:p>
              </table:table-cell>
              <table:table-cell office:value-type="float" office:value="1.3549">
                <text:p>1.35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644">
                <text:p>1.1644</text:p>
              </table:table-cell>
              <table:table-cell office:value-type="float" office:value="1.81274">
                <text:p>1.812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3793">
                <text:p>1.63793</text:p>
              </table:table-cell>
              <table:table-cell office:value-type="float" office:value="1.75323">
                <text:p>1.753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685">
                <text:p>1.9685</text:p>
              </table:table-cell>
              <table:table-cell office:value-type="float" office:value="1.32566">
                <text:p>1.325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5281">
                <text:p>0.885281</text:p>
              </table:table-cell>
              <table:table-cell office:value-type="float" office:value="1.87866">
                <text:p>1.87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428">
                <text:p>1.1428</text:p>
              </table:table-cell>
              <table:table-cell office:value-type="float" office:value="1.81494">
                <text:p>1.814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608">
                <text:p>1.7608</text:p>
              </table:table-cell>
              <table:table-cell office:value-type="float" office:value="1.2396">
                <text:p>1.23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3711">
                <text:p>1.73711</text:p>
              </table:table-cell>
              <table:table-cell office:value-type="float" office:value="1.69707">
                <text:p>1.69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1173">
                <text:p>1.11173</text:p>
              </table:table-cell>
              <table:table-cell office:value-type="float" office:value="1.87365">
                <text:p>1.873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00723">
                <text:p>0.900723</text:p>
              </table:table-cell>
              <table:table-cell office:value-type="float" office:value="1.88787">
                <text:p>1.887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0104">
                <text:p>1.70104</text:p>
              </table:table-cell>
              <table:table-cell office:value-type="float" office:value="1.99969">
                <text:p>1.999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8561">
                <text:p>0.448561</text:p>
              </table:table-cell>
              <table:table-cell office:value-type="float" office:value="1.98975">
                <text:p>1.989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3219">
                <text:p>1.93219</text:p>
              </table:table-cell>
              <table:table-cell office:value-type="float" office:value="1.50078">
                <text:p>1.500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3324">
                <text:p>0.213324</text:p>
              </table:table-cell>
              <table:table-cell office:value-type="float" office:value="1.99152">
                <text:p>1.99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8816">
                <text:p>1.98816</text:p>
              </table:table-cell>
              <table:table-cell office:value-type="float" office:value="0.390698">
                <text:p>0.390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8926">
                <text:p>1.98926</text:p>
              </table:table-cell>
              <table:table-cell office:value-type="float" office:value="1.73876">
                <text:p>1.738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5142">
                <text:p>1.35142</text:p>
              </table:table-cell>
              <table:table-cell office:value-type="float" office:value="1.64092">
                <text:p>1.640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7889">
                <text:p>1.37889</text:p>
              </table:table-cell>
              <table:table-cell office:value-type="float" office:value="1.7384">
                <text:p>1.73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6008">
                <text:p>1.96008</text:p>
              </table:table-cell>
              <table:table-cell office:value-type="float" office:value="1.30424">
                <text:p>1.304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8397">
                <text:p>1.88397</text:p>
              </table:table-cell>
              <table:table-cell office:value-type="float" office:value="1.51024">
                <text:p>1.510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2846">
                <text:p>1.92846</text:p>
              </table:table-cell>
              <table:table-cell office:value-type="float" office:value="1.6021">
                <text:p>1.6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7742">
                <text:p>1.97742</text:p>
              </table:table-cell>
              <table:table-cell office:value-type="float" office:value="1.19651">
                <text:p>1.196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6094">
                <text:p>1.66094</text:p>
              </table:table-cell>
              <table:table-cell office:value-type="float" office:value="1.95636">
                <text:p>1.956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2153">
                <text:p>1.52153</text:p>
              </table:table-cell>
              <table:table-cell office:value-type="float" office:value="1.81048">
                <text:p>1.810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7616">
                <text:p>1.87616</text:p>
              </table:table-cell>
              <table:table-cell office:value-type="float" office:value="1.16776">
                <text:p>1.167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94623">
                <text:p>0.594623</text:p>
              </table:table-cell>
              <table:table-cell office:value-type="float" office:value="1.99756">
                <text:p>1.997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3046">
                <text:p>1.43046</text:p>
              </table:table-cell>
              <table:table-cell office:value-type="float" office:value="1.73736">
                <text:p>1.737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5079">
                <text:p>1.15079</text:p>
              </table:table-cell>
              <table:table-cell office:value-type="float" office:value="1.71776">
                <text:p>1.717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8715">
                <text:p>1.28715</text:p>
              </table:table-cell>
              <table:table-cell office:value-type="float" office:value="1.80377">
                <text:p>1.803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7085">
                <text:p>1.87085</text:p>
              </table:table-cell>
              <table:table-cell office:value-type="float" office:value="1.96521">
                <text:p>1.965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1201">
                <text:p>1.21201</text:p>
              </table:table-cell>
              <table:table-cell office:value-type="float" office:value="1.65123">
                <text:p>1.651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6773">
                <text:p>1.86773</text:p>
              </table:table-cell>
              <table:table-cell office:value-type="float" office:value="1.37272">
                <text:p>1.372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8495">
                <text:p>1.58495</text:p>
              </table:table-cell>
              <table:table-cell office:value-type="float" office:value="1.33329">
                <text:p>1.333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624">
                <text:p>1.9624</text:p>
              </table:table-cell>
              <table:table-cell office:value-type="float" office:value="1.66527">
                <text:p>1.665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479">
                <text:p>1.18479</text:p>
              </table:table-cell>
              <table:table-cell office:value-type="float" office:value="1.99078">
                <text:p>1.990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1835">
                <text:p>1.81835</text:p>
              </table:table-cell>
              <table:table-cell office:value-type="float" office:value="1.48509">
                <text:p>1.485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66829">
                <text:p>0.666829</text:p>
              </table:table-cell>
              <table:table-cell office:value-type="float" office:value="1.93243">
                <text:p>1.93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5716">
                <text:p>1.65716</text:p>
              </table:table-cell>
              <table:table-cell office:value-type="float" office:value="1.46794">
                <text:p>1.467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78487">
                <text:p>0.678487</text:p>
              </table:table-cell>
              <table:table-cell office:value-type="float" office:value="1.98108">
                <text:p>1.98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0904">
                <text:p>1.70904</text:p>
              </table:table-cell>
              <table:table-cell office:value-type="float" office:value="1.22324">
                <text:p>1.223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7215">
                <text:p>1.47215</text:p>
              </table:table-cell>
              <table:table-cell office:value-type="float" office:value="1.82495">
                <text:p>1.824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0529">
                <text:p>1.50529</text:p>
              </table:table-cell>
              <table:table-cell office:value-type="float" office:value="1.65569">
                <text:p>1.655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5833">
                <text:p>1.85833</text:p>
              </table:table-cell>
              <table:table-cell office:value-type="float" office:value="1.94855">
                <text:p>1.948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2179">
                <text:p>1.72179</text:p>
              </table:table-cell>
              <table:table-cell office:value-type="float" office:value="1.81268">
                <text:p>1.812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7996">
                <text:p>1.47996</text:p>
              </table:table-cell>
              <table:table-cell office:value-type="float" office:value="1.85241">
                <text:p>1.852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942">
                <text:p>1.6942</text:p>
              </table:table-cell>
              <table:table-cell office:value-type="float" office:value="1.23173">
                <text:p>1.231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0062">
                <text:p>1.10062</text:p>
              </table:table-cell>
              <table:table-cell office:value-type="float" office:value="1.98212">
                <text:p>1.982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5929">
                <text:p>1.65929</text:p>
              </table:table-cell>
              <table:table-cell office:value-type="float" office:value="1.94104">
                <text:p>1.941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95575">
                <text:p>1.95575</text:p>
              </table:table-cell>
              <table:table-cell office:value-type="float" office:value="1.79174">
                <text:p>1.791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7449">
                <text:p>1.67449</text:p>
              </table:table-cell>
              <table:table-cell office:value-type="float" office:value="1.31547">
                <text:p>1.315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4519">
                <text:p>1.94519</text:p>
              </table:table-cell>
              <table:table-cell office:value-type="float" office:value="1.74993">
                <text:p>1.749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8926">
                <text:p>1.38926</text:p>
              </table:table-cell>
              <table:table-cell office:value-type="float" office:value="1.72192">
                <text:p>1.721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5744">
                <text:p>1.75744</text:p>
              </table:table-cell>
              <table:table-cell office:value-type="float" office:value="1.18076">
                <text:p>1.180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3618">
                <text:p>1.83618</text:p>
              </table:table-cell>
              <table:table-cell office:value-type="float" office:value="1.97266">
                <text:p>1.972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243">
                <text:p>1.4243</text:p>
              </table:table-cell>
              <table:table-cell office:value-type="float" office:value="1.99707">
                <text:p>1.997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5015">
                <text:p>1.85015</text:p>
              </table:table-cell>
              <table:table-cell office:value-type="float" office:value="0.892056">
                <text:p>0.8920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3897">
                <text:p>1.63897</text:p>
              </table:table-cell>
              <table:table-cell office:value-type="float" office:value="1.81091">
                <text:p>1.810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78704">
                <text:p>1.78704</text:p>
              </table:table-cell>
              <table:table-cell office:value-type="float" office:value="1.93597">
                <text:p>1.935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11917">
                <text:p>0.511917</text:p>
              </table:table-cell>
              <table:table-cell office:value-type="float" office:value="1.93963">
                <text:p>1.939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3549">
                <text:p>1.63549</text:p>
              </table:table-cell>
              <table:table-cell office:value-type="float" office:value="1.31578">
                <text:p>1.315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2298">
                <text:p>1.32298</text:p>
              </table:table-cell>
              <table:table-cell office:value-type="float" office:value="1.94201">
                <text:p>1.942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5953">
                <text:p>1.95953</text:p>
              </table:table-cell>
              <table:table-cell office:value-type="float" office:value="0.5038">
                <text:p>0.50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89038">
                <text:p>1.89038</text:p>
              </table:table-cell>
              <table:table-cell office:value-type="float" office:value="1.07773">
                <text:p>1.077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742">
                <text:p>1.742</text:p>
              </table:table-cell>
              <table:table-cell office:value-type="float" office:value="1.85583">
                <text:p>1.85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76257">
                <text:p>1.76257</text:p>
              </table:table-cell>
              <table:table-cell office:value-type="float" office:value="1.49455">
                <text:p>1.494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75573">
                <text:p>1.75573</text:p>
              </table:table-cell>
              <table:table-cell office:value-type="float" office:value="1.65282">
                <text:p>1.652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63494">
                <text:p>1.63494</text:p>
              </table:table-cell>
              <table:table-cell office:value-type="float" office:value="1.66875">
                <text:p>1.66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6058">
                <text:p>1.36058</text:p>
              </table:table-cell>
              <table:table-cell office:value-type="float" office:value="1.47417">
                <text:p>1.474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6912">
                <text:p>1.36912</text:p>
              </table:table-cell>
              <table:table-cell office:value-type="float" office:value="1.74151">
                <text:p>1.741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62358">
                <text:p>1.62358</text:p>
              </table:table-cell>
              <table:table-cell office:value-type="float" office:value="1.69091">
                <text:p>1.690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575">
                <text:p>1.53575</text:p>
              </table:table-cell>
              <table:table-cell office:value-type="float" office:value="1.28916">
                <text:p>1.289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9319">
                <text:p>1.29319</text:p>
              </table:table-cell>
              <table:table-cell office:value-type="float" office:value="1.90826">
                <text:p>1.908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1619">
                <text:p>0.51619</text:p>
              </table:table-cell>
              <table:table-cell office:value-type="float" office:value="1.98956">
                <text:p>1.989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3957">
                <text:p>1.93957</text:p>
              </table:table-cell>
              <table:table-cell office:value-type="float" office:value="1.87774">
                <text:p>1.877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88708">
                <text:p>1.88708</text:p>
              </table:table-cell>
              <table:table-cell office:value-type="float" office:value="1.36436">
                <text:p>1.364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3549">
                <text:p>1.33549</text:p>
              </table:table-cell>
              <table:table-cell office:value-type="float" office:value="1.79015">
                <text:p>1.79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5966">
                <text:p>1.65966</text:p>
              </table:table-cell>
              <table:table-cell office:value-type="float" office:value="1.26078">
                <text:p>1.26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84228">
                <text:p>1.84228</text:p>
              </table:table-cell>
              <table:table-cell office:value-type="float" office:value="1.16892">
                <text:p>1.168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9875">
                <text:p>1.29875</text:p>
              </table:table-cell>
              <table:table-cell office:value-type="float" office:value="1.61003">
                <text:p>1.610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83142">
                <text:p>1.83142</text:p>
              </table:table-cell>
              <table:table-cell office:value-type="float" office:value="1.74609">
                <text:p>1.746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98511">
                <text:p>1.98511</text:p>
              </table:table-cell>
              <table:table-cell office:value-type="float" office:value="0.933622">
                <text:p>0.933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4633">
                <text:p>1.44633</text:p>
              </table:table-cell>
              <table:table-cell office:value-type="float" office:value="1.49113">
                <text:p>1.491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8745">
                <text:p>1.58745</text:p>
              </table:table-cell>
              <table:table-cell office:value-type="float" office:value="1.95111">
                <text:p>1.951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03409">
                <text:p>0.903409</text:p>
              </table:table-cell>
              <table:table-cell office:value-type="float" office:value="1.93298">
                <text:p>1.932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7156">
                <text:p>1.37156</text:p>
              </table:table-cell>
              <table:table-cell office:value-type="float" office:value="1.67608">
                <text:p>1.676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5661">
                <text:p>1.65661</text:p>
              </table:table-cell>
              <table:table-cell office:value-type="float" office:value="1.36973">
                <text:p>1.369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4259">
                <text:p>1.24259</text:p>
              </table:table-cell>
              <table:table-cell office:value-type="float" office:value="1.92792">
                <text:p>1.927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2076">
                <text:p>1.12076</text:p>
              </table:table-cell>
              <table:table-cell office:value-type="float" office:value="1.78979">
                <text:p>1.789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7604">
                <text:p>1.57604</text:p>
              </table:table-cell>
              <table:table-cell office:value-type="float" office:value="1.7694">
                <text:p>1.76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2719">
                <text:p>1.62719</text:p>
              </table:table-cell>
              <table:table-cell office:value-type="float" office:value="1.9848">
                <text:p>1.98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4862">
                <text:p>1.04862</text:p>
              </table:table-cell>
              <table:table-cell office:value-type="float" office:value="1.90143">
                <text:p>1.901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0367">
                <text:p>1.40367</text:p>
              </table:table-cell>
              <table:table-cell office:value-type="float" office:value="1.77837">
                <text:p>1.778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2649">
                <text:p>1.72649</text:p>
              </table:table-cell>
              <table:table-cell office:value-type="float" office:value="1.80688">
                <text:p>1.806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3681">
                <text:p>1.73681</text:p>
              </table:table-cell>
              <table:table-cell office:value-type="float" office:value="1.09311">
                <text:p>1.093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97821">
                <text:p>1.97821</text:p>
              </table:table-cell>
              <table:table-cell office:value-type="float" office:value="1.38664">
                <text:p>1.386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2195">
                <text:p>1.82195</text:p>
              </table:table-cell>
              <table:table-cell office:value-type="float" office:value="1.81194">
                <text:p>1.811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48">
                <text:p>1.948</text:p>
              </table:table-cell>
              <table:table-cell office:value-type="float" office:value="0.863735">
                <text:p>0.8637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1018">
                <text:p>1.21018</text:p>
              </table:table-cell>
              <table:table-cell office:value-type="float" office:value="1.77099">
                <text:p>1.770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1974">
                <text:p>1.31974</text:p>
              </table:table-cell>
              <table:table-cell office:value-type="float" office:value="1.70751">
                <text:p>1.707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21296">
                <text:p>0.621296</text:p>
              </table:table-cell>
              <table:table-cell office:value-type="float" office:value="1.91235">
                <text:p>1.912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9166">
                <text:p>1.89166</text:p>
              </table:table-cell>
              <table:table-cell office:value-type="float" office:value="1.34165">
                <text:p>1.341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5588">
                <text:p>1.05588</text:p>
              </table:table-cell>
              <table:table-cell office:value-type="float" office:value="1.79772">
                <text:p>1.797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7696">
                <text:p>1.27696</text:p>
              </table:table-cell>
              <table:table-cell office:value-type="float" office:value="1.65105">
                <text:p>1.651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00174">
                <text:p>0.900174</text:p>
              </table:table-cell>
              <table:table-cell office:value-type="float" office:value="1.83422">
                <text:p>1.834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7497">
                <text:p>1.97497</text:p>
              </table:table-cell>
              <table:table-cell office:value-type="float" office:value="0.996979">
                <text:p>0.9969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5878">
                <text:p>1.75878</text:p>
              </table:table-cell>
              <table:table-cell office:value-type="float" office:value="1.22434">
                <text:p>1.224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7237">
                <text:p>1.87237</text:p>
              </table:table-cell>
              <table:table-cell office:value-type="float" office:value="1.57323">
                <text:p>1.573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0367">
                <text:p>1.10367</text:p>
              </table:table-cell>
              <table:table-cell office:value-type="float" office:value="1.87341">
                <text:p>1.873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47038">
                <text:p>1.47038</text:p>
              </table:table-cell>
              <table:table-cell office:value-type="float" office:value="1.40483">
                <text:p>1.404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4959">
                <text:p>1.64959</text:p>
              </table:table-cell>
              <table:table-cell office:value-type="float" office:value="1.75249">
                <text:p>1.752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8786">
                <text:p>1.68786</text:p>
              </table:table-cell>
              <table:table-cell office:value-type="float" office:value="1.55498">
                <text:p>1.554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8053">
                <text:p>1.68053</text:p>
              </table:table-cell>
              <table:table-cell office:value-type="float" office:value="1.99982">
                <text:p>1.999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772">
                <text:p>1.2772</text:p>
              </table:table-cell>
              <table:table-cell office:value-type="float" office:value="1.73821">
                <text:p>1.738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7874">
                <text:p>1.47874</text:p>
              </table:table-cell>
              <table:table-cell office:value-type="float" office:value="1.8775">
                <text:p>1.87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4643">
                <text:p>1.84643</text:p>
              </table:table-cell>
              <table:table-cell office:value-type="float" office:value="1.36509">
                <text:p>1.365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8717">
                <text:p>1.48717</text:p>
              </table:table-cell>
              <table:table-cell office:value-type="float" office:value="1.43101">
                <text:p>1.431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7394">
                <text:p>1.97394</text:p>
              </table:table-cell>
              <table:table-cell office:value-type="float" office:value="1.96564">
                <text:p>1.965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0161">
                <text:p>1.30161</text:p>
              </table:table-cell>
              <table:table-cell office:value-type="float" office:value="1.52641">
                <text:p>1.526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0387">
                <text:p>1.60387</text:p>
              </table:table-cell>
              <table:table-cell office:value-type="float" office:value="1.22068">
                <text:p>1.220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1805">
                <text:p>1.21805</text:p>
              </table:table-cell>
              <table:table-cell office:value-type="float" office:value="1.93255">
                <text:p>1.932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7889">
                <text:p>1.07889</text:p>
              </table:table-cell>
              <table:table-cell office:value-type="float" office:value="1.82458">
                <text:p>1.824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87243">
                <text:p>1.87243</text:p>
              </table:table-cell>
              <table:table-cell office:value-type="float" office:value="1.35765">
                <text:p>1.357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6511">
                <text:p>1.56511</text:p>
              </table:table-cell>
              <table:table-cell office:value-type="float" office:value="1.30369">
                <text:p>1.303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9941">
                <text:p>1.59941</text:p>
              </table:table-cell>
              <table:table-cell office:value-type="float" office:value="1.30003">
                <text:p>1.300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94665">
                <text:p>1.94665</text:p>
              </table:table-cell>
              <table:table-cell office:value-type="float" office:value="1.70421">
                <text:p>1.704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9651">
                <text:p>1.49651</text:p>
              </table:table-cell>
              <table:table-cell office:value-type="float" office:value="1.80114">
                <text:p>1.801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3935">
                <text:p>1.53935</text:p>
              </table:table-cell>
              <table:table-cell office:value-type="float" office:value="1.71111">
                <text:p>1.711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83331">
                <text:p>1.83331</text:p>
              </table:table-cell>
              <table:table-cell office:value-type="float" office:value="0.853114">
                <text:p>0.8531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68804">
                <text:p>1.68804</text:p>
              </table:table-cell>
              <table:table-cell office:value-type="float" office:value="1.73009">
                <text:p>1.730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3522">
                <text:p>1.73522</text:p>
              </table:table-cell>
              <table:table-cell office:value-type="float" office:value="1.36955">
                <text:p>1.369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0741">
                <text:p>1.30741</text:p>
              </table:table-cell>
              <table:table-cell office:value-type="float" office:value="1.98968">
                <text:p>1.989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86792">
                <text:p>1.86792</text:p>
              </table:table-cell>
              <table:table-cell office:value-type="float" office:value="0.769494">
                <text:p>0.7694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9298">
                <text:p>1.99298</text:p>
              </table:table-cell>
              <table:table-cell office:value-type="float" office:value="1.12125">
                <text:p>1.12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0436">
                <text:p>1.90436</text:p>
              </table:table-cell>
              <table:table-cell office:value-type="float" office:value="1.37834">
                <text:p>1.378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4928">
                <text:p>1.94928</text:p>
              </table:table-cell>
              <table:table-cell office:value-type="float" office:value="1.03708">
                <text:p>1.037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374">
                <text:p>1.8374</text:p>
              </table:table-cell>
              <table:table-cell office:value-type="float" office:value="1.64043">
                <text:p>1.640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73357">
                <text:p>1.73357</text:p>
              </table:table-cell>
              <table:table-cell office:value-type="float" office:value="1.0679">
                <text:p>1.06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6886">
                <text:p>1.46886</text:p>
              </table:table-cell>
              <table:table-cell office:value-type="float" office:value="1.74078">
                <text:p>1.740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6052">
                <text:p>1.36052</text:p>
              </table:table-cell>
              <table:table-cell office:value-type="float" office:value="1.88476">
                <text:p>1.884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8923">
                <text:p>0.68923</text:p>
              </table:table-cell>
              <table:table-cell office:value-type="float" office:value="1.90558">
                <text:p>1.905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94922">
                <text:p>1.94922</text:p>
              </table:table-cell>
              <table:table-cell office:value-type="float" office:value="0.580889">
                <text:p>0.5808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95001">
                <text:p>1.95001</text:p>
              </table:table-cell>
              <table:table-cell office:value-type="float" office:value="1.24827">
                <text:p>1.248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95718">
                <text:p>0.895718</text:p>
              </table:table-cell>
              <table:table-cell office:value-type="float" office:value="1.87848">
                <text:p>1.878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6499">
                <text:p>1.56499</text:p>
              </table:table-cell>
              <table:table-cell office:value-type="float" office:value="1.8081">
                <text:p>1.80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7702">
                <text:p>1.7702</text:p>
              </table:table-cell>
              <table:table-cell office:value-type="float" office:value="1.64666">
                <text:p>1.646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0656">
                <text:p>1.60656</text:p>
              </table:table-cell>
              <table:table-cell office:value-type="float" office:value="1.88757">
                <text:p>1.887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3803">
                <text:p>1.43803</text:p>
              </table:table-cell>
              <table:table-cell office:value-type="float" office:value="1.92419">
                <text:p>1.924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77868">
                <text:p>1.77868</text:p>
              </table:table-cell>
              <table:table-cell office:value-type="float" office:value="1.31291">
                <text:p>1.312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3995">
                <text:p>1.33995</text:p>
              </table:table-cell>
              <table:table-cell office:value-type="float" office:value="1.65014">
                <text:p>1.650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7884">
                <text:p>1.57884</text:p>
              </table:table-cell>
              <table:table-cell office:value-type="float" office:value="1.6596">
                <text:p>1.65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8369">
                <text:p>1.48369</text:p>
              </table:table-cell>
              <table:table-cell office:value-type="float" office:value="1.8114">
                <text:p>1.81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7722">
                <text:p>1.17722</text:p>
              </table:table-cell>
              <table:table-cell office:value-type="float" office:value="1.89093">
                <text:p>1.890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22">
                <text:p>1.322</text:p>
              </table:table-cell>
              <table:table-cell office:value-type="float" office:value="1.75103">
                <text:p>1.751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75195">
                <text:p>1.75195</text:p>
              </table:table-cell>
              <table:table-cell office:value-type="float" office:value="1.86114">
                <text:p>1.861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3404">
                <text:p>1.83404</text:p>
              </table:table-cell>
              <table:table-cell office:value-type="float" office:value="1.06528">
                <text:p>1.065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9762">
                <text:p>1.99762</text:p>
              </table:table-cell>
              <table:table-cell office:value-type="float" office:value="1.82006">
                <text:p>1.820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5579">
                <text:p>1.75579</text:p>
              </table:table-cell>
              <table:table-cell office:value-type="float" office:value="1.25291">
                <text:p>1.252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7728">
                <text:p>1.77728</text:p>
              </table:table-cell>
              <table:table-cell office:value-type="float" office:value="1.76415">
                <text:p>1.764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65868">
                <text:p>1.65868</text:p>
              </table:table-cell>
              <table:table-cell office:value-type="float" office:value="1.13187">
                <text:p>1.131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3238">
                <text:p>1.03238</text:p>
              </table:table-cell>
              <table:table-cell office:value-type="float" office:value="1.84967">
                <text:p>1.849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5127">
                <text:p>1.75127</text:p>
              </table:table-cell>
              <table:table-cell office:value-type="float" office:value="1.02438">
                <text:p>1.024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96008">
                <text:p>1.96008</text:p>
              </table:table-cell>
              <table:table-cell office:value-type="float" office:value="1.07663">
                <text:p>1.076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466">
                <text:p>1.6466</text:p>
              </table:table-cell>
              <table:table-cell office:value-type="float" office:value="1.73272">
                <text:p>1.732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80242">
                <text:p>1.80242</text:p>
              </table:table-cell>
              <table:table-cell office:value-type="float" office:value="1.13932">
                <text:p>1.139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5087">
                <text:p>1.95087</text:p>
              </table:table-cell>
              <table:table-cell office:value-type="float" office:value="0.788842">
                <text:p>0.7888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8224">
                <text:p>1.98224</text:p>
              </table:table-cell>
              <table:table-cell office:value-type="float" office:value="1.14902">
                <text:p>1.149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35411">
                <text:p>1.35411</text:p>
              </table:table-cell>
              <table:table-cell office:value-type="float" office:value="1.93854">
                <text:p>1.938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28672">
                <text:p>1.28672</text:p>
              </table:table-cell>
              <table:table-cell office:value-type="float" office:value="1.84234">
                <text:p>1.842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92669">
                <text:p>1.92669</text:p>
              </table:table-cell>
              <table:table-cell office:value-type="float" office:value="1.70049">
                <text:p>1.700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83776">
                <text:p>1.83776</text:p>
              </table:table-cell>
              <table:table-cell office:value-type="float" office:value="1.67315">
                <text:p>1.673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47978">
                <text:p>1.47978</text:p>
              </table:table-cell>
              <table:table-cell office:value-type="float" office:value="1.7608">
                <text:p>1.76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43907">
                <text:p>1.43907</text:p>
              </table:table-cell>
              <table:table-cell office:value-type="float" office:value="1.85241">
                <text:p>1.852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6753">
                <text:p>1.66753</text:p>
              </table:table-cell>
              <table:table-cell office:value-type="float" office:value="1.66552">
                <text:p>1.665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43687">
                <text:p>1.43687</text:p>
              </table:table-cell>
              <table:table-cell office:value-type="float" office:value="1.67742">
                <text:p>1.677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63817">
                <text:p>1.63817</text:p>
              </table:table-cell>
              <table:table-cell office:value-type="float" office:value="1.80395">
                <text:p>1.803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85339">
                <text:p>1.85339</text:p>
              </table:table-cell>
              <table:table-cell office:value-type="float" office:value="1.88568">
                <text:p>1.885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9532">
                <text:p>1.59532</text:p>
              </table:table-cell>
              <table:table-cell office:value-type="float" office:value="1.28819">
                <text:p>1.288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21152">
                <text:p>1.21152</text:p>
              </table:table-cell>
              <table:table-cell office:value-type="float" office:value="1.9812">
                <text:p>1.98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89904">
                <text:p>1.89904</text:p>
              </table:table-cell>
              <table:table-cell office:value-type="float" office:value="1.3076">
                <text:p>1.30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88311">
                <text:p>1.88311</text:p>
              </table:table-cell>
              <table:table-cell office:value-type="float" office:value="1.53673">
                <text:p>1.536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86908">
                <text:p>1.86908</text:p>
              </table:table-cell>
              <table:table-cell office:value-type="float" office:value="1.44481">
                <text:p>1.444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7711">
                <text:p>1.97711</text:p>
              </table:table-cell>
              <table:table-cell office:value-type="float" office:value="0.651997">
                <text:p>0.6519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71752">
                <text:p>1.71752</text:p>
              </table:table-cell>
              <table:table-cell office:value-type="float" office:value="1.57567">
                <text:p>1.575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7695">
                <text:p>1.87695</text:p>
              </table:table-cell>
              <table:table-cell office:value-type="float" office:value="1.85736">
                <text:p>1.857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37748">
                <text:p>1.37748</text:p>
              </table:table-cell>
              <table:table-cell office:value-type="float" office:value="1.88256">
                <text:p>1.882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5406">
                <text:p>1.55406</text:p>
              </table:table-cell>
              <table:table-cell office:value-type="float" office:value="1.36876">
                <text:p>1.368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93115">
                <text:p>1.93115</text:p>
              </table:table-cell>
              <table:table-cell office:value-type="float" office:value="1.12876">
                <text:p>1.128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63482">
                <text:p>1.63482</text:p>
              </table:table-cell>
              <table:table-cell office:value-type="float" office:value="1.76507">
                <text:p>1.765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25919">
                <text:p>1.25919</text:p>
              </table:table-cell>
              <table:table-cell office:value-type="float" office:value="1.88464">
                <text:p>1.884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44145">
                <text:p>1.44145</text:p>
              </table:table-cell>
              <table:table-cell office:value-type="float" office:value="1.99145">
                <text:p>1.991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6989">
                <text:p>1.76989</text:p>
              </table:table-cell>
              <table:table-cell office:value-type="float" office:value="1.10746">
                <text:p>1.107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47703">
                <text:p>1.47703</text:p>
              </table:table-cell>
              <table:table-cell office:value-type="float" office:value="1.61901">
                <text:p>1.619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24894">
                <text:p>1.24894</text:p>
              </table:table-cell>
              <table:table-cell office:value-type="float" office:value="1.76849">
                <text:p>1.768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3822">
                <text:p>1.13822</text:p>
              </table:table-cell>
              <table:table-cell office:value-type="float" office:value="1.94031">
                <text:p>1.940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44142">
                <text:p>0.844142</text:p>
              </table:table-cell>
              <table:table-cell office:value-type="float" office:value="1.8609">
                <text:p>1.86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05637">
                <text:p>1.05637</text:p>
              </table:table-cell>
              <table:table-cell office:value-type="float" office:value="1.97443">
                <text:p>1.974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77917">
                <text:p>1.77917</text:p>
              </table:table-cell>
              <table:table-cell office:value-type="float" office:value="1.46312">
                <text:p>1.463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47673">
                <text:p>1.47673</text:p>
              </table:table-cell>
              <table:table-cell office:value-type="float" office:value="1.76989">
                <text:p>1.769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95782">
                <text:p>1.95782</text:p>
              </table:table-cell>
              <table:table-cell office:value-type="float" office:value="0.899197">
                <text:p>0.8991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85015">
                <text:p>1.85015</text:p>
              </table:table-cell>
              <table:table-cell office:value-type="float" office:value="0.811243">
                <text:p>0.8112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45543">
                <text:p>1.45543</text:p>
              </table:table-cell>
              <table:table-cell office:value-type="float" office:value="1.73437">
                <text:p>1.734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81988">
                <text:p>1.81988</text:p>
              </table:table-cell>
              <table:table-cell office:value-type="float" office:value="0.906888">
                <text:p>0.9068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44487">
                <text:p>1.44487</text:p>
              </table:table-cell>
              <table:table-cell office:value-type="float" office:value="1.71697">
                <text:p>1.716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21192">
                <text:p>0.821192</text:p>
              </table:table-cell>
              <table:table-cell office:value-type="float" office:value="1.83996">
                <text:p>1.839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80676">
                <text:p>1.80676</text:p>
              </table:table-cell>
              <table:table-cell office:value-type="float" office:value="1.12149">
                <text:p>1.121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03659">
                <text:p>1.03659</text:p>
              </table:table-cell>
              <table:table-cell office:value-type="float" office:value="1.79272">
                <text:p>1.792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48863">
                <text:p>0.748863</text:p>
              </table:table-cell>
              <table:table-cell office:value-type="float" office:value="1.95471">
                <text:p>1.954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69439">
                <text:p>1.69439</text:p>
              </table:table-cell>
              <table:table-cell office:value-type="float" office:value="1.90545">
                <text:p>1.905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06528">
                <text:p>1.06528</text:p>
              </table:table-cell>
              <table:table-cell office:value-type="float" office:value="1.95837">
                <text:p>1.958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64452">
                <text:p>1.64452</text:p>
              </table:table-cell>
              <table:table-cell office:value-type="float" office:value="1.52641">
                <text:p>1.526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02731">
                <text:p>1.02731</text:p>
              </table:table-cell>
              <table:table-cell office:value-type="float" office:value="1.74017">
                <text:p>1.740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9245">
                <text:p>1.9245</text:p>
              </table:table-cell>
              <table:table-cell office:value-type="float" office:value="1.78246">
                <text:p>1.782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2808">
                <text:p>1.2808</text:p>
              </table:table-cell>
              <table:table-cell office:value-type="float" office:value="1.92541">
                <text:p>1.925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1173">
                <text:p>1.11173</text:p>
              </table:table-cell>
              <table:table-cell office:value-type="float" office:value="1.74554">
                <text:p>1.745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85455">
                <text:p>1.85455</text:p>
              </table:table-cell>
              <table:table-cell office:value-type="float" office:value="1.55699">
                <text:p>1.556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9333">
                <text:p>1.49333</text:p>
              </table:table-cell>
              <table:table-cell office:value-type="float" office:value="1.81805">
                <text:p>1.818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48363">
                <text:p>1.48363</text:p>
              </table:table-cell>
              <table:table-cell office:value-type="float" office:value="1.40464">
                <text:p>1.404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946">
                <text:p>1.2946</text:p>
              </table:table-cell>
              <table:table-cell office:value-type="float" office:value="1.70128">
                <text:p>1.701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72826">
                <text:p>1.72826</text:p>
              </table:table-cell>
              <table:table-cell office:value-type="float" office:value="1.61095">
                <text:p>1.610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80224">
                <text:p>1.80224</text:p>
              </table:table-cell>
              <table:table-cell office:value-type="float" office:value="1.15751">
                <text:p>1.157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90442">
                <text:p>1.90442</text:p>
              </table:table-cell>
              <table:table-cell office:value-type="float" office:value="1.87365">
                <text:p>1.873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83123">
                <text:p>1.83123</text:p>
              </table:table-cell>
              <table:table-cell office:value-type="float" office:value="0.907254">
                <text:p>0.9072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7561">
                <text:p>1.57561</text:p>
              </table:table-cell>
              <table:table-cell office:value-type="float" office:value="1.51445">
                <text:p>1.514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76232">
                <text:p>1.76232</text:p>
              </table:table-cell>
              <table:table-cell office:value-type="float" office:value="1.39708">
                <text:p>1.397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79211">
                <text:p>1.79211</text:p>
              </table:table-cell>
              <table:table-cell office:value-type="float" office:value="1.16892">
                <text:p>1.168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7293">
                <text:p>0.97293</text:p>
              </table:table-cell>
              <table:table-cell office:value-type="float" office:value="1.89721">
                <text:p>1.897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4299">
                <text:p>1.94299</text:p>
              </table:table-cell>
              <table:table-cell office:value-type="float" office:value="0.672262">
                <text:p>0.6722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4377">
                <text:p>1.14377</text:p>
              </table:table-cell>
              <table:table-cell office:value-type="float" office:value="1.69524">
                <text:p>1.695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18506">
                <text:p>0.818506</text:p>
              </table:table-cell>
              <table:table-cell office:value-type="float" office:value="1.90222">
                <text:p>1.902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80016">
                <text:p>1.80016</text:p>
              </table:table-cell>
              <table:table-cell office:value-type="float" office:value="1.49669">
                <text:p>1.496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32127">
                <text:p>1.32127</text:p>
              </table:table-cell>
              <table:table-cell office:value-type="float" office:value="1.51805">
                <text:p>1.518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91778">
                <text:p>1.91778</text:p>
              </table:table-cell>
              <table:table-cell office:value-type="float" office:value="0.997711">
                <text:p>0.9977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35377">
                <text:p>0.435377</text:p>
              </table:table-cell>
              <table:table-cell office:value-type="float" office:value="1.96381">
                <text:p>1.963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421">
                <text:p>1.5421</text:p>
              </table:table-cell>
              <table:table-cell office:value-type="float" office:value="1.96905">
                <text:p>1.969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5461">
                <text:p>1.55461</text:p>
              </table:table-cell>
              <table:table-cell office:value-type="float" office:value="1.2924">
                <text:p>1.29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17325">
                <text:p>0.917325</text:p>
              </table:table-cell>
              <table:table-cell office:value-type="float" office:value="1.83874">
                <text:p>1.838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90106">
                <text:p>1.90106</text:p>
              </table:table-cell>
              <table:table-cell office:value-type="float" office:value="1.07755">
                <text:p>1.077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29411">
                <text:p>0.929411</text:p>
              </table:table-cell>
              <table:table-cell office:value-type="float" office:value="1.81426">
                <text:p>1.814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30186">
                <text:p>1.30186</text:p>
              </table:table-cell>
              <table:table-cell office:value-type="float" office:value="1.98895">
                <text:p>1.988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72259">
                <text:p>1.72259</text:p>
              </table:table-cell>
              <table:table-cell office:value-type="float" office:value="1.98138">
                <text:p>1.981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30894">
                <text:p>1.30894</text:p>
              </table:table-cell>
              <table:table-cell office:value-type="float" office:value="1.93005">
                <text:p>1.930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62029">
                <text:p>1.62029</text:p>
              </table:table-cell>
              <table:table-cell office:value-type="float" office:value="1.70672">
                <text:p>1.706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57595">
                <text:p>0.457595</text:p>
              </table:table-cell>
              <table:table-cell office:value-type="float" office:value="1.98498">
                <text:p>1.984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9011">
                <text:p>1.99011</text:p>
              </table:table-cell>
              <table:table-cell office:value-type="float" office:value="1.98999">
                <text:p>1.989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75549">
                <text:p>1.75549</text:p>
              </table:table-cell>
              <table:table-cell office:value-type="float" office:value="1.55657">
                <text:p>1.556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30937">
                <text:p>1.30937</text:p>
              </table:table-cell>
              <table:table-cell office:value-type="float" office:value="1.66381">
                <text:p>1.663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88385">
                <text:p>1.88385</text:p>
              </table:table-cell>
              <table:table-cell office:value-type="float" office:value="1.04434">
                <text:p>1.044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5284">
                <text:p>1.55284</text:p>
              </table:table-cell>
              <table:table-cell office:value-type="float" office:value="1.56401">
                <text:p>1.564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40019">
                <text:p>1.40019</text:p>
              </table:table-cell>
              <table:table-cell office:value-type="float" office:value="1.84436">
                <text:p>1.844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2068">
                <text:p>1.52068</text:p>
              </table:table-cell>
              <table:table-cell office:value-type="float" office:value="1.32469">
                <text:p>1.324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90686">
                <text:p>1.90686</text:p>
              </table:table-cell>
              <table:table-cell office:value-type="float" office:value="1.35972">
                <text:p>1.359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912">
                <text:p>1.1912</text:p>
              </table:table-cell>
              <table:table-cell office:value-type="float" office:value="1.80718">
                <text:p>1.807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6487">
                <text:p>1.56487</text:p>
              </table:table-cell>
              <table:table-cell office:value-type="float" office:value="1.55992">
                <text:p>1.559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7734">
                <text:p>1.17734</text:p>
              </table:table-cell>
              <table:table-cell office:value-type="float" office:value="1.86547">
                <text:p>1.865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93207">
                <text:p>1.93207</text:p>
              </table:table-cell>
              <table:table-cell office:value-type="float" office:value="1.0571">
                <text:p>1.05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5443">
                <text:p>1.55443</text:p>
              </table:table-cell>
              <table:table-cell office:value-type="float" office:value="1.90466">
                <text:p>1.904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94763">
                <text:p>1.94763</text:p>
              </table:table-cell>
              <table:table-cell office:value-type="float" office:value="1.67766">
                <text:p>1.677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97247">
                <text:p>1.97247</text:p>
              </table:table-cell>
              <table:table-cell office:value-type="float" office:value="0.718711">
                <text:p>0.7187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89904">
                <text:p>1.89904</text:p>
              </table:table-cell>
              <table:table-cell office:value-type="float" office:value="1.77398">
                <text:p>1.773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10266">
                <text:p>0.810266</text:p>
              </table:table-cell>
              <table:table-cell office:value-type="float" office:value="1.97095">
                <text:p>1.970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0908">
                <text:p>1.50908</text:p>
              </table:table-cell>
              <table:table-cell office:value-type="float" office:value="1.92718">
                <text:p>1.927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71575">
                <text:p>1.71575</text:p>
              </table:table-cell>
              <table:table-cell office:value-type="float" office:value="1.83312">
                <text:p>1.833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66533">
                <text:p>1.66533</text:p>
              </table:table-cell>
              <table:table-cell office:value-type="float" office:value="1.79437">
                <text:p>1.794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07163">
                <text:p>1.07163</text:p>
              </table:table-cell>
              <table:table-cell office:value-type="float" office:value="1.86962">
                <text:p>1.869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99121">
                <text:p>1.99121</text:p>
              </table:table-cell>
              <table:table-cell office:value-type="float" office:value="0.710898">
                <text:p>0.7108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8367">
                <text:p>1.58367</text:p>
              </table:table-cell>
              <table:table-cell office:value-type="float" office:value="1.99109">
                <text:p>1.991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822">
                <text:p>1.5822</text:p>
              </table:table-cell>
              <table:table-cell office:value-type="float" office:value="1.8811">
                <text:p>1.88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70025">
                <text:p>1.70025</text:p>
              </table:table-cell>
              <table:table-cell office:value-type="float" office:value="1.78961">
                <text:p>1.789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0054">
                <text:p>1.0054</text:p>
              </table:table-cell>
              <table:table-cell office:value-type="float" office:value="1.82141">
                <text:p>1.821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88061">
                <text:p>1.88061</text:p>
              </table:table-cell>
              <table:table-cell office:value-type="float" office:value="1.35228">
                <text:p>1.352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99683">
                <text:p>1.99683</text:p>
              </table:table-cell>
              <table:table-cell office:value-type="float" office:value="1.32737">
                <text:p>1.327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96258">
                <text:p>1.96258</text:p>
              </table:table-cell>
              <table:table-cell office:value-type="float" office:value="0.504532">
                <text:p>0.5045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7353">
                <text:p>1.57353</text:p>
              </table:table-cell>
              <table:table-cell office:value-type="float" office:value="1.82733">
                <text:p>1.827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75866">
                <text:p>1.75866</text:p>
              </table:table-cell>
              <table:table-cell office:value-type="float" office:value="1.75555">
                <text:p>1.755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4924">
                <text:p>1.54924</text:p>
              </table:table-cell>
              <table:table-cell office:value-type="float" office:value="1.77544">
                <text:p>1.775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76849">
                <text:p>1.76849</text:p>
              </table:table-cell>
              <table:table-cell office:value-type="float" office:value="1.61284">
                <text:p>1.612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90136">
                <text:p>1.90136</text:p>
              </table:table-cell>
              <table:table-cell office:value-type="float" office:value="0.900845">
                <text:p>0.9008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32847">
                <text:p>1.32847</text:p>
              </table:table-cell>
              <table:table-cell office:value-type="float" office:value="1.85333">
                <text:p>1.85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70336">
                <text:p>1.70336</text:p>
              </table:table-cell>
              <table:table-cell office:value-type="float" office:value="1.36302">
                <text:p>1.363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69536">
                <text:p>1.69536</text:p>
              </table:table-cell>
              <table:table-cell office:value-type="float" office:value="1.54411">
                <text:p>1.544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94">
                <text:p>1.94</text:p>
              </table:table-cell>
              <table:table-cell office:value-type="float" office:value="1.6751">
                <text:p>1.67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6299">
                <text:p>1.76299</text:p>
              </table:table-cell>
              <table:table-cell office:value-type="float" office:value="1.47978">
                <text:p>1.479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21329">
                <text:p>1.21329</text:p>
              </table:table-cell>
              <table:table-cell office:value-type="float" office:value="1.92706">
                <text:p>1.927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2143">
                <text:p>1.72143</text:p>
              </table:table-cell>
              <table:table-cell office:value-type="float" office:value="1.52092">
                <text:p>1.520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89227">
                <text:p>1.89227</text:p>
              </table:table-cell>
              <table:table-cell office:value-type="float" office:value="1.69195">
                <text:p>1.691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32603">
                <text:p>1.32603</text:p>
              </table:table-cell>
              <table:table-cell office:value-type="float" office:value="1.8938">
                <text:p>1.89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10062">
                <text:p>0.910062</text:p>
              </table:table-cell>
              <table:table-cell office:value-type="float" office:value="1.96094">
                <text:p>1.960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79247">
                <text:p>1.79247</text:p>
              </table:table-cell>
              <table:table-cell office:value-type="float" office:value="1.45305">
                <text:p>1.453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67534">
                <text:p>1.67534</text:p>
              </table:table-cell>
              <table:table-cell office:value-type="float" office:value="1.98431">
                <text:p>1.984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95434">
                <text:p>1.95434</text:p>
              </table:table-cell>
              <table:table-cell office:value-type="float" office:value="1.25877">
                <text:p>1.258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42344">
                <text:p>1.42344</text:p>
              </table:table-cell>
              <table:table-cell office:value-type="float" office:value="1.66222">
                <text:p>1.662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30363">
                <text:p>1.30363</text:p>
              </table:table-cell>
              <table:table-cell office:value-type="float" office:value="1.55559">
                <text:p>1.555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2409">
                <text:p>1.52409</text:p>
              </table:table-cell>
              <table:table-cell office:value-type="float" office:value="1.68651">
                <text:p>1.686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85711">
                <text:p>1.85711</text:p>
              </table:table-cell>
              <table:table-cell office:value-type="float" office:value="1.98523">
                <text:p>1.985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88794">
                <text:p>1.88794</text:p>
              </table:table-cell>
              <table:table-cell office:value-type="float" office:value="0.852199">
                <text:p>0.8521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6092">
                <text:p>1.16092</text:p>
              </table:table-cell>
              <table:table-cell office:value-type="float" office:value="1.98511">
                <text:p>1.985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42985">
                <text:p>1.42985</text:p>
              </table:table-cell>
              <table:table-cell office:value-type="float" office:value="1.9378">
                <text:p>1.93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32682">
                <text:p>1.32682</text:p>
              </table:table-cell>
              <table:table-cell office:value-type="float" office:value="1.91449">
                <text:p>1.914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84735">
                <text:p>1.84735</text:p>
              </table:table-cell>
              <table:table-cell office:value-type="float" office:value="1.729">
                <text:p>1.7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93396">
                <text:p>1.93396</text:p>
              </table:table-cell>
              <table:table-cell office:value-type="float" office:value="1.7926">
                <text:p>1.79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6576">
                <text:p>1.66576</text:p>
              </table:table-cell>
              <table:table-cell office:value-type="float" office:value="1.73241">
                <text:p>1.732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88769">
                <text:p>1.88769</text:p>
              </table:table-cell>
              <table:table-cell office:value-type="float" office:value="1.86279">
                <text:p>1.862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9836">
                <text:p>1.69836</text:p>
              </table:table-cell>
              <table:table-cell office:value-type="float" office:value="1.31181">
                <text:p>1.311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4967">
                <text:p>1.54967</text:p>
              </table:table-cell>
              <table:table-cell office:value-type="float" office:value="1.74169">
                <text:p>1.741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84063">
                <text:p>1.84063</text:p>
              </table:table-cell>
              <table:table-cell office:value-type="float" office:value="1.79254">
                <text:p>1.792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88684">
                <text:p>1.88684</text:p>
              </table:table-cell>
              <table:table-cell office:value-type="float" office:value="1.52623">
                <text:p>1.526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25751">
                <text:p>0.625751</text:p>
              </table:table-cell>
              <table:table-cell office:value-type="float" office:value="1.94293">
                <text:p>1.942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86303">
                <text:p>1.86303</text:p>
              </table:table-cell>
              <table:table-cell office:value-type="float" office:value="1.77435">
                <text:p>1.774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3922">
                <text:p>1.03922</text:p>
              </table:table-cell>
              <table:table-cell office:value-type="float" office:value="1.92346">
                <text:p>1.923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0106">
                <text:p>1.90106</text:p>
              </table:table-cell>
              <table:table-cell office:value-type="float" office:value="1.90216">
                <text:p>1.902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62334">
                <text:p>1.62334</text:p>
              </table:table-cell>
              <table:table-cell office:value-type="float" office:value="1.39671">
                <text:p>1.396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37101">
                <text:p>0.937101</text:p>
              </table:table-cell>
              <table:table-cell office:value-type="float" office:value="1.89489">
                <text:p>1.894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63292">
                <text:p>1.63292</text:p>
              </table:table-cell>
              <table:table-cell office:value-type="float" office:value="1.91784">
                <text:p>1.917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8876">
                <text:p>1.18876</text:p>
              </table:table-cell>
              <table:table-cell office:value-type="float" office:value="1.95837">
                <text:p>1.958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7622">
                <text:p>1.7622</text:p>
              </table:table-cell>
              <table:table-cell office:value-type="float" office:value="1.80908">
                <text:p>1.809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96393">
                <text:p>1.96393</text:p>
              </table:table-cell>
              <table:table-cell office:value-type="float" office:value="0.502579">
                <text:p>0.5025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8492">
                <text:p>1.98492</text:p>
              </table:table-cell>
              <table:table-cell office:value-type="float" office:value="1.08609">
                <text:p>1.086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90332">
                <text:p>1.90332</text:p>
              </table:table-cell>
              <table:table-cell office:value-type="float" office:value="1.13773">
                <text:p>1.137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76928">
                <text:p>1.76928</text:p>
              </table:table-cell>
              <table:table-cell office:value-type="float" office:value="1.7738">
                <text:p>1.77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7439">
                <text:p>1.57439</text:p>
              </table:table-cell>
              <table:table-cell office:value-type="float" office:value="1.41527">
                <text:p>1.415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65258">
                <text:p>1.65258</text:p>
              </table:table-cell>
              <table:table-cell office:value-type="float" office:value="1.58049">
                <text:p>1.580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48973">
                <text:p>1.48973</text:p>
              </table:table-cell>
              <table:table-cell office:value-type="float" office:value="1.90081">
                <text:p>1.900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7141">
                <text:p>1.7141</text:p>
              </table:table-cell>
              <table:table-cell office:value-type="float" office:value="1.75683">
                <text:p>1.756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13932">
                <text:p>0.513932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09421">
                <text:p>1.09421</text:p>
              </table:table-cell>
              <table:table-cell office:value-type="float" office:value="1.99963">
                <text:p>1.999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75689">
                <text:p>1.75689</text:p>
              </table:table-cell>
              <table:table-cell office:value-type="float" office:value="0.990326">
                <text:p>0.9903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51323">
                <text:p>0.951323</text:p>
              </table:table-cell>
              <table:table-cell office:value-type="float" office:value="1.86444">
                <text:p>1.864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46385">
                <text:p>1.46385</text:p>
              </table:table-cell>
              <table:table-cell office:value-type="float" office:value="1.40904">
                <text:p>1.409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64928">
                <text:p>1.64928</text:p>
              </table:table-cell>
              <table:table-cell office:value-type="float" office:value="1.6751">
                <text:p>1.67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783">
                <text:p>1.5783</text:p>
              </table:table-cell>
              <table:table-cell office:value-type="float" office:value="1.74712">
                <text:p>1.747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3537">
                <text:p>1.33537</text:p>
              </table:table-cell>
              <table:table-cell office:value-type="float" office:value="1.97278">
                <text:p>1.972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7608">
                <text:p>1.37608</text:p>
              </table:table-cell>
              <table:table-cell office:value-type="float" office:value="1.65746">
                <text:p>1.657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99322">
                <text:p>1.99322</text:p>
              </table:table-cell>
              <table:table-cell office:value-type="float" office:value="0.75753">
                <text:p>0.757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25913">
                <text:p>1.25913</text:p>
              </table:table-cell>
              <table:table-cell office:value-type="float" office:value="1.99164">
                <text:p>1.991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67174">
                <text:p>1.67174</text:p>
              </table:table-cell>
              <table:table-cell office:value-type="float" office:value="1.7868">
                <text:p>1.78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96796">
                <text:p>1.96796</text:p>
              </table:table-cell>
              <table:table-cell office:value-type="float" office:value="1.32902">
                <text:p>1.329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8414">
                <text:p>1.08414</text:p>
              </table:table-cell>
              <table:table-cell office:value-type="float" office:value="1.82592">
                <text:p>1.825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7688">
                <text:p>1.07688</text:p>
              </table:table-cell>
              <table:table-cell office:value-type="float" office:value="1.93487">
                <text:p>1.934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96924">
                <text:p>1.96924</text:p>
              </table:table-cell>
              <table:table-cell office:value-type="float" office:value="0.876003">
                <text:p>0.8760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96979">
                <text:p>1.96979</text:p>
              </table:table-cell>
              <table:table-cell office:value-type="float" office:value="0.970244">
                <text:p>0.9702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79827">
                <text:p>1.79827</text:p>
              </table:table-cell>
              <table:table-cell office:value-type="float" office:value="1.0361">
                <text:p>1.03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4268">
                <text:p>1.4268</text:p>
              </table:table-cell>
              <table:table-cell office:value-type="float" office:value="1.62914">
                <text:p>1.629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49443">
                <text:p>1.49443</text:p>
              </table:table-cell>
              <table:table-cell office:value-type="float" office:value="1.82537">
                <text:p>1.825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46995">
                <text:p>1.46995</text:p>
              </table:table-cell>
              <table:table-cell office:value-type="float" office:value="1.7705">
                <text:p>1.77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61364">
                <text:p>1.61364</text:p>
              </table:table-cell>
              <table:table-cell office:value-type="float" office:value="1.61351">
                <text:p>1.613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322">
                <text:p>1.0322</text:p>
              </table:table-cell>
              <table:table-cell office:value-type="float" office:value="1.88958">
                <text:p>1.889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86407">
                <text:p>1.86407</text:p>
              </table:table-cell>
              <table:table-cell office:value-type="float" office:value="1.59062">
                <text:p>1.590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89825">
                <text:p>1.89825</text:p>
              </table:table-cell>
              <table:table-cell office:value-type="float" office:value="0.631977">
                <text:p>0.6319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7848">
                <text:p>1.27848</text:p>
              </table:table-cell>
              <table:table-cell office:value-type="float" office:value="1.68377">
                <text:p>1.683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04816">
                <text:p>0.604816</text:p>
              </table:table-cell>
              <table:table-cell office:value-type="float" office:value="1.94879">
                <text:p>1.948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37532">
                <text:p>0.637532</text:p>
              </table:table-cell>
              <table:table-cell office:value-type="float" office:value="1.91644">
                <text:p>1.916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2727">
                <text:p>1.52727</text:p>
              </table:table-cell>
              <table:table-cell office:value-type="float" office:value="1.30021">
                <text:p>1.300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85797">
                <text:p>1.85797</text:p>
              </table:table-cell>
              <table:table-cell office:value-type="float" office:value="0.755943">
                <text:p>0.7559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78057">
                <text:p>1.78057</text:p>
              </table:table-cell>
              <table:table-cell office:value-type="float" office:value="1.35917">
                <text:p>1.359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48979">
                <text:p>1.48979</text:p>
              </table:table-cell>
              <table:table-cell office:value-type="float" office:value="1.99805">
                <text:p>1.998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23289">
                <text:p>0.723289</text:p>
              </table:table-cell>
              <table:table-cell office:value-type="float" office:value="1.9212">
                <text:p>1.92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98053">
                <text:p>1.98053</text:p>
              </table:table-cell>
              <table:table-cell office:value-type="float" office:value="0.575457">
                <text:p>0.5754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36131">
                <text:p>1.36131</text:p>
              </table:table-cell>
              <table:table-cell office:value-type="float" office:value="1.53966">
                <text:p>1.539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84942">
                <text:p>1.84942</text:p>
              </table:table-cell>
              <table:table-cell office:value-type="float" office:value="1.85852">
                <text:p>1.858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7793">
                <text:p>1.57793</text:p>
              </table:table-cell>
              <table:table-cell office:value-type="float" office:value="1.53478">
                <text:p>1.534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44243">
                <text:p>1.44243</text:p>
              </table:table-cell>
              <table:table-cell office:value-type="float" office:value="1.77471">
                <text:p>1.774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99713">
                <text:p>1.99713</text:p>
              </table:table-cell>
              <table:table-cell office:value-type="float" office:value="1.76476">
                <text:p>1.764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5119">
                <text:p>1.55119</text:p>
              </table:table-cell>
              <table:table-cell office:value-type="float" office:value="1.86926">
                <text:p>1.869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81243">
                <text:p>1.81243</text:p>
              </table:table-cell>
              <table:table-cell office:value-type="float" office:value="0.855434">
                <text:p>0.8554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4261">
                <text:p>1.44261</text:p>
              </table:table-cell>
              <table:table-cell office:value-type="float" office:value="1.52391">
                <text:p>1.523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74407">
                <text:p>1.74407</text:p>
              </table:table-cell>
              <table:table-cell office:value-type="float" office:value="1.32377">
                <text:p>1.323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91873">
                <text:p>0.891873</text:p>
              </table:table-cell>
              <table:table-cell office:value-type="float" office:value="1.93121">
                <text:p>1.931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5987">
                <text:p>1.25987</text:p>
              </table:table-cell>
              <table:table-cell office:value-type="float" office:value="1.87555">
                <text:p>1.875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33012">
                <text:p>1.33012</text:p>
              </table:table-cell>
              <table:table-cell office:value-type="float" office:value="1.60491">
                <text:p>1.604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71221">
                <text:p>1.71221</text:p>
              </table:table-cell>
              <table:table-cell office:value-type="float" office:value="1.84094">
                <text:p>1.840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79986">
                <text:p>1.79986</text:p>
              </table:table-cell>
              <table:table-cell office:value-type="float" office:value="1.30876">
                <text:p>1.308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76989">
                <text:p>1.76989</text:p>
              </table:table-cell>
              <table:table-cell office:value-type="float" office:value="1.57842">
                <text:p>1.578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95862">
                <text:p>1.95862</text:p>
              </table:table-cell>
              <table:table-cell office:value-type="float" office:value="1.57286">
                <text:p>1.572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88336">
                <text:p>1.88336</text:p>
              </table:table-cell>
              <table:table-cell office:value-type="float" office:value="1.00504">
                <text:p>1.005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26408">
                <text:p>1.26408</text:p>
              </table:table-cell>
              <table:table-cell office:value-type="float" office:value="1.95001">
                <text:p>1.950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80993">
                <text:p>1.80993</text:p>
              </table:table-cell>
              <table:table-cell office:value-type="float" office:value="1.53111">
                <text:p>1.531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1549">
                <text:p>1.51549</text:p>
              </table:table-cell>
              <table:table-cell office:value-type="float" office:value="1.40501">
                <text:p>1.405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2857">
                <text:p>1.12857</text:p>
              </table:table-cell>
              <table:table-cell office:value-type="float" office:value="1.82781">
                <text:p>1.827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83929">
                <text:p>1.83929</text:p>
              </table:table-cell>
              <table:table-cell office:value-type="float" office:value="1.13767">
                <text:p>1.137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37156">
                <text:p>1.37156</text:p>
              </table:table-cell>
              <table:table-cell office:value-type="float" office:value="1.53728">
                <text:p>1.537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08255">
                <text:p>1.08255</text:p>
              </table:table-cell>
              <table:table-cell office:value-type="float" office:value="1.89886">
                <text:p>1.898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25224">
                <text:p>1.25224</text:p>
              </table:table-cell>
              <table:table-cell office:value-type="float" office:value="1.93561">
                <text:p>1.935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89752">
                <text:p>1.89752</text:p>
              </table:table-cell>
              <table:table-cell office:value-type="float" office:value="1.45134">
                <text:p>1.451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5025">
                <text:p>1.95025</text:p>
              </table:table-cell>
              <table:table-cell office:value-type="float" office:value="1.74236">
                <text:p>1.742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89673">
                <text:p>1.89673</text:p>
              </table:table-cell>
              <table:table-cell office:value-type="float" office:value="1.00461">
                <text:p>1.004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42796">
                <text:p>1.42796</text:p>
              </table:table-cell>
              <table:table-cell office:value-type="float" office:value="1.58153">
                <text:p>1.581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79431">
                <text:p>1.79431</text:p>
              </table:table-cell>
              <table:table-cell office:value-type="float" office:value="1.15708">
                <text:p>1.157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33763">
                <text:p>1.33763</text:p>
              </table:table-cell>
              <table:table-cell office:value-type="float" office:value="1.50328">
                <text:p>1.503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63158">
                <text:p>1.63158</text:p>
              </table:table-cell>
              <table:table-cell office:value-type="float" office:value="1.21366">
                <text:p>1.213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8573">
                <text:p>1.8573</text:p>
              </table:table-cell>
              <table:table-cell office:value-type="float" office:value="1.69127">
                <text:p>1.691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99408">
                <text:p>1.99408</text:p>
              </table:table-cell>
              <table:table-cell office:value-type="float" office:value="1.99841">
                <text:p>1.998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46031">
                <text:p>1.46031</text:p>
              </table:table-cell>
              <table:table-cell office:value-type="float" office:value="1.98364">
                <text:p>1.983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40587">
                <text:p>1.40587</text:p>
              </table:table-cell>
              <table:table-cell office:value-type="float" office:value="1.93811">
                <text:p>1.938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4676">
                <text:p>1.74676</text:p>
              </table:table-cell>
              <table:table-cell office:value-type="float" office:value="1.59581">
                <text:p>1.595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4149">
                <text:p>1.24149</text:p>
              </table:table-cell>
              <table:table-cell office:value-type="float" office:value="1.70757">
                <text:p>1.707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22788">
                <text:p>1.22788</text:p>
              </table:table-cell>
              <table:table-cell office:value-type="float" office:value="1.9256">
                <text:p>1.92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50652">
                <text:p>0.950652</text:p>
              </table:table-cell>
              <table:table-cell office:value-type="float" office:value="1.93085">
                <text:p>1.930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24833">
                <text:p>0.924833</text:p>
              </table:table-cell>
              <table:table-cell office:value-type="float" office:value="1.83801">
                <text:p>1.838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80242">
                <text:p>1.80242</text:p>
              </table:table-cell>
              <table:table-cell office:value-type="float" office:value="1.72497">
                <text:p>1.724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94165">
                <text:p>1.94165</text:p>
              </table:table-cell>
              <table:table-cell office:value-type="float" office:value="1.04147">
                <text:p>1.041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48863">
                <text:p>1.48863</text:p>
              </table:table-cell>
              <table:table-cell office:value-type="float" office:value="1.75219">
                <text:p>1.752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8574">
                <text:p>1.58574</text:p>
              </table:table-cell>
              <table:table-cell office:value-type="float" office:value="1.26347">
                <text:p>1.263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0737">
                <text:p>1.0737</text:p>
              </table:table-cell>
              <table:table-cell office:value-type="float" office:value="1.9939">
                <text:p>1.99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6346">
                <text:p>1.56346</text:p>
              </table:table-cell>
              <table:table-cell office:value-type="float" office:value="1.95294">
                <text:p>1.952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62358">
                <text:p>1.62358</text:p>
              </table:table-cell>
              <table:table-cell office:value-type="float" office:value="1.92724">
                <text:p>1.927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8368">
                <text:p>1.78368</text:p>
              </table:table-cell>
              <table:table-cell office:value-type="float" office:value="1.98932">
                <text:p>1.989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3911">
                <text:p>1.53911</text:p>
              </table:table-cell>
              <table:table-cell office:value-type="float" office:value="1.92364">
                <text:p>1.923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99707">
                <text:p>0.799707</text:p>
              </table:table-cell>
              <table:table-cell office:value-type="float" office:value="1.91192">
                <text:p>1.911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85772">
                <text:p>1.85772</text:p>
              </table:table-cell>
              <table:table-cell office:value-type="float" office:value="1.87909">
                <text:p>1.879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79736">
                <text:p>1.79736</text:p>
              </table:table-cell>
              <table:table-cell office:value-type="float" office:value="1.51506">
                <text:p>1.515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66375">
                <text:p>1.66375</text:p>
              </table:table-cell>
              <table:table-cell office:value-type="float" office:value="1.7387">
                <text:p>1.73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1156">
                <text:p>1.91156</text:p>
              </table:table-cell>
              <table:table-cell office:value-type="float" office:value="1.10001">
                <text:p>1.100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95538">
                <text:p>1.95538</text:p>
              </table:table-cell>
              <table:table-cell office:value-type="float" office:value="0.998138">
                <text:p>0.9981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73254">
                <text:p>1.73254</text:p>
              </table:table-cell>
              <table:table-cell office:value-type="float" office:value="1.91693">
                <text:p>1.916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92151">
                <text:p>1.92151</text:p>
              </table:table-cell>
              <table:table-cell office:value-type="float" office:value="1.10678">
                <text:p>1.106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45763">
                <text:p>1.45763</text:p>
              </table:table-cell>
              <table:table-cell office:value-type="float" office:value="1.98346">
                <text:p>1.983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25559">
                <text:p>1.25559</text:p>
              </table:table-cell>
              <table:table-cell office:value-type="float" office:value="1.75909">
                <text:p>1.759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689047">
                <text:p>0.689047</text:p>
              </table:table-cell>
              <table:table-cell office:value-type="float" office:value="1.97943">
                <text:p>1.979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